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Interstate" svg:font-family="Interstate" style:font-pitch="variable"/>
    <style:font-face style:name="Interstate1" svg:font-family="Interstat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calaSansOffc" svg:font-family="ScalaSansOffc" style:font-pitch="variable"/>
    <style:font-face style:name="ScalaSansOffc1" svg:font-family="ScalaSansOffc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eddde"/>
    </style:style>
    <style:style style:name="gr2" style:family="graphic" style:parent-style-name="standard">
      <style:graphic-properties draw:stroke="none" draw:fill="solid" draw:fill-color="#e0e0e0"/>
    </style:style>
    <style:style style:name="gr3" style:family="graphic" style:parent-style-name="standard">
      <style:graphic-properties draw:stroke="solid" svg:stroke-width="0.035cm" svg:stroke-color="#deddde" draw:stroke-linejoin="miter" svg:stroke-linecap="butt" draw:fill="solid" draw:fill-color="#ffffff" fo:padding-top="0.017cm" fo:padding-bottom="0.017cm" fo:padding-left="0.017cm" fo:padding-right="0.017cm"/>
    </style:style>
    <style:style style:name="gr4" style:family="graphic" style:parent-style-name="standard">
      <style:graphic-properties draw:stroke="none" draw:fill="solid" draw:fill-color="#ffffff"/>
    </style:style>
    <style:style style:name="gr5" style:family="graphic" style:parent-style-name="standard">
      <style:graphic-properties draw:stroke="none" draw:fill="solid" draw:fill-color="#231f20"/>
    </style:style>
    <style:style style:name="gr6" style:family="graphic" style:parent-style-name="standard">
      <style:graphic-properties draw:stroke="solid" svg:stroke-width="0.044cm" svg:stroke-color="#231f20" draw:stroke-linejoin="miter" svg:stroke-linecap="butt" draw:fill="solid" draw:fill-color="#ffffff" fo:padding-top="0.022cm" fo:padding-bottom="0.022cm" fo:padding-left="0.022cm" fo:padding-right="0.022cm"/>
    </style:style>
    <style:style style:name="gr7" style:family="graphic" style:parent-style-name="standard">
      <style:graphic-properties draw:stroke="solid" svg:stroke-width="0.048cm" svg:stroke-color="#231f20" draw:stroke-linejoin="miter" svg:stroke-linecap="butt" draw:fill="none" fo:padding-top="0.024cm" fo:padding-bottom="0.024cm" fo:padding-left="0.024cm" fo:padding-right="0.024cm"/>
    </style:style>
    <style:style style:name="gr8" style:family="graphic" style:parent-style-name="standard">
      <style:graphic-properties draw:stroke="solid" svg:stroke-width="0.026cm" svg:stroke-color="#231f20" draw:stroke-linejoin="miter" svg:stroke-linecap="butt" draw:fill="none" fo:padding-top="0.013cm" fo:padding-bottom="0.013cm" fo:padding-left="0.013cm" fo:padding-right="0.013cm"/>
    </style:style>
    <style:style style:name="gr9" style:family="graphic" style:parent-style-name="standard">
      <style:graphic-properties draw:stroke="solid" svg:stroke-width="0.048cm" svg:stroke-color="#231f20" draw:stroke-linejoin="miter" svg:stroke-linecap="butt" draw:fill="solid" draw:fill-color="#c1c0c2" fo:padding-top="0.024cm" fo:padding-bottom="0.024cm" fo:padding-left="0.024cm" fo:padding-right="0.024cm"/>
    </style:style>
    <style:style style:name="gr10" style:family="graphic" style:parent-style-name="standard">
      <style:graphic-properties draw:stroke="solid" svg:stroke-width="0.048cm" svg:stroke-color="#231f20" draw:stroke-linejoin="miter" svg:stroke-linecap="butt" draw:fill="solid" draw:fill-color="#ffffff" fo:padding-top="0.024cm" fo:padding-bottom="0.024cm" fo:padding-left="0.024cm" fo:padding-right="0.024cm"/>
    </style:style>
    <style:style style:name="gr11" style:family="graphic" style:parent-style-name="standard">
      <style:graphic-properties draw:stroke="solid" svg:stroke-width="0.044cm" svg:stroke-color="#231f20" draw:stroke-linejoin="miter" svg:stroke-linecap="butt" draw:fill="solid" draw:fill-color="#e0e0e0" fo:padding-top="0.022cm" fo:padding-bottom="0.022cm" fo:padding-left="0.022cm" fo:padding-right="0.022cm"/>
    </style:style>
    <style:style style:name="gr12" style:family="graphic" style:parent-style-name="standard">
      <style:graphic-properties draw:stroke="solid" svg:stroke-width="0.044cm" svg:stroke-color="#231f20" draw:stroke-linejoin="miter" svg:stroke-linecap="butt" draw:fill="none" fo:padding-top="0.022cm" fo:padding-bottom="0.022cm" fo:padding-left="0.022cm" fo:padding-right="0.022cm"/>
    </style:style>
    <style:style style:name="gr13" style:family="graphic" style:parent-style-name="standard">
      <style:graphic-properties draw:stroke="solid" svg:stroke-width="0.021cm" svg:stroke-color="#231f20" draw:stroke-linejoin="miter" svg:stroke-linecap="butt" draw:fill="none" fo:padding-top="0.01cm" fo:padding-bottom="0.01cm" fo:padding-left="0.01cm" fo:padding-right="0.01cm"/>
    </style:style>
    <style:style style:name="gr14" style:family="graphic" style:parent-style-name="standard">
      <style:graphic-properties draw:stroke="solid" svg:stroke-width="0.008cm" svg:stroke-color="#231f20" draw:stroke-linejoin="miter" svg:stroke-linecap="butt" draw:fill="none" fo:padding-top="0.004cm" fo:padding-bottom="0.004cm" fo:padding-left="0.004cm" fo:padding-right="0.004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193cm" fo:min-width="0.193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02cm" fo:min-width="0.202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28cm" fo:min-width="0.228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13cm" fo:min-width="1.539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deddde"/>
    </style:style>
    <style:style style:name="P2" style:family="paragraph">
      <loext:graphic-properties draw:fill="solid" draw:fill-color="#e0e0e0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231f20"/>
    </style:style>
    <style:style style:name="P5" style:family="paragraph">
      <loext:graphic-properties draw:fill="none"/>
    </style:style>
    <style:style style:name="P6" style:family="paragraph">
      <loext:graphic-properties draw:fill="solid" draw:fill-color="#c1c0c2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text-properties fo:font-size="7pt" style:font-size-asian="7pt" style:font-size-complex="7pt"/>
    </style:style>
    <style:style style:name="P9" style:family="paragraph">
      <loext:graphic-properties draw:fill="none"/>
      <style:text-properties fo:font-size="5.5pt" style:font-size-asian="5.5pt" style:font-size-complex="5.5pt"/>
    </style:style>
    <style:style style:name="P10" style:family="paragraph">
      <loext:graphic-properties draw:fill="none"/>
      <style:text-properties fo:font-size="5.80000019073486pt" style:font-size-asian="5.80000019073486pt" style:font-size-complex="5.80000019073486pt"/>
    </style:style>
    <style:style style:name="P11" style:family="paragraph">
      <loext:graphic-properties draw:fill="none"/>
      <style:text-properties fo:font-size="6.5pt" style:font-size-asian="6.5pt" style:font-size-complex="6.5pt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="none"/>
      <style:paragraph-properties fo:text-align="center" style:writing-mode="lr-tb"/>
      <style:text-properties fo:font-size="5.80000019073486pt" style:font-size-asian="5.80000019073486pt" style:font-size-complex="5.80000019073486pt"/>
    </style:style>
    <style:style style:name="P14" style:family="paragraph">
      <loext:graphic-properties draw:fill="none"/>
      <style:text-properties fo:font-size="12pt" style:font-size-asian="12pt" style:font-size-complex="12pt"/>
    </style:style>
    <style:style style:name="P15" style:family="paragraph">
      <loext:graphic-properties draw:fill="none"/>
      <style:paragraph-properties fo:text-align="center"/>
      <style:text-properties fo:font-size="7pt" style:font-size-asian="7pt" style:font-size-complex="7pt"/>
    </style:style>
    <style:style style:name="P16" style:family="paragraph">
      <loext:graphic-properties draw:fill="none"/>
      <style:paragraph-properties fo:text-align="start" style:writing-mode="lr-tb"/>
      <style:text-properties fo:font-size="6.5pt" style:font-size-asian="6.5pt" style:font-size-complex="6.5pt"/>
    </style:style>
    <style:style style:name="T1" style:family="text">
      <style:text-properties fo:color="#231f20" loext:opacity="100%" style:font-name="ScalaSansOffc1" fo:font-size="7pt" fo:font-weight="normal" style:font-name-asian="ScalaSansOffc1" style:font-size-asian="7pt" style:font-weight-asian="normal" style:font-name-complex="ScalaSansOffc1" style:font-size-complex="7pt" style:font-weight-complex="normal"/>
    </style:style>
    <style:style style:name="T2" style:family="text">
      <style:text-properties fo:color="#c8c7c7" loext:opacity="100%" style:font-name="Interstate1" fo:font-size="5.5pt" fo:font-weight="350" style:font-name-asian="Interstate1" style:font-size-asian="5.5pt" style:font-weight-asian="350" style:font-name-complex="Interstate1" style:font-size-complex="5.5pt" style:font-weight-complex="350"/>
    </style:style>
    <style:style style:name="T3" style:family="text">
      <style:text-properties fo:color="#918f8f" loext:opacity="100%" style:font-name="ScalaSansOffc1" fo:font-size="5.80000019073486pt" fo:font-weight="normal" style:font-name-asian="ScalaSansOffc1" style:font-size-asian="5.80000019073486pt" style:font-weight-asian="normal" style:font-name-complex="ScalaSansOffc1" style:font-size-complex="5.80000019073486pt" style:font-weight-complex="normal"/>
    </style:style>
    <style:style style:name="T4" style:family="text">
      <style:text-properties fo:color="#c4c3c3" loext:opacity="100%" style:font-name="ScalaSansOffc1" fo:font-size="6.5pt" fo:font-weight="bold" style:font-name-asian="ScalaSansOffc1" style:font-size-asian="6.5pt" style:font-weight-asian="bold" style:font-name-complex="ScalaSansOffc1" style:font-size-complex="6.5pt" style:font-weight-complex="bold"/>
    </style:style>
    <style:style style:name="T5" style:family="text">
      <style:text-properties fo:color="#231f20" loext:opacity="100%" style:font-name="ScalaSansOffc1" fo:font-size="12pt" fo:font-weight="bold" style:font-name-asian="ScalaSansOffc1" style:font-size-asian="12pt" style:font-weight-asian="bold" style:font-name-complex="ScalaSansOffc1" style:font-size-complex="12pt" style:font-weight-complex="bold"/>
    </style:style>
    <style:style style:name="T6" style:family="text">
      <style:text-properties fo:color="#231f20" loext:opacity="100%" style:font-name="ScalaSansOffc1" fo:font-size="7pt" fo:font-weight="bold" style:font-name-asian="ScalaSansOffc1" style:font-size-asian="7pt" style:font-weight-asian="bold" style:font-name-complex="ScalaSansOffc1" style:font-size-complex="7pt" style:font-weight-complex="bold"/>
    </style:style>
    <style:style style:name="T7" style:family="text">
      <style:text-properties fo:color="#c4c3c3" loext:opacity="100%" style:font-name="ScalaSansOffc1" fo:font-size="4.40000009536743pt" fo:font-weight="bold" style:font-name-asian="ScalaSansOffc1" style:font-size-asian="4.40000009536743pt" style:font-weight-asian="bold" style:font-name-complex="ScalaSansOffc1" style:font-size-complex="4.4000000953674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13.726cm" svg:height="1.738cm" svg:x="0.332cm" svg:y="0.714cm" svg:viewBox="0 0 13727 1739" svg:d="M2974 1448l820 61-820 61-820-61zM7885 1678l821 61 820-61-820-62zM11917 1078l787-59-970-72 1484-111-1321-99 1830-137-3117-233 838-62-1529-115-1359 102-610-80 1498-113-1201-89-837 62-973-72-908 68 923 69-1017 77-1017-77 589-45-704-52-2251 169 798 60-2530 189 1490 111-787 59 970 73-1483 110 1321 99-1831 137 2516 188-1152 86 1216 91 314-23 914 68 1359-102 610 80-1583 118 2173 163 476-36-856-64 1222-91 856 64 561-42 798 60 2251-169-797-59 2529-189z">
          <text:p/>
        </draw:path>
        <draw:path draw:style-name="gr1" draw:text-style-name="P1" draw:layer="layout" svg:width="11.149cm" svg:height="1.412cm" svg:x="4.373cm" svg:y="2.758cm" svg:viewBox="0 0 11150 1413" svg:d="M2417 1177l666 50-666 49-667-49zM6406 1364l666 49 666-49-666-50zM9681 877l638-48-787-60 1205-90-1073-80 1486-111-2531-190 680-51-1242-92-1103 82-496-65 1217-91-976-73-680 51-789-59-738 55 750 57-826 61-826-61 478-36-572-43-1828 137 648 48-2056 154 1211 90-640 48 789 59-1206 90 1074 80-1488 112 2044 153-936 70 988 74 256-19 742 55 1104-82 496 64-1286 97 1765 132 386-29-695-52 992-75 696 52 455-34 648 49 1829-137-648-48 2055-154z">
          <text:p/>
        </draw:path>
        <draw:path draw:style-name="gr1" draw:text-style-name="P1" draw:layer="layout" svg:width="9.195cm" svg:height="1.164cm" svg:x="11.861cm" svg:y="1.289cm" svg:viewBox="0 0 9196 1165" svg:d="M1993 970l550 41-550 41-551-41zM5283 1124l549 41 550-41-550-41zM7984 723l527-40-650-48 994-74-885-67 1226-92-2088-156 561-42-1024-77-910 68-409-53 1004-75-805-60-561 41-651-48-608 45 618 47-681 51-682-51 395-30-471-35-1510 113 535 39-1695 127 998 75-527 39 650 50-994 74 885 66-1226 92 1685 126-772 58 815 60 211-15 613 46 910-69 409 54-1061 79 1456 109 319-24-574-43 819-61 573 43 376-28 534 40 1509-113-535-40 1695-127z">
          <text:p/>
        </draw:path>
        <draw:path draw:style-name="gr2" draw:text-style-name="P2" draw:layer="layout" svg:width="6.25cm" svg:height="22.97cm" svg:x="7.663cm" svg:y="4.298cm" svg:viewBox="0 0 6251 22971" svg:d="M6251 470c-74-94-143-216-143-350v-26h-2295c-216-62-445-94-681-94-235 0-464 32-680 94h-2309v26c0 134-69 256-143 350h65c16-23 32-47 47-72h51 8l3-7c2-7 63-168 331-168h1603c-96 45-188 96-277 154l13 19c41-27 83-53 126-77h2325c43 25 86 50 127 77l13-18c-89-59-182-110-278-155h1592c269 0 329 161 332 168l2 7h56c14 25 30 49 47 72zM182 223h164c-131 41-179 127-190 153h-32c26-48 46-99 58-153zM2293 146c-34 12-68 26-102 40-7-9-18-14-30-14-18 0-33 12-37 28h-1937c3-18 6-36 7-54zM3726 94h-1187c190-47 389-71 593-71 205 0 404 24 594 71zM3904 146c54 18 108 38 161 60 0 2-1 4-1 5 0 22 18 40 40 40 12 0 23-6 30-14 41 18 81 39 120 60h-2243c39-21 79-42 120-60 7 8 18 14 30 14 22 0 40-18 40-40 0-1-1-3-1-5 53-22 107-42 161-60zM6063 200h-1922c-5-16-19-28-37-28-12 0-23 5-30 14-34-14-68-28-103-40h2086c1 18 3 36 6 54zM6127 376h-28c-12-26-59-112-190-153h160c12 54 32 105 58 153zM2 22505c73 93 141 215 141 347v26h2309c216 61 445 93 680 93 236 0 465-32 681-93h2295v-26c0-132 68-254 141-347h-66c-15 22-30 44-44 68h-59l-3 8c-2 7-63 168-332 168h-1588c96-45 188-96 277-154l-13-19c-41 27-83 52-126 76h-2325c-43-24-86-50-127-77l-13 19c89 58 182 110 278 155h-1606c-269 0-329-161-332-168l-3-8h-55c-14-24-29-46-45-68zM6069 22749h-164c131-41 178-127 190-153h32c-26 47-46 99-58 153zM3972 22826c34-13 68-26 102-40 7 8 18 14 30 14 18 0 33-12 37-29h1922c-3 18-5 37-6 55zM2539 22878h1187c-190 47-389 71-594 71-204 0-403-24-593-71zM2361 22826c-54-18-108-38-161-61 0-1 1-3 1-5 0-22-18-40-40-40-12 0-23 6-30 15-41-19-81-39-120-60h2243c-39 21-79 41-120 60-7-9-18-15-30-15-22 0-40 18-40 40 0 2 1 4 1 5-53 22-107 43-161 61zM187 22771h1937c5 17 19 29 37 29 12 0 23-6 30-14 34 14 68 27 103 40h-2100c-1-18-4-37-7-55zM124 22596h28c12 26 59 112 190 153h-160c-12-54-32-106-58-153z">
          <text:p/>
        </draw:path>
        <draw:polygon draw:style-name="gr3" draw:text-style-name="P3" draw:layer="layout" svg:width="6.672cm" svg:height="22.211cm" svg:x="7.452cm" svg:y="4.678cm" svg:viewBox="0 0 6673 22212" draw:points="6673,168 6504,0 168,0 0,168 0,22043 168,22212 6504,22212 6673,22043">
          <text:p/>
        </draw:polygon>
        <draw:path draw:style-name="gr2" draw:text-style-name="P2" draw:layer="layout" svg:width="6.25cm" svg:height="22.97cm" svg:x="1.002cm" svg:y="4.298cm" svg:viewBox="0 0 6251 22971" svg:d="M6251 470c-74-94-143-216-143-350v-26h-2295c-216-62-445-94-680-94-236 0-465 32-681 94h-2309v26c0 134-69 256-143 350h65c17-23 33-47 47-72h51 8l3-7c2-7 63-168 332-168h1601c-96 45-188 96-277 154l13 19c41-27 83-53 126-77h2326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4c39-21 79-42 121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6c-43-24-86-50-127-77l-13 19c89 58 182 110 278 155h-1605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2-19-82-39-121-60h2244c-39 21-79 41-120 60-7-9-18-15-30-15-22 0-40 18-40 40 0 2 1 4 1 5-53 22-107 43-161 61zM187 22771h1937c5 17 19 29 37 29 12 0 23-6 30-14 34 14 68 27 103 40h-2100c-1-18-3-37-7-55zM124 22596h28c12 26 59 112 190 153h-160c-12-54-32-106-58-153z">
          <text:p/>
        </draw:path>
        <draw:polygon draw:style-name="gr3" draw:text-style-name="P3" draw:layer="layout" svg:width="6.672cm" svg:height="22.211cm" svg:x="0.791cm" svg:y="4.678cm" svg:viewBox="0 0 6673 22212" draw:points="6673,168 6504,0 169,0 0,168 0,22043 169,22212 6504,22212 6673,22043">
          <text:p/>
        </draw:polygon>
        <draw:path draw:style-name="gr2" draw:text-style-name="P2" draw:layer="layout" svg:width="6.25cm" svg:height="22.97cm" svg:x="14.337cm" svg:y="4.298cm" svg:viewBox="0 0 6251 22971" svg:d="M6251 470c-74-94-143-216-143-350v-26h-2295c-216-62-445-94-680-94-236 0-465 32-681 94h-2309v26c0 134-69 256-143 350h65c17-23 33-47 47-72h51 8l3-7c2-7 63-168 332-168h1602c-96 45-188 96-277 154l13 19c41-27 83-53 126-77h2325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3c39-21 79-42 120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5c-43-24-86-50-127-77l-13 19c89 58 182 110 278 155h-1606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1-19-81-39-120-60h2243c-39 21-79 41-120 60-7-9-18-15-30-15-22 0-40 18-40 40 0 2 1 4 1 5-53 22-107 43-161 61zM187 22771h1937c5 17 19 29 37 29 12 0 23-6 30-14 34 14 68 27 103 40h-2100c-1-18-3-37-7-55zM124 22596h28c12 26 59 112 190 153h-160c-12-54-32-106-58-153z">
          <text:p/>
        </draw:path>
        <draw:polygon draw:style-name="gr3" draw:text-style-name="P3" draw:layer="layout" svg:width="6.672cm" svg:height="22.211cm" svg:x="14.126cm" svg:y="4.678cm" svg:viewBox="0 0 6673 22212" draw:points="6673,168 6504,0 169,0 0,168 0,22043 169,22212 6504,22212 6673,22043">
          <text:p/>
        </draw:polygon>
        <draw:path draw:style-name="gr2" draw:text-style-name="P2" draw:layer="layout" svg:width="0.318cm" svg:height="0.234cm" svg:x="7.452cm" svg:y="12.586cm" svg:viewBox="0 0 319 235" svg:d="M117 117c0-3 0-5 0-8h202l-28-17c-133 0-224-71-224-71-19-13-42-21-67-21v235c29 0 55-11 76-28 25-17 105-66 215-66l28-17h-202c0-3 0-5 0-7z">
          <text:p/>
        </draw:path>
        <draw:path draw:style-name="gr4" draw:text-style-name="P3" draw:layer="layout" svg:width="0.107cm" svg:height="0.178cm" svg:x="7.434cm" svg:y="12.614cm" svg:viewBox="0 0 108 179" svg:d="M18 0c-6 0-12 0-18 2v175c6 1 12 2 18 2 50 0 90-40 90-90 0-49-40-89-90-89z">
          <text:p/>
        </draw:path>
        <draw:path draw:style-name="gr2" draw:text-style-name="P2" draw:layer="layout" svg:width="0.318cm" svg:height="0.234cm" svg:x="13.806cm" svg:y="12.586cm" svg:viewBox="0 0 319 235" svg:d="M200 117c0-3 1-5 1-8h-201l26-17c134 0 224-71 224-71h1c19-13 42-21 68-21v235c-30 0-56-11-77-28-25-17-106-66-216-66l-26-17h201c0-3-1-5-1-7z">
          <text:p/>
        </draw:path>
        <draw:path draw:style-name="gr4" draw:text-style-name="P3" draw:layer="layout" svg:width="0.106cm" svg:height="0.178cm" svg:x="14.035cm" svg:y="12.614cm" svg:viewBox="0 0 107 179" svg:d="M90 0c6 0 12 0 17 2v175c-5 1-11 2-17 2-49 0-90-40-90-90 0-49 41-89 90-89z">
          <text:p/>
        </draw:path>
        <draw:path draw:style-name="gr2" draw:text-style-name="P2" draw:layer="layout" svg:width="0.318cm" svg:height="0.235cm" svg:x="7.452cm" svg:y="20.542cm" svg:viewBox="0 0 319 236" svg:d="M117 118c0-3 0-6 0-8h202l-28-18c-133 0-224-71-224-71v1c-19-14-42-22-67-22v236c29 0 55-11 76-28 25-17 105-66 215-66l28-18h-202c0-2 0-4 0-6z">
          <text:p/>
        </draw:path>
        <draw:path draw:style-name="gr4" draw:text-style-name="P3" draw:layer="layout" svg:width="0.107cm" svg:height="0.179cm" svg:x="7.434cm" svg:y="20.57cm" svg:viewBox="0 0 108 180" svg:d="M18 0c-6 0-12 1-18 2v176c6 1 12 2 18 2 50 0 90-41 90-90 0-50-40-90-90-90z">
          <text:p/>
        </draw:path>
        <draw:path draw:style-name="gr2" draw:text-style-name="P2" draw:layer="layout" svg:width="0.318cm" svg:height="0.235cm" svg:x="13.806cm" svg:y="20.542cm" svg:viewBox="0 0 319 236" svg:d="M200 118c0-3 1-6 1-8h-201l26-18c134 0 224-71 224-71l1 1c19-14 42-22 68-22v236c-30 0-56-11-77-28-25-17-106-66-216-66l-26-18h201c0-2-1-4-1-6z">
          <text:p/>
        </draw:path>
        <draw:path draw:style-name="gr4" draw:text-style-name="P3" draw:layer="layout" svg:width="0.106cm" svg:height="0.179cm" svg:x="14.035cm" svg:y="20.57cm" svg:viewBox="0 0 107 180" svg:d="M90 0c6 0 12 1 17 2v176c-5 1-11 2-17 2-49 0-90-41-90-90 0-50 41-90 90-90z">
          <text:p/>
        </draw:path>
        <draw:path draw:style-name="gr2" draw:text-style-name="P2" draw:layer="layout" svg:width="0.318cm" svg:height="0.234cm" svg:x="0.791cm" svg:y="18.58cm" svg:viewBox="0 0 319 235" svg:d="M118 118c0-3 0-5 0-8h201l-27-17c-133 0-224-72-224-72-19-13-42-21-68-21v235c30 0 56-11 77-28 25-17 105-65 215-65l27-17h-201c0-2 0-5 0-7z">
          <text:p/>
        </draw:path>
        <draw:path draw:style-name="gr4" draw:text-style-name="P3" draw:layer="layout" svg:width="0.107cm" svg:height="0.178cm" svg:x="0.773cm" svg:y="18.608cm" svg:viewBox="0 0 108 179" svg:d="M18 0c-6 0-12 1-18 2v175c6 1 12 2 18 2 50 0 90-41 90-90s-40-89-90-89z">
          <text:p/>
        </draw:path>
        <draw:path draw:style-name="gr2" draw:text-style-name="P2" draw:layer="layout" svg:width="0.318cm" svg:height="0.234cm" svg:x="7.145cm" svg:y="18.58cm" svg:viewBox="0 0 319 235" svg:d="M201 118c0-3 0-5 0-8h-201l27-17c133 0 224-72 224-72 19-13 42-21 68-21v235c-30 0-56-11-77-28-25-17-105-65-215-65l-27-17h201c0-2 0-5 0-7z">
          <text:p/>
        </draw:path>
        <draw:path draw:style-name="gr4" draw:text-style-name="P3" draw:layer="layout" svg:width="0.107cm" svg:height="0.178cm" svg:x="7.374cm" svg:y="18.608cm" svg:viewBox="0 0 108 179" svg:d="M89 0c6 0 13 1 19 2v175c-6 1-13 2-19 2-49 0-89-41-89-90s40-89 89-89z">
          <text:p/>
        </draw:path>
        <draw:path draw:style-name="gr2" draw:text-style-name="P2" draw:layer="layout" svg:width="0.318cm" svg:height="0.235cm" svg:x="0.791cm" svg:y="10.114cm" svg:viewBox="0 0 319 236" svg:d="M118 118c0-2 0-5 0-8h201l-27-17c-133 0-224-72-224-72-19-13-42-21-68-21v236c30 0 56-11 77-29 25-17 105-65 215-65l27-17h-201c0-2 0-4 0-7z">
          <text:p/>
        </draw:path>
        <draw:path draw:style-name="gr4" draw:text-style-name="P3" draw:layer="layout" svg:width="0.107cm" svg:height="0.178cm" svg:x="0.773cm" svg:y="10.142cm" svg:viewBox="0 0 108 179" svg:d="M18 0c-6 0-12 1-18 2v176c6 1 12 1 18 1 50 0 90-40 90-90 0-49-40-89-90-89z">
          <text:p/>
        </draw:path>
        <draw:path draw:style-name="gr2" draw:text-style-name="P2" draw:layer="layout" svg:width="0.318cm" svg:height="0.235cm" svg:x="7.145cm" svg:y="10.114cm" svg:viewBox="0 0 319 236" svg:d="M201 118c0-2 0-5 0-8h-201l27-17c133 0 224-72 224-72 19-13 42-21 68-21v236c-30 0-56-11-77-29-25-17-105-65-215-65l-27-17h201c0-2 0-4 0-7z">
          <text:p/>
        </draw:path>
        <draw:path draw:style-name="gr4" draw:text-style-name="P3" draw:layer="layout" svg:width="0.107cm" svg:height="0.178cm" svg:x="7.374cm" svg:y="10.142cm" svg:viewBox="0 0 108 179" svg:d="M89 0c6 0 13 1 19 2v176c-6 1-13 1-19 1-49 0-89-40-89-90 0-49 40-89 89-89z">
          <text:p/>
        </draw:path>
        <draw:path draw:style-name="gr2" draw:text-style-name="P2" draw:layer="layout" svg:width="0.318cm" svg:height="0.235cm" svg:x="14.126cm" svg:y="10.579cm" svg:viewBox="0 0 319 236" svg:d="M117 118c0-2 0-5 0-8h202l-28-17c-133 0-224-72-224-72v1c-19-14-42-22-67-22v236c29 0 55-11 76-28 25-17 105-65 215-65l28-18h-202c0-2 0-4 0-7z">
          <text:p/>
        </draw:path>
        <draw:path draw:style-name="gr4" draw:text-style-name="P3" draw:layer="layout" svg:width="0.107cm" svg:height="0.179cm" svg:x="14.108cm" svg:y="10.607cm" svg:viewBox="0 0 108 180" svg:d="M18 0c-6 0-12 1-18 2v176c6 1 12 2 18 2 50 0 90-41 90-91 0-49-40-89-90-89z">
          <text:p/>
        </draw:path>
        <draw:path draw:style-name="gr2" draw:text-style-name="P2" draw:layer="layout" svg:width="0.318cm" svg:height="0.235cm" svg:x="20.48cm" svg:y="10.579cm" svg:viewBox="0 0 319 236" svg:d="M201 118c0-2 0-5 0-8h-201l27-17c133 0 224-72 224-72v1c19-14 43-22 68-22v236c-29 0-56-11-77-28-25-17-105-65-215-65l-27-18h201c0-2 0-4 0-7z">
          <text:p/>
        </draw:path>
        <draw:path draw:style-name="gr4" draw:text-style-name="P3" draw:layer="layout" svg:width="0.107cm" svg:height="0.179cm" svg:x="20.709cm" svg:y="10.607cm" svg:viewBox="0 0 108 180" svg:d="M90 0c6 0 12 1 18 2v176c-6 1-12 2-18 2-49 0-90-41-90-91 0-49 41-89 90-89z">
          <text:p/>
        </draw:path>
        <draw:path draw:style-name="gr2" draw:text-style-name="P2" draw:layer="layout" svg:width="0.318cm" svg:height="0.234cm" svg:x="14.126cm" svg:y="16.579cm" svg:viewBox="0 0 319 235" svg:d="M117 117c0-3 0-5 0-8h202l-28-17c-133 0-224-71-224-71-19-13-42-21-67-21v235c29 0 55-10 76-28 25-17 105-66 215-66l28-17h-202c0-2 0-5 0-7z">
          <text:p/>
        </draw:path>
        <draw:path draw:style-name="gr4" draw:text-style-name="P3" draw:layer="layout" svg:width="0.107cm" svg:height="0.178cm" svg:x="14.108cm" svg:y="16.607cm" svg:viewBox="0 0 108 179" svg:d="M18 0c-6 0-12 1-18 2v175c6 2 12 2 18 2 50 0 90-40 90-89s-40-90-90-90z">
          <text:p/>
        </draw:path>
        <draw:path draw:style-name="gr2" draw:text-style-name="P2" draw:layer="layout" svg:width="0.318cm" svg:height="0.234cm" svg:x="20.48cm" svg:y="16.579cm" svg:viewBox="0 0 319 235" svg:d="M201 117c0-3 0-5 0-8h-201l27-17c133 0 224-71 224-71 19-13 43-21 68-21v235c-29 0-56-10-77-28-25-17-105-66-215-66l-27-17h201c0-2 0-5 0-7z">
          <text:p/>
        </draw:path>
        <draw:path draw:style-name="gr4" draw:text-style-name="P3" draw:layer="layout" svg:width="0.107cm" svg:height="0.178cm" svg:x="20.709cm" svg:y="16.607cm" svg:viewBox="0 0 108 179" svg:d="M90 0c6 0 12 1 18 2v175c-6 2-12 2-18 2-49 0-90-40-90-89s41-90 90-90z">
          <text:p/>
        </draw:path>
        <draw:path draw:style-name="gr2" draw:text-style-name="P2" draw:layer="layout" svg:width="0.318cm" svg:height="0.234cm" svg:x="14.126cm" svg:y="21.573cm" svg:viewBox="0 0 319 235" svg:d="M117 118c0-3 0-5 0-8h202l-28-17c-133 0-224-72-224-72-19-13-42-21-67-21v235c29 0 55-10 76-28 25-17 105-65 215-65l28-17h-202c0-2 0-5 0-7z">
          <text:p/>
        </draw:path>
        <draw:path draw:style-name="gr4" draw:text-style-name="P3" draw:layer="layout" svg:width="0.107cm" svg:height="0.178cm" svg:x="14.108cm" svg:y="21.601cm" svg:viewBox="0 0 108 179" svg:d="M18 0c-6 0-12 1-18 2v175c6 2 12 2 18 2 50 0 90-40 90-89s-40-90-90-90z">
          <text:p/>
        </draw:path>
        <draw:path draw:style-name="gr2" draw:text-style-name="P2" draw:layer="layout" svg:width="0.318cm" svg:height="0.234cm" svg:x="20.48cm" svg:y="21.573cm" svg:viewBox="0 0 319 235" svg:d="M201 118c0-3 0-5 0-8h-201l27-17c133 0 224-72 224-72 19-13 43-21 68-21v235c-29 0-56-10-77-28-25-17-105-65-215-65l-27-17h201c0-2 0-5 0-7z">
          <text:p/>
        </draw:path>
        <draw:path draw:style-name="gr4" draw:text-style-name="P3" draw:layer="layout" svg:width="0.107cm" svg:height="0.178cm" svg:x="20.709cm" svg:y="21.601cm" svg:viewBox="0 0 108 179" svg:d="M90 0c6 0 12 1 18 2v175c-6 2-12 2-18 2-49 0-90-40-90-89s41-90 90-90z">
          <text:p/>
        </draw:path>
        <draw:polygon draw:style-name="gr4" draw:text-style-name="P3" draw:layer="layout" svg:width="5.751cm" svg:height="0.922cm" svg:x="1.463cm" svg:y="5.055cm" svg:viewBox="0 0 5752 923" draw:points="5582,923 5752,718 5752,207 5582,0 0,0 0,923">
          <text:p/>
        </draw:polygon>
        <draw:polygon draw:style-name="gr4" draw:text-style-name="P3" draw:layer="layout" svg:width="5.751cm" svg:height="0.922cm" svg:x="1.463cm" svg:y="10.972cm" svg:viewBox="0 0 5752 923" draw:points="5582,923 5752,718 5752,206 5582,0 0,0 0,923">
          <text:p/>
        </draw:polygon>
        <draw:polygon draw:style-name="gr4" draw:text-style-name="P3" draw:layer="layout" svg:width="5.751cm" svg:height="0.922cm" svg:x="1.463cm" svg:y="19.036cm" svg:viewBox="0 0 5752 923" draw:points="5582,923 5752,716 5752,205 5582,0 0,0 0,923">
          <text:p/>
        </draw:polygon>
        <draw:polygon draw:style-name="gr4" draw:text-style-name="P3" draw:layer="layout" svg:width="5.751cm" svg:height="0.922cm" svg:x="8.13cm" svg:y="5.055cm" svg:viewBox="0 0 5752 923" draw:points="5582,923 5752,718 5752,207 5582,0 0,0 0,923">
          <text:p/>
        </draw:polygon>
        <draw:polygon draw:style-name="gr4" draw:text-style-name="P3" draw:layer="layout" svg:width="5.751cm" svg:height="0.922cm" svg:x="14.732cm" svg:y="5.055cm" svg:viewBox="0 0 5752 923" draw:points="5581,923 5752,718 5752,207 5581,0 0,0 0,923">
          <text:p/>
        </draw:polygon>
        <draw:polygon draw:style-name="gr4" draw:text-style-name="P3" draw:layer="layout" svg:width="5.751cm" svg:height="0.923cm" svg:x="14.732cm" svg:y="11.043cm" svg:viewBox="0 0 5752 924" draw:points="5581,924 5752,718 5752,206 5581,0 0,0 0,924">
          <text:p/>
        </draw:polygon>
        <draw:polygon draw:style-name="gr4" draw:text-style-name="P3" draw:layer="layout" svg:width="5.751cm" svg:height="0.922cm" svg:x="14.732cm" svg:y="17.034cm" svg:viewBox="0 0 5752 923" draw:points="5581,923 5752,717 5752,206 5581,0 0,0 0,923">
          <text:p/>
        </draw:polygon>
        <draw:polygon draw:style-name="gr4" draw:text-style-name="P3" draw:layer="layout" svg:width="5.751cm" svg:height="0.922cm" svg:x="14.732cm" svg:y="21.998cm" svg:viewBox="0 0 5752 923" draw:points="5581,923 5752,718 5752,206 5581,0 0,0 0,923">
          <text:p/>
        </draw:polygon>
        <draw:polygon draw:style-name="gr4" draw:text-style-name="P3" draw:layer="layout" svg:width="5.751cm" svg:height="0.922cm" svg:x="8.13cm" svg:y="13.013cm" svg:viewBox="0 0 5752 923" draw:points="5582,923 5752,718 5752,206 5582,0 0,0 0,923">
          <text:p/>
        </draw:polygon>
        <draw:polygon draw:style-name="gr4" draw:text-style-name="P3" draw:layer="layout" svg:width="5.751cm" svg:height="0.922cm" svg:x="8.13cm" svg:y="21.006cm" svg:viewBox="0 0 5752 923" draw:points="5582,923 5752,717 5752,205 5582,0 0,0 0,923">
          <text:p/>
        </draw:polygon>
        <draw:polygon draw:style-name="gr4" draw:text-style-name="P3" draw:layer="layout" svg:width="0.455cm" svg:height="1.024cm" svg:x="1.2cm" svg:y="10.921cm" svg:viewBox="0 0 456 1025" draw:points="0,936 0,90 95,0 456,313 456,712 95,1025">
          <text:p/>
        </draw:polygon>
        <draw:polygon draw:style-name="gr4" draw:text-style-name="P3" draw:layer="layout" svg:width="0.455cm" svg:height="1.024cm" svg:x="1.2cm" svg:y="18.985cm" svg:viewBox="0 0 456 1025" draw:points="0,934 0,89 95,0 456,312 456,711 95,1025">
          <text:p/>
        </draw:polygon>
        <draw:polygon draw:style-name="gr4" draw:text-style-name="P3" draw:layer="layout" svg:width="0.456cm" svg:height="1.024cm" svg:x="7.867cm" svg:y="5.004cm" svg:viewBox="0 0 457 1025" draw:points="0,936 0,90 97,0 457,313 457,713 97,1025">
          <text:p/>
        </draw:polygon>
        <draw:polygon draw:style-name="gr4" draw:text-style-name="P3" draw:layer="layout" svg:width="0.455cm" svg:height="1.024cm" svg:x="14.469cm" svg:y="5.004cm" svg:viewBox="0 0 456 1025" draw:points="0,936 0,90 95,0 456,313 456,713 95,1025">
          <text:p/>
        </draw:polygon>
        <draw:polygon draw:style-name="gr4" draw:text-style-name="P3" draw:layer="layout" svg:width="0.455cm" svg:height="1.025cm" svg:x="14.469cm" svg:y="10.992cm" svg:viewBox="0 0 456 1026" draw:points="0,936 0,90 95,0 456,313 456,712 95,1026">
          <text:p/>
        </draw:polygon>
        <draw:polygon draw:style-name="gr4" draw:text-style-name="P3" draw:layer="layout" svg:width="0.455cm" svg:height="1.024cm" svg:x="14.469cm" svg:y="16.983cm" svg:viewBox="0 0 456 1025" draw:points="0,934 0,89 95,0 456,312 456,711 95,1025">
          <text:p/>
        </draw:polygon>
        <draw:polygon draw:style-name="gr4" draw:text-style-name="P3" draw:layer="layout" svg:width="0.455cm" svg:height="1.024cm" svg:x="14.469cm" svg:y="21.947cm" svg:viewBox="0 0 456 1025" draw:points="0,936 0,91 95,0 456,314 456,713 95,1025">
          <text:p/>
        </draw:polygon>
        <draw:polygon draw:style-name="gr4" draw:text-style-name="P3" draw:layer="layout" svg:width="0.456cm" svg:height="1.024cm" svg:x="7.867cm" svg:y="12.962cm" svg:viewBox="0 0 457 1025" draw:points="0,936 0,90 97,0 457,313 457,712 97,1025">
          <text:p/>
        </draw:polygon>
        <draw:polygon draw:style-name="gr4" draw:text-style-name="P3" draw:layer="layout" svg:width="0.456cm" svg:height="1.024cm" svg:x="7.867cm" svg:y="20.955cm" svg:viewBox="0 0 457 1025" draw:points="0,935 0,90 97,0 457,313 457,712 97,1025">
          <text:p/>
        </draw:polygon>
        <draw:path draw:style-name="gr1" draw:text-style-name="P1" draw:layer="layout" svg:width="0.561cm" svg:height="1.167cm" svg:x="1.147cm" svg:y="10.85cm" svg:viewBox="0 0 562 1168" svg:d="M150 142l307 267v351l-307 265-44-41v-800zM147 0l-147 138v892l147 138 415-360v-447z">
          <text:p/>
        </draw:path>
        <draw:path draw:style-name="gr1" draw:text-style-name="P1" draw:layer="layout" svg:width="0.561cm" svg:height="1.167cm" svg:x="1.147cm" svg:y="18.913cm" svg:viewBox="0 0 562 1168" svg:d="M150 143l307 266v351l-307 266-44-42v-800zM147 0l-147 138v892l147 138 415-360v-447z">
          <text:p/>
        </draw:path>
        <draw:path draw:style-name="gr1" draw:text-style-name="P1" draw:layer="layout" svg:width="0.562cm" svg:height="1.167cm" svg:x="7.814cm" svg:y="4.933cm" svg:viewBox="0 0 563 1168" svg:d="M150 142l307 267v351l-307 265-44-41v-801zM147 0l-147 138v891l147 139 416-360v-448z">
          <text:p/>
        </draw:path>
        <draw:path draw:style-name="gr1" draw:text-style-name="P1" draw:layer="layout" svg:width="0.561cm" svg:height="1.167cm" svg:x="14.416cm" svg:y="4.933cm" svg:viewBox="0 0 562 1168" svg:d="M149 142l307 267v351l-307 265-43-41v-801zM147 0l-147 138v891l147 139 415-360v-448z">
          <text:p/>
        </draw:path>
        <draw:path draw:style-name="gr1" draw:text-style-name="P1" draw:layer="layout" svg:width="0.561cm" svg:height="1.167cm" svg:x="14.416cm" svg:y="10.921cm" svg:viewBox="0 0 562 1168" svg:d="M149 143l307 266v351l-307 265-43-41v-799zM147 0l-147 138v892l147 138 415-360v-447z">
          <text:p/>
        </draw:path>
        <draw:path draw:style-name="gr1" draw:text-style-name="P1" draw:layer="layout" svg:width="0.561cm" svg:height="1.167cm" svg:x="14.416cm" svg:y="16.911cm" svg:viewBox="0 0 562 1168" svg:d="M149 143l307 265v351l-307 266-43-41v-800zM147 0l-147 138v891l147 139 415-360v-448z">
          <text:p/>
        </draw:path>
        <draw:path draw:style-name="gr1" draw:text-style-name="P1" draw:layer="layout" svg:width="0.561cm" svg:height="1.167cm" svg:x="14.416cm" svg:y="21.876cm" svg:viewBox="0 0 562 1168" svg:d="M149 142l307 266v351l-307 266-43-41v-800zM147 0l-147 138v892l147 138 415-361v-447z">
          <text:p/>
        </draw:path>
        <draw:path draw:style-name="gr1" draw:text-style-name="P1" draw:layer="layout" svg:width="0.562cm" svg:height="1.167cm" svg:x="7.814cm" svg:y="12.891cm" svg:viewBox="0 0 563 1168" svg:d="M150 142l307 266v352l-307 265-44-41v-800zM147 0l-147 138v892l147 138 416-360v-448z">
          <text:p/>
        </draw:path>
        <draw:path draw:style-name="gr1" draw:text-style-name="P1" draw:layer="layout" svg:width="0.562cm" svg:height="1.167cm" svg:x="7.814cm" svg:y="20.883cm" svg:viewBox="0 0 563 1168" svg:d="M150 143l307 265v352l-307 266-44-41v-801zM147 0l-147 138v892l147 138 416-359v-449z">
          <text:p/>
        </draw:path>
        <draw:polygon draw:style-name="gr4" draw:text-style-name="P3" draw:layer="layout" svg:width="0.455cm" svg:height="1.024cm" svg:x="1.2cm" svg:y="5.004cm" svg:viewBox="0 0 456 1025" draw:points="0,936 0,90 95,0 456,313 456,713 95,1025">
          <text:p/>
        </draw:polygon>
        <draw:path draw:style-name="gr1" draw:text-style-name="P1" draw:layer="layout" svg:width="0.561cm" svg:height="1.167cm" svg:x="1.147cm" svg:y="4.933cm" svg:viewBox="0 0 562 1168" svg:d="M150 142l307 267v351l-307 265-44-41v-801zM147 0l-147 138v891l147 139 415-360v-448z">
          <text:p/>
        </draw:path>
        <draw:path draw:style-name="gr4" draw:text-style-name="P3" draw:layer="layout" svg:width="6.705cm" svg:height="1.509cm" svg:x="1.94cm" svg:y="0.66cm" svg:viewBox="0 0 6706 1510" svg:d="M0 1390v-432h267c0 0 134 63 340-229h447l178-125c0 0 152-218 293-218 140 0 695-254 695-254l600-132 711 209 379 152c0 0 577 215 498 563 0 0 69-290-498-487 0 0 307 225 244 356 0 0 330 227 381 412 0 0 736 218 1028-281 0 0-104 236-203 281 0 0 686 410 1346-281 0 0-475 415-444 586l-1880-57c0 0 20-829-1152-902-1172-72-1299 515-1204 737z">
          <text:p/>
        </draw:path>
        <draw:path draw:style-name="gr4" draw:text-style-name="P3" draw:layer="layout" svg:width="1.063cm" svg:height="0.49cm" svg:x="5.169cm" svg:y="1.622cm" svg:viewBox="0 0 1064 491" svg:d="M112 377c0 0 215-790 952 114 0 0-515-1005-1064-140z">
          <text:p/>
        </draw:path>
        <draw:path draw:style-name="gr5" draw:text-style-name="P4" draw:layer="layout" svg:width="7.723cm" svg:height="2.143cm" svg:x="1.536cm" svg:y="0.661cm" svg:viewBox="0 0 7724 2144" svg:d="M5123 1582c28 122 43 254 41 397 0 0 22-169-41-397zM1658 1035l-6 11-11 6 11 6 6 11 6-11 11-6-11-6zM951 1509l-11 20-20 11 21 11 11 20 10-20 20-12-20-10zM1726 958l-15 28-28 16 28 15 16 27 15-28 27-16-28-14zM1620 1071l-6 11-10 6 10 5 6 11 6-11 10-6-10-5zM759 1519l-10 18-17 10 18 10 10 18 9-18 18-11-18-9zM825 1552l-7 14-14 7 14 7 7 13 7-13 14-8-14-7zM814 1604l-5 10-10 5 10 5 5 10 6-10 10-5-10-6zM5956 1431c1 11 9 19 20 19s19-9 19-20c0-10-9-19-20-19-10 1-19 9-19 20zM6157 1267c8 0 16-8 15-17 0-8-7-16-16-15-9 0-16 7-16 16s8 16 17 16zM6039 1346c17 0 32-15 31-33 0-18-15-32-32-31-18 0-32 15-32 32 0 18 15 32 33 32zM7075 743c9 0 16-7 16-16s-7-16-16-16-16 8-16 16c0 9 8 16 16 16zM6949 874c19 0 35-16 35-36-1-19-17-35-36-35-20 1-36 17-35 36 0 20 16 35 36 35zM6825 989c0 9 7 16 16 16 9-1 16-8 16-17s-7-16-16-16c-9 1-16 8-16 17zM6850 937l10-19 18-11-19-9-10-19-10 19-18 10 18 10zM6941 997l11-21 21-12-21-11-12-21-11 21-21 12 21 11zM7703 426l-12-22-11 22-20 12 21 11 11 20 11-21 21-11zM7538 488l-19 36-35 20 36 18 20 35 19-35 35-20-36-19zM7617 588l-6 11-12 7 12 6 7 12 6-12 12-7-12-6zM7540 627l-12 25-25 14 25 12 14 25 13-25 24-14-25-13zM6406 1413c-223-28-521-50-729-2-50 24-135 77-92 142 40 61 594-4 821-140zM7408 376c0 0 81 270 39 464 0 0 4-180-66-134s-356 302-135 427c0 0-496 15-529 331 0 0-113-24-271-45-20 14-46 29-77 44-294 140-1041 300-826-3-99 56-143 146-90 288 0 0-173-300 277-391 0 0-104-43-47-83 0 0 418 152 797 78 38-49 31-106-51-167 0 0 127 68 85 160 104-24 203-66 289-134 0 0-135 41-199 55 0 0 120-45 271-153l-10-18-49-26 48-27 25-49 28 48 30 16c173-140 366-359 461-681zM4759 1524c-1 1-1 2-1 3 0-1 0-2 1-3zM4759 1523v1zM4758 1527c-3 6-7 13-10 20 0 0 5-7 10-20zM2428 1358l-11 21-21 12 22 11 11 21 12-21 21-12-22-11zM2335 1256l-11 19-19 10 19 10 12 19 9-19 19-11-19-10zM2227 1297l-16 30-29 17 29 15 17 30 16-30 29-17-30-16zM4953 976l12-23 23-13-23-13-14-23-12 24-23 13 23 12zM5892 1108l-7 14-14 8 14 8 8 14 7-14 14-8-14-8zM5661 1056l19-36 35-20-36-19-20-36-19 36-35 20 36 19zM5473 1159l9-18 18-10-18-9-10-18-9 18-18 10 18 10zM5362 1128l12 7 7 11 6-12 12-6-12-7-7-11-6 12zM5339 1083l14-27 26-15-27-14-15-27-14 27-26 15 27 14zM5227 1150l19-36 35-20-36-19-20-36-19 36-35 21 36 18zM4073 746l16-31 31-17-31-17-17-30-17 31-30 17 31 16zM3998 609l-12 22-22 13 22 12 13 22 12-23 22-12-23-12zM4555 725c-54-164-310-420-1346-514 0 0 270 26 610 137-3 6-4 13-4 19 0 26 21 47 47 47 21-1 37-17 43-36 212 78 444 189 650 347zM3970 469c0-4-4-7-8-7s-7 3-7 8c0 4 3 7 7 7 5 0 8-3 8-8zM3931 439c0-6-5-11-12-11-6 0-11 5-11 12 0 6 5 11 12 11 6 0 11-5 11-12zM3749 364c0-10-9-19-19-18-11 0-19 8-19 19s9 19 19 19c11 0 20-9 19-20zM3708 407c0-10-9-19-20-19-10 1-19 9-19 20 1 12 9 20 20 20 10 0 19-9 19-21zM3618 344c0-11-9-20-19-19-11 0-19 9-19 19 0 11 9 19 20 19 10 0 19-9 18-19zM3529 337l-17-9-9-16-9 17-17 9 17 9 9 16 9-16zM3442 359l-17-9-9-16-9 17-16 9 16 9 10 16 9-17zM3805 268c0 0-383-190-993-134 0 0-136 117-336 132 0 0-406 146-606 349 0 0 91-82 180-57 0 0 858-656 1755-290zM1912 809c39-39 280-277 280-277 0 0-268 200-441 224-77 11-226 1-405 24-110 55-277 134-284 112-4-14 11-36 30-58-160 50-328 136-482 287 0 0-85 54-65 66 21 12 42 24 42 24 0 0-107 71-77 116 29 44 286-147 286-147 0 0-115 125-208 190-94 65-91 166-74 227 0 0 35 142 209 103l-11-19-33-18 33-18 18-34 18 33 34 18-33 19-8 14c10-3 20-6 31-10 217-80 486-17 600 8 114 24 258-143 328-312 0 0 35 6 81-53 0 0-37 91-13 127 23 36 78 10 90-16l-26-50c0 0 86-45 140-153 55-108 2-220-40-265 0 0 41 38 56 60 0 0 24-194 127-279 0 0-188 118-218 131s-24-36 15-74zM1711 1596c-204 225-394 137-394 137 191 171 394-137 394-137zM1636 645c0 9 7 16 16 15 8 0 15-7 15-15 0-9-7-15-16-15-8 0-15 7-15 15zM1742 555c0 13 11 23 24 23 12 0 22-11 22-23 0-13-10-23-23-23s-23 11-23 23zM1789 601c0 8 7 15 16 15 8 0 15-7 15-16 0-8-7-15-16-15-8 0-15 7-15 16zM1861 530c-13 1-23 11-23 24 0 12 11 23 24 22 12 0 23-10 22-23 0-13-10-23-23-23zM1818 468l24 13 13 24 13-24 24-14-24-13-14-23-13 24zM5138 1352c-9-8-52-28-115-58 42 89 76 185 100 288-26-93-67-197-129-302-113-54-276-137-430-246 174 135 445 364 419 453 0 0-13-35-39-24-22 11-96 101-183 53 0 2-1 5-2 7 1-2 1-5 2-7-10-6-21-13-32-24 0 0 14 8 34 14 13-64-6-195-292-341 0 0-97-11-102 66 0 0-305-156-323-40-17 116 151 159 151 159l-322 11c0 0-28-160 79-297 0 0-5 71 59 51 64-21 203-165 163-254 0 0 143 49 221 119 74 65 429 313 368 526 40 12 102 16 116-69 17-104-255-349-391-458-4-3-7-6-11-10-7-5-13-9-18-14 2 2 5 4 8 6-87-70-166-150-226-239 0 0 278 273 645 406-80-99-182-197-312-286-5 10-11 20-19 29 0 0 6-13 9-36-291-196-720-354-1354-406 0 0-563-12-532 270 0 0-10 78 110 112 0 0-126-4-201-24 0 0 15-35-19-36s-495 298-473 513c0 0 116 0 224-216 0 0-53 156-83 227 0 0-148 53-181 178-32 125-65 177-65 177 0 0-541 453-1011 510 0 0-209 26-356-70l85-3c0 0-326-52-465-254-139-203-285-639-235-915 0 0 32 251 127 389 0 0 91-807 772-1269 0 0-185 222-181 314 0 0-73-19-159 149-86 166-78 456 153 428 230-29 285-270 248-400 0 0 40 103 134 73s182-110 182-110c0 0-54 206 305 118l-103-12c0 0 520-396 820-517 0 0-254 144-418 281 0 0 816-484 1636-301 23 5 45 11 68 17l-3-1c0 0 7 2 19 5 21 6 43 11 64 17 138 37 415 100 556 68 0 0-121 44-105 85 16 42 267 131 267 131 0 0-73 22-5 91h-1c114 105 181 210 197 293 137 110 262 242 360 399 300 95 651 87 958-233 0 0-154 207-142 250s118 49 118 49l30 64c0 0-256-132-496 23 0 0 18 46 152 20 0 0-20 15-105 29s-157 26-54 128c0 0-112-21-299-84 0 0 73-3 33-40zM4423 928c8 5 21 14 38 27-24-17-38-27-38-27z">
          <text:p/>
        </draw:path>
        <draw:path draw:style-name="gr5" draw:text-style-name="P4" draw:layer="layout" svg:width="0.722cm" svg:height="0.347cm" svg:x="1.953cm" svg:y="1.6cm" svg:viewBox="0 0 723 348" svg:d="M402 0c0 0-231 163-168 220 64 57 164-50 164-50 0 0-30 77 0 87s141-110 325-57c0 0-168 7-130 112l-593 36 7-154c0 0 231-188 395-194z">
          <text:p/>
        </draw:path>
        <draw:path draw:style-name="gr5" draw:text-style-name="P4" draw:layer="layout" svg:width="0.317cm" svg:height="0.208cm" svg:x="3.185cm" svg:y="1.68cm" svg:viewBox="0 0 318 209" svg:d="M0 200c0 0 128 3 179-92 0 0 12 40 52 28 40-13 89-75 64-136 0 0 46 70 9 142 0 0-58 30-55 67z">
          <text:p/>
        </draw:path>
        <draw:path draw:style-name="gr4" draw:text-style-name="P3" draw:layer="layout" svg:width="0.05cm" svg:height="0.178cm" svg:x="2.169cm" svg:y="1.628cm" svg:viewBox="0 0 51 179" svg:d="M10 179c0 0-35-70 28-179 0 0-38 104 13 127z">
          <text:p/>
        </draw:path>
        <draw:polygon draw:style-name="gr4" draw:text-style-name="P3" draw:layer="layout" svg:width="0.166cm" svg:height="0.121cm" svg:x="2.882cm" svg:y="1.333cm" svg:viewBox="0 0 167 122" draw:points="0,107 167,0 24,122">
          <text:p/>
        </draw:polygon>
        <draw:path draw:style-name="gr6" draw:text-style-name="P3" draw:layer="layout" svg:width="0.074cm" svg:height="2.585cm" svg:x="9.151cm" svg:y="1.373cm" svg:viewBox="0 0 75 2586" svg:d="M0 0v2586c37-90 75-127 75-127v-2333c0 0-38-37-75-126z">
          <text:p/>
        </draw:path>
        <draw:polygon draw:style-name="gr4" draw:text-style-name="P3" draw:layer="layout" svg:width="1.253cm" svg:height="1.487cm" svg:x="1.103cm" svg:y="2.129cm" svg:viewBox="0 0 1254 1488" draw:points="0,165 0,1488 1254,1324 1254,0">
          <text:p/>
        </draw:polygon>
        <draw:polygon draw:style-name="gr7" draw:text-style-name="P5" draw:layer="layout" svg:width="1.253cm" svg:height="1.487cm" svg:x="1.103cm" svg:y="2.129cm" svg:viewBox="0 0 1254 1488" draw:points="0,165 0,1488 1254,1324 1254,0">
          <text:p/>
        </draw:polygon>
        <draw:path draw:style-name="gr8" draw:text-style-name="P5" draw:layer="layout" svg:width="1.225cm" svg:height="1.292cm" svg:x="1.131cm" svg:y="2.225cm" svg:viewBox="0 0 1226 1293" svg:d="M0 1293l1226-173M0 156l1226-156">
          <text:p/>
        </draw:path>
        <draw:polygon draw:style-name="gr9" draw:text-style-name="P6" draw:layer="layout" svg:width="0.855cm" svg:height="1.449cm" svg:x="1.501cm" svg:y="2.003cm" svg:viewBox="0 0 856 1450" draw:points="856,126 0,0 0,1324 856,1450">
          <text:p/>
        </draw:polygon>
        <draw:path draw:style-name="gr10" draw:text-style-name="P3" draw:layer="layout" svg:width="7.727cm" svg:height="1.552cm" svg:x="1.501cm" svg:y="1.891cm" svg:viewBox="0 0 7728 1553" svg:d="M7728 1439c-2178 396-5549-397-7728 0v-1324c2179-397 5550 397 7728 0z">
          <text:p/>
        </draw:path>
        <draw:path draw:style-name="gr8" draw:text-style-name="P5" draw:layer="layout" svg:width="7.753cm" svg:height="1.339cm" svg:x="1.506cm" svg:y="1.998cm" svg:viewBox="0 0 7754 1340" svg:d="M7754 1201c0 0-723 306-4045 11-2347-207-3519-25-3700 7M7723 109c0 0-701 283-4023-11-2347-208-3518-25-3700 6">
          <text:p/>
        </draw:path>
        <draw:path draw:style-name="gr7" draw:text-style-name="P5" draw:layer="layout" svg:width="0.668cm" svg:height="1.436cm" svg:x="20.289cm" svg:y="1.965cm" svg:viewBox="0 0 669 1437" svg:d="M0 91v1346c515-3 581 0 669-113v-1324c-164 87-334 90-669 91z">
          <text:p/>
        </draw:path>
        <draw:path draw:style-name="gr8" draw:text-style-name="P5" draw:layer="layout" svg:width="0.685cm" svg:height="1.235cm" svg:x="20.267cm" svg:y="2.075cm" svg:viewBox="0 0 686 1236" svg:d="M0 81c573-2 625-42 677-81M22 1218c692 78 633-127 664-133">
          <text:p/>
        </draw:path>
        <draw:polygon draw:style-name="gr11" draw:text-style-name="P2" draw:layer="layout" svg:width="11.074cm" svg:height="2.139cm" svg:x="9.225cm" svg:y="1.596cm" svg:viewBox="0 0 11075 2140" draw:points="11075,2140 0,2140 0,0 11075,0">
          <text:p/>
        </draw:polygon>
        <draw:path draw:style-name="gr12" draw:text-style-name="P5" draw:layer="layout" svg:width="1.796cm" svg:height="2.312cm" svg:x="9.225cm" svg:y="1.509cm" svg:viewBox="0 0 1797 2313" svg:d="M0 365c0 0 38-365 296-365h778c0 0 252 87 723 87M0 1948c0 0 38 365 296 365h778c0 0 252-86 723-86">
          <text:p/>
        </draw:path>
        <draw:path draw:style-name="gr12" draw:text-style-name="P5" draw:layer="layout" svg:width="1.796cm" svg:height="2.312cm" svg:x="18.503cm" svg:y="1.509cm" svg:viewBox="0 0 1797 2313" svg:d="M1797 365c0 0-38-365-297-365h-776c0 0-253 87-724 87M1797 1948c0 0-38 365-297 365h-776c0 0-253-86-724-86">
          <text:p/>
        </draw:path>
        <draw:path draw:style-name="gr8" draw:text-style-name="P5" draw:layer="layout" svg:width="9.528cm" svg:height="2.139cm" svg:x="9.998cm" svg:y="1.596cm" svg:viewBox="0 0 9529 2140" svg:d="M9529 0c-183 32-404 68-607 68h-8315c-203 0-424-36-607-68M0 2140c183-32 404-68 607-68h8315c203 0 424 36 607 68">
          <text:p/>
        </draw:path>
        <draw:path draw:style-name="gr6" draw:text-style-name="P3" draw:layer="layout" svg:width="0.074cm" svg:height="2.585cm" svg:x="20.299cm" svg:y="1.373cm" svg:viewBox="0 0 75 2586" svg:d="M75 0v2586c-37-90-75-127-75-127v-2333c0 0 38-37 75-126z">
          <text:p/>
        </draw:path>
        <draw:polygon draw:style-name="gr10" draw:text-style-name="P3" draw:layer="layout" svg:width="2.618cm" svg:height="1.148cm" svg:x="9.846cm" svg:y="1.833cm" svg:viewBox="0 0 2619 1149" draw:points="2395,0 223,0 0,281 0,867 223,1149 2395,1149 2619,867 2619,281">
          <text:p/>
        </draw:polygon>
        <draw:path draw:style-name="gr13" draw:text-style-name="P5" draw:layer="layout" svg:width="0.237cm" svg:height="1.148cm" svg:x="9.913cm" svg:y="1.833cm" svg:viewBox="0 0 238 1149" svg:d="M0 197v766M0 855l238 294M238 0l-238 293">
          <text:p/>
        </draw:path>
        <draw:path draw:style-name="gr5" draw:text-style-name="P4" draw:layer="layout" svg:width="0.067cm" svg:height="0.067cm" svg:x="9.879cm" svg:y="2.374cm" svg:viewBox="0 0 68 68" svg:d="M0 34c0 19 16 34 35 34 18 0 33-15 33-34 0-18-15-34-33-34-19 0-35 16-35 34z">
          <text:p/>
        </draw:path>
        <draw:path draw:style-name="gr5" draw:text-style-name="P4" draw:layer="layout" svg:width="0.067cm" svg:height="0.067cm" svg:x="12.363cm" svg:y="2.374cm" svg:viewBox="0 0 68 68" svg:d="M68 34c0 19-16 34-35 34-18 0-33-15-33-34 0-18 15-34 33-34 19 0 35 16 35 34z">
          <text:p/>
        </draw:path>
        <draw:path draw:style-name="gr13" draw:text-style-name="P5" draw:layer="layout" svg:width="0.237cm" svg:height="1.148cm" svg:x="12.159cm" svg:y="1.833cm" svg:viewBox="0 0 238 1149" svg:d="M238 197v766M238 855l-238 294M0 0l238 293">
          <text:p/>
        </draw:path>
        <draw:polygon draw:style-name="gr10" draw:text-style-name="P3" draw:layer="layout" svg:width="2.618cm" svg:height="1.148cm" svg:x="13.398cm" svg:y="1.833cm" svg:viewBox="0 0 2619 1149" draw:points="2396,0 224,0 0,281 0,867 224,1149 2396,1149 2619,867 2619,281">
          <text:p/>
        </draw:polygon>
        <draw:path draw:style-name="gr13" draw:text-style-name="P5" draw:layer="layout" svg:width="0.237cm" svg:height="1.148cm" svg:x="13.466cm" svg:y="1.833cm" svg:viewBox="0 0 238 1149" svg:d="M0 197v766M0 855l238 294M238 0l-238 293">
          <text:p/>
        </draw:path>
        <draw:path draw:style-name="gr5" draw:text-style-name="P4" draw:layer="layout" svg:width="0.067cm" svg:height="0.067cm" svg:x="13.432cm" svg:y="2.374cm" svg:viewBox="0 0 68 68" svg:d="M0 34c0 19 16 34 35 34 18 0 33-15 33-34 0-18-15-34-33-34-19 0-35 16-35 34z">
          <text:p/>
        </draw:path>
        <draw:path draw:style-name="gr5" draw:text-style-name="P4" draw:layer="layout" svg:width="0.067cm" svg:height="0.067cm" svg:x="15.916cm" svg:y="2.374cm" svg:viewBox="0 0 68 68" svg:d="M68 34c0 19-16 34-35 34-18 0-33-15-33-34 0-18 15-34 33-34 19 0 35 16 35 34z">
          <text:p/>
        </draw:path>
        <draw:path draw:style-name="gr13" draw:text-style-name="P5" draw:layer="layout" svg:width="0.237cm" svg:height="1.148cm" svg:x="15.712cm" svg:y="1.833cm" svg:viewBox="0 0 238 1149" svg:d="M238 197v766M238 855l-238 294M0 0l238 293">
          <text:p/>
        </draw:path>
        <draw:polygon draw:style-name="gr10" draw:text-style-name="P3" draw:layer="layout" svg:width="2.618cm" svg:height="1.148cm" svg:x="17.06cm" svg:y="1.833cm" svg:viewBox="0 0 2619 1149" draw:points="2395,0 224,0 0,281 0,867 224,1149 2395,1149 2619,867 2619,281">
          <text:p/>
        </draw:polygon>
        <draw:path draw:style-name="gr13" draw:text-style-name="P5" draw:layer="layout" svg:width="0.236cm" svg:height="1.148cm" svg:x="17.128cm" svg:y="1.833cm" svg:viewBox="0 0 237 1149" svg:d="M0 197v766M0 855l237 294M237 0l-237 293">
          <text:p/>
        </draw:path>
        <draw:path draw:style-name="gr5" draw:text-style-name="P4" draw:layer="layout" svg:width="0.067cm" svg:height="0.067cm" svg:x="17.094cm" svg:y="2.374cm" svg:viewBox="0 0 68 68" svg:d="M0 34c0 19 15 34 35 34 18 0 33-15 33-34 0-18-15-34-33-34-20 0-35 16-35 34z">
          <text:p/>
        </draw:path>
        <draw:path draw:style-name="gr5" draw:text-style-name="P4" draw:layer="layout" svg:width="0.067cm" svg:height="0.067cm" svg:x="19.577cm" svg:y="2.374cm" svg:viewBox="0 0 68 68" svg:d="M68 34c0 19-15 34-33 34-20 0-35-15-35-34 0-18 15-34 35-34 18 0 33 16 33 34z">
          <text:p/>
        </draw:path>
        <draw:path draw:style-name="gr13" draw:text-style-name="P5" draw:layer="layout" svg:width="0.237cm" svg:height="1.148cm" svg:x="19.374cm" svg:y="1.833cm" svg:viewBox="0 0 238 1149" svg:d="M238 197v766M238 855l-238 294M0 0l238 293">
          <text:p/>
        </draw:path>
        <draw:line draw:style-name="gr14" draw:text-style-name="P5" draw:layer="layout" svg:x1="7.175cm" svg:y1="6.51cm" svg:x2="1.129cm" svg:y2="6.51cm">
          <text:p/>
        </draw:line>
        <draw:line draw:style-name="gr14" draw:text-style-name="P5" draw:layer="layout" svg:x1="7.175cm" svg:y1="7.004cm" svg:x2="1.129cm" svg:y2="7.004cm">
          <text:p/>
        </draw:line>
        <draw:line draw:style-name="gr14" draw:text-style-name="P5" draw:layer="layout" svg:x1="7.175cm" svg:y1="7.498cm" svg:x2="1.129cm" svg:y2="7.498cm">
          <text:p/>
        </draw:line>
        <draw:line draw:style-name="gr14" draw:text-style-name="P5" draw:layer="layout" svg:x1="7.175cm" svg:y1="7.992cm" svg:x2="1.129cm" svg:y2="7.992cm">
          <text:p/>
        </draw:line>
        <draw:line draw:style-name="gr14" draw:text-style-name="P5" draw:layer="layout" svg:x1="7.175cm" svg:y1="8.486cm" svg:x2="1.129cm" svg:y2="8.486cm">
          <text:p/>
        </draw:line>
        <draw:line draw:style-name="gr14" draw:text-style-name="P5" draw:layer="layout" svg:x1="7.175cm" svg:y1="8.98cm" svg:x2="1.129cm" svg:y2="8.98cm">
          <text:p/>
        </draw:line>
        <draw:line draw:style-name="gr14" draw:text-style-name="P5" draw:layer="layout" svg:x1="7.175cm" svg:y1="9.474cm" svg:x2="1.129cm" svg:y2="9.474cm">
          <text:p/>
        </draw:line>
        <draw:line draw:style-name="gr14" draw:text-style-name="P5" draw:layer="layout" svg:x1="7.175cm" svg:y1="9.967cm" svg:x2="1.129cm" svg:y2="9.967cm">
          <text:p/>
        </draw:line>
        <draw:path draw:style-name="gr4" draw:text-style-name="P3" draw:layer="layout" svg:width="0.21cm" svg:height="0.209cm" svg:x="1.142cm" svg:y="12.327cm" svg:viewBox="0 0 211 210" svg:d="M106 210c58 0 105-46 105-105 0-58-47-105-105-105s-106 47-106 105c0 59 48 105 106 105z">
          <text:p/>
        </draw:path>
        <draw:path draw:style-name="gr5" draw:text-style-name="P4" draw:layer="layout" svg:width="0.235cm" svg:height="0.235cm" svg:x="1.129cm" svg:y="12.314cm" svg:viewBox="0 0 236 236" svg:d="M118 236c-65 0-118-54-118-118 0-65 53-118 118-118 66 0 118 53 118 118 0 64-52 118-118 118zM118 25c-51 0-92 42-92 93s41 93 92 93c52 0 93-42 93-93s-41-93-93-93z">
          <text:p/>
        </draw:path>
        <draw:line draw:style-name="gr14" draw:text-style-name="P5" draw:layer="layout" svg:x1="1.426cm" svg:y1="12.545cm" svg:x2="7.177cm" svg:y2="12.545cm">
          <text:p/>
        </draw:line>
        <draw:path draw:style-name="gr4" draw:text-style-name="P3" draw:layer="layout" svg:width="0.21cm" svg:height="0.209cm" svg:x="1.142cm" svg:y="12.821cm" svg:viewBox="0 0 211 210" svg:d="M106 210c58 0 105-47 105-104 0-58-47-106-105-106s-106 48-106 106c0 57 48 104 106 104z">
          <text:p/>
        </draw:path>
        <draw:path draw:style-name="gr5" draw:text-style-name="P4" draw:layer="layout" svg:width="0.235cm" svg:height="0.235cm" svg:x="1.129cm" svg:y="12.808cm" svg:viewBox="0 0 236 236" svg:d="M118 236c-65 0-118-53-118-118s53-118 118-118c66 0 118 53 118 118s-52 118-118 118zM118 25c-51 0-92 42-92 93 0 50 41 93 92 93 52 0 93-43 93-93 0-51-41-93-93-93z">
          <text:p/>
        </draw:path>
        <draw:frame draw:style-name="gr15" draw:text-style-name="P8" draw:layer="layout" svg:width="0.246cm" svg:height="0.335cm" svg:x="1.365cm" svg:y="12.286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13.039cm" svg:x2="7.177cm" svg:y2="13.039cm">
          <text:p/>
        </draw:line>
        <draw:path draw:style-name="gr4" draw:text-style-name="P3" draw:layer="layout" svg:width="0.21cm" svg:height="0.209cm" svg:x="1.142cm" svg:y="13.315cm" svg:viewBox="0 0 211 210" svg:d="M106 210c58 0 105-48 105-106 0-57-47-104-105-104s-106 47-106 104c0 58 48 106 106 106z">
          <text:p/>
        </draw:path>
        <draw:path draw:style-name="gr5" draw:text-style-name="P4" draw:layer="layout" svg:width="0.235cm" svg:height="0.235cm" svg:x="1.129cm" svg:y="13.302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15" draw:text-style-name="P8" draw:layer="layout" svg:width="0.246cm" svg:height="0.335cm" svg:x="1.365cm" svg:y="12.78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13.532cm" svg:x2="7.177cm" svg:y2="13.532cm">
          <text:p/>
        </draw:line>
        <draw:path draw:style-name="gr4" draw:text-style-name="P3" draw:layer="layout" svg:width="0.21cm" svg:height="0.209cm" svg:x="1.142cm" svg:y="13.809cm" svg:viewBox="0 0 211 210" svg:d="M106 210c58 0 105-47 105-105 0-59-47-105-105-105s-106 46-106 105c0 58 48 105 106 105z">
          <text:p/>
        </draw:path>
        <draw:path draw:style-name="gr5" draw:text-style-name="P4" draw:layer="layout" svg:width="0.235cm" svg:height="0.235cm" svg:x="1.129cm" svg:y="13.796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15" draw:text-style-name="P8" draw:layer="layout" svg:width="0.246cm" svg:height="0.335cm" svg:x="1.365cm" svg:y="13.273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14.026cm" svg:x2="7.177cm" svg:y2="14.026cm">
          <text:p/>
        </draw:line>
        <draw:path draw:style-name="gr4" draw:text-style-name="P3" draw:layer="layout" svg:width="0.21cm" svg:height="0.21cm" svg:x="1.142cm" svg:y="14.302cm" svg:viewBox="0 0 211 211" svg:d="M106 211c58 0 105-47 105-105s-47-106-105-106-106 48-106 106 48 105 106 105z">
          <text:p/>
        </draw:path>
        <draw:path draw:style-name="gr5" draw:text-style-name="P4" draw:layer="layout" svg:width="0.235cm" svg:height="0.235cm" svg:x="1.129cm" svg:y="14.2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15" draw:text-style-name="P8" draw:layer="layout" svg:width="0.246cm" svg:height="0.335cm" svg:x="1.365cm" svg:y="13.767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14.52cm" svg:x2="7.177cm" svg:y2="14.52cm">
          <text:p/>
        </draw:line>
        <draw:path draw:style-name="gr4" draw:text-style-name="P3" draw:layer="layout" svg:width="0.21cm" svg:height="0.21cm" svg:x="1.142cm" svg:y="14.796cm" svg:viewBox="0 0 211 211" svg:d="M106 211c58 0 105-47 105-106 0-58-47-105-105-105s-106 47-106 105c0 59 48 106 106 106z">
          <text:p/>
        </draw:path>
        <draw:path draw:style-name="gr5" draw:text-style-name="P4" draw:layer="layout" svg:width="0.235cm" svg:height="0.235cm" svg:x="1.129cm" svg:y="14.78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15" draw:text-style-name="P8" draw:layer="layout" svg:width="0.246cm" svg:height="0.335cm" svg:x="1.365cm" svg:y="14.261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15.014cm" svg:x2="7.177cm" svg:y2="15.014cm">
          <text:p/>
        </draw:line>
        <draw:path draw:style-name="gr4" draw:text-style-name="P3" draw:layer="layout" svg:width="0.21cm" svg:height="0.21cm" svg:x="1.142cm" svg:y="15.29cm" svg:viewBox="0 0 211 211" svg:d="M106 211c58 0 105-47 105-105 0-59-47-106-105-106s-106 47-106 106c0 58 48 105 106 105z">
          <text:p/>
        </draw:path>
        <draw:path draw:style-name="gr5" draw:text-style-name="P4" draw:layer="layout" svg:width="0.235cm" svg:height="0.234cm" svg:x="1.129cm" svg:y="15.278cm" svg:viewBox="0 0 236 235" svg:d="M118 235c-65 0-118-52-118-117s53-118 118-118c66 0 118 53 118 118s-52 117-118 117zM118 25c-51 0-92 42-92 93s41 92 92 92c52 0 93-41 93-92s-41-93-93-93z">
          <text:p/>
        </draw:path>
        <draw:frame draw:style-name="gr15" draw:text-style-name="P8" draw:layer="layout" svg:width="0.246cm" svg:height="0.335cm" svg:x="1.365cm" svg:y="14.755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15.508cm" svg:x2="7.177cm" svg:y2="15.508cm">
          <text:p/>
        </draw:line>
        <draw:path draw:style-name="gr4" draw:text-style-name="P3" draw:layer="layout" svg:width="0.21cm" svg:height="0.21cm" svg:x="1.142cm" svg:y="15.784cm" svg:viewBox="0 0 211 211" svg:d="M106 211c58 0 105-48 105-106s-47-105-105-105-106 47-106 105 48 106 106 106z">
          <text:p/>
        </draw:path>
        <draw:path draw:style-name="gr5" draw:text-style-name="P4" draw:layer="layout" svg:width="0.235cm" svg:height="0.235cm" svg:x="1.129cm" svg:y="15.771cm" svg:viewBox="0 0 236 236" svg:d="M118 236c-65 0-118-52-118-117s53-119 118-119c66 0 118 54 118 119s-52 117-118 117zM118 27c-51 0-92 41-92 92s41 92 92 92c52 0 93-41 93-92s-41-92-93-92z">
          <text:p/>
        </draw:path>
        <draw:frame draw:style-name="gr15" draw:text-style-name="P8" draw:layer="layout" svg:width="0.246cm" svg:height="0.335cm" svg:x="1.365cm" svg:y="15.249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16.002cm" svg:x2="7.177cm" svg:y2="16.002cm">
          <text:p/>
        </draw:line>
        <draw:path draw:style-name="gr4" draw:text-style-name="P3" draw:layer="layout" svg:width="0.21cm" svg:height="0.21cm" svg:x="1.142cm" svg:y="16.278cm" svg:viewBox="0 0 211 211" svg:d="M106 211c58 0 105-47 105-106 0-58-47-105-105-105s-106 47-106 105c0 59 48 106 106 106z">
          <text:p/>
        </draw:path>
        <draw:path draw:style-name="gr5" draw:text-style-name="P4" draw:layer="layout" svg:width="0.235cm" svg:height="0.235cm" svg:x="1.129cm" svg:y="16.265cm" svg:viewBox="0 0 236 236" svg:d="M118 236c-65 0-118-53-118-118s53-118 118-118c66 0 118 53 118 118s-52 118-118 118zM118 26c-51 0-92 41-92 92s41 92 92 92c52 0 93-41 93-92s-41-92-93-92z">
          <text:p/>
        </draw:path>
        <draw:frame draw:style-name="gr15" draw:text-style-name="P8" draw:layer="layout" svg:width="0.246cm" svg:height="0.335cm" svg:x="1.365cm" svg:y="15.743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16.496cm" svg:x2="7.177cm" svg:y2="16.496cm">
          <text:p/>
        </draw:line>
        <draw:path draw:style-name="gr4" draw:text-style-name="P3" draw:layer="layout" svg:width="0.21cm" svg:height="0.209cm" svg:x="1.142cm" svg:y="16.772cm" svg:viewBox="0 0 211 210" svg:d="M106 210c58 0 105-46 105-104 0-59-47-106-105-106s-106 47-106 106c0 58 48 104 106 104z">
          <text:p/>
        </draw:path>
        <draw:path draw:style-name="gr5" draw:text-style-name="P4" draw:layer="layout" svg:width="0.235cm" svg:height="0.235cm" svg:x="1.129cm" svg:y="16.759cm" svg:viewBox="0 0 236 236" svg:d="M118 236c-65 0-118-54-118-118 0-65 53-118 118-118 66 0 118 53 118 118 0 64-52 118-118 118zM118 25c-51 0-92 42-92 93s41 93 92 93c52 0 93-42 93-93s-41-93-93-93z">
          <text:p/>
        </draw:path>
        <draw:frame draw:style-name="gr15" draw:text-style-name="P8" draw:layer="layout" svg:width="0.246cm" svg:height="0.335cm" svg:x="1.365cm" svg:y="16.237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16.99cm" svg:x2="7.177cm" svg:y2="16.99cm">
          <text:p/>
        </draw:line>
        <draw:path draw:style-name="gr4" draw:text-style-name="P3" draw:layer="layout" svg:width="0.21cm" svg:height="0.209cm" svg:x="1.142cm" svg:y="17.266cm" svg:viewBox="0 0 211 210" svg:d="M106 210c58 0 105-48 105-105 0-58-47-105-105-105s-106 47-106 105c0 57 48 105 106 105z">
          <text:p/>
        </draw:path>
        <draw:path draw:style-name="gr5" draw:text-style-name="P4" draw:layer="layout" svg:width="0.235cm" svg:height="0.235cm" svg:x="1.129cm" svg:y="17.253cm" svg:viewBox="0 0 236 236" svg:d="M118 236c-65 0-118-53-118-118s53-118 118-118c66 0 118 53 118 118s-52 118-118 118zM118 25c-51 0-92 42-92 93 0 50 41 93 92 93 52 0 93-43 93-93 0-51-41-93-93-93z">
          <text:p/>
        </draw:path>
        <draw:frame draw:style-name="gr15" draw:text-style-name="P8" draw:layer="layout" svg:width="0.246cm" svg:height="0.335cm" svg:x="1.365cm" svg:y="16.731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17.484cm" svg:x2="7.177cm" svg:y2="17.484cm">
          <text:p/>
        </draw:line>
        <draw:path draw:style-name="gr4" draw:text-style-name="P3" draw:layer="layout" svg:width="0.21cm" svg:height="0.209cm" svg:x="1.142cm" svg:y="17.76cm" svg:viewBox="0 0 211 210" svg:d="M106 210c58 0 105-47 105-106 0-57-47-104-105-104s-106 47-106 104c0 59 48 106 106 106z">
          <text:p/>
        </draw:path>
        <draw:path draw:style-name="gr5" draw:text-style-name="P4" draw:layer="layout" svg:width="0.235cm" svg:height="0.235cm" svg:x="1.129cm" svg:y="17.747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15" draw:text-style-name="P8" draw:layer="layout" svg:width="0.246cm" svg:height="0.335cm" svg:x="1.365cm" svg:y="17.225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17.977cm" svg:x2="7.177cm" svg:y2="17.977cm">
          <text:p/>
        </draw:line>
        <draw:path draw:style-name="gr4" draw:text-style-name="P3" draw:layer="layout" svg:width="0.21cm" svg:height="0.209cm" svg:x="1.142cm" svg:y="18.254cm" svg:viewBox="0 0 211 210" svg:d="M106 210c58 0 105-47 105-105s-47-105-105-105-106 47-106 105 48 105 106 105z">
          <text:p/>
        </draw:path>
        <draw:path draw:style-name="gr5" draw:text-style-name="P4" draw:layer="layout" svg:width="0.235cm" svg:height="0.235cm" svg:x="1.129cm" svg:y="18.241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15" draw:text-style-name="P8" draw:layer="layout" svg:width="0.246cm" svg:height="0.335cm" svg:x="1.365cm" svg:y="17.718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18.471cm" svg:x2="7.177cm" svg:y2="18.471cm">
          <text:p/>
        </draw:line>
        <draw:path draw:style-name="gr4" draw:text-style-name="P3" draw:layer="layout" svg:width="0.21cm" svg:height="0.209cm" svg:x="1.142cm" svg:y="20.32cm" svg:viewBox="0 0 211 210" svg:d="M106 210c58 0 105-47 105-104 0-59-47-106-105-106s-106 47-106 106c0 57 48 104 106 104z">
          <text:p/>
        </draw:path>
        <draw:path draw:style-name="gr5" draw:text-style-name="P4" draw:layer="layout" svg:width="0.235cm" svg:height="0.235cm" svg:x="1.129cm" svg:y="20.307cm" svg:viewBox="0 0 236 236" svg:d="M118 236c-65 0-118-53-118-118s53-118 118-118c66 0 118 53 118 118s-52 118-118 118zM118 25c-51 0-92 42-92 93s41 93 92 93c52 0 93-42 93-93s-41-93-93-93z">
          <text:p/>
        </draw:path>
        <draw:frame draw:style-name="gr15" draw:text-style-name="P8" draw:layer="layout" svg:width="0.246cm" svg:height="0.335cm" svg:x="1.365cm" svg:y="18.212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20.538cm" svg:x2="7.177cm" svg:y2="20.538cm">
          <text:p/>
        </draw:line>
        <draw:path draw:style-name="gr4" draw:text-style-name="P3" draw:layer="layout" svg:width="0.21cm" svg:height="0.209cm" svg:x="1.142cm" svg:y="20.814cm" svg:viewBox="0 0 211 210" svg:d="M106 210c58 0 105-48 105-106 0-57-47-104-105-104s-106 47-106 104c0 58 48 106 106 106z">
          <text:p/>
        </draw:path>
        <draw:path draw:style-name="gr5" draw:text-style-name="P4" draw:layer="layout" svg:width="0.235cm" svg:height="0.235cm" svg:x="1.129cm" svg:y="20.801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15" draw:text-style-name="P8" draw:layer="layout" svg:width="0.246cm" svg:height="0.335cm" svg:x="1.365cm" svg:y="20.278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21.031cm" svg:x2="7.177cm" svg:y2="21.031cm">
          <text:p/>
        </draw:line>
        <draw:path draw:style-name="gr4" draw:text-style-name="P3" draw:layer="layout" svg:width="0.21cm" svg:height="0.209cm" svg:x="1.142cm" svg:y="21.308cm" svg:viewBox="0 0 211 210" svg:d="M106 210c58 0 105-47 105-106 0-58-47-104-105-104s-106 46-106 104c0 59 48 106 106 106z">
          <text:p/>
        </draw:path>
        <draw:path draw:style-name="gr5" draw:text-style-name="P4" draw:layer="layout" svg:width="0.235cm" svg:height="0.235cm" svg:x="1.129cm" svg:y="21.295cm" svg:viewBox="0 0 236 236" svg:d="M118 236c-65 0-118-53-118-118s53-118 118-118c66 0 118 53 118 118s-52 118-118 118zM118 25c-51 0-92 41-92 93 0 51 41 92 92 92 52 0 93-41 93-92 0-52-41-93-93-93z">
          <text:p/>
        </draw:path>
        <draw:frame draw:style-name="gr15" draw:text-style-name="P8" draw:layer="layout" svg:width="0.246cm" svg:height="0.335cm" svg:x="1.365cm" svg:y="20.772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21.525cm" svg:x2="7.177cm" svg:y2="21.525cm">
          <text:p/>
        </draw:line>
        <draw:path draw:style-name="gr4" draw:text-style-name="P3" draw:layer="layout" svg:width="0.21cm" svg:height="0.21cm" svg:x="1.142cm" svg:y="21.801cm" svg:viewBox="0 0 211 211" svg:d="M106 211c58 0 105-47 105-105s-47-106-105-106-106 48-106 106 48 105 106 105z">
          <text:p/>
        </draw:path>
        <draw:path draw:style-name="gr5" draw:text-style-name="P4" draw:layer="layout" svg:width="0.235cm" svg:height="0.235cm" svg:x="1.129cm" svg:y="21.78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15" draw:text-style-name="P8" draw:layer="layout" svg:width="0.246cm" svg:height="0.335cm" svg:x="1.365cm" svg:y="21.266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22.019cm" svg:x2="7.177cm" svg:y2="22.019cm">
          <text:p/>
        </draw:line>
        <draw:path draw:style-name="gr4" draw:text-style-name="P3" draw:layer="layout" svg:width="0.21cm" svg:height="0.21cm" svg:x="1.142cm" svg:y="22.295cm" svg:viewBox="0 0 211 211" svg:d="M106 211c58 0 105-48 105-106s-47-105-105-105-106 47-106 105 48 106 106 106z">
          <text:p/>
        </draw:path>
        <draw:path draw:style-name="gr5" draw:text-style-name="P4" draw:layer="layout" svg:width="0.235cm" svg:height="0.235cm" svg:x="1.129cm" svg:y="22.283cm" svg:viewBox="0 0 236 236" svg:d="M118 236c-65 0-118-53-118-118 0-66 53-118 118-118 66 0 118 52 118 118 0 65-52 118-118 118zM118 25c-51 0-92 42-92 93s41 92 92 92c52 0 93-41 93-92s-41-93-93-93z">
          <text:p/>
        </draw:path>
        <draw:frame draw:style-name="gr15" draw:text-style-name="P8" draw:layer="layout" svg:width="0.246cm" svg:height="0.335cm" svg:x="1.365cm" svg:y="21.76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22.513cm" svg:x2="7.177cm" svg:y2="22.513cm">
          <text:p/>
        </draw:line>
        <draw:path draw:style-name="gr4" draw:text-style-name="P3" draw:layer="layout" svg:width="0.21cm" svg:height="0.21cm" svg:x="1.142cm" svg:y="22.789cm" svg:viewBox="0 0 211 211" svg:d="M106 211c58 0 105-47 105-105 0-59-47-106-105-106s-106 47-106 106c0 58 48 105 106 105z">
          <text:p/>
        </draw:path>
        <draw:path draw:style-name="gr5" draw:text-style-name="P4" draw:layer="layout" svg:width="0.235cm" svg:height="0.234cm" svg:x="1.129cm" svg:y="22.777cm" svg:viewBox="0 0 236 235" svg:d="M118 235c-65 0-118-52-118-117s53-118 118-118c66 0 118 53 118 118s-52 117-118 117zM118 25c-51 0-92 42-92 93s41 92 92 92c52 0 93-41 93-92s-41-93-93-93z">
          <text:p/>
        </draw:path>
        <draw:frame draw:style-name="gr15" draw:text-style-name="P8" draw:layer="layout" svg:width="0.246cm" svg:height="0.335cm" svg:x="1.365cm" svg:y="22.254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23.007cm" svg:x2="7.177cm" svg:y2="23.007cm">
          <text:p/>
        </draw:line>
        <draw:path draw:style-name="gr4" draw:text-style-name="P3" draw:layer="layout" svg:width="0.21cm" svg:height="0.21cm" svg:x="1.142cm" svg:y="23.283cm" svg:viewBox="0 0 211 211" svg:d="M106 211c58 0 105-47 105-105s-47-106-105-106-106 48-106 106 48 105 106 105z">
          <text:p/>
        </draw:path>
        <draw:path draw:style-name="gr5" draw:text-style-name="P4" draw:layer="layout" svg:width="0.235cm" svg:height="0.235cm" svg:x="1.129cm" svg:y="23.27cm" svg:viewBox="0 0 236 236" svg:d="M118 236c-65 0-118-52-118-117s53-119 118-119c66 0 118 54 118 119s-52 117-118 117zM118 27c-51 0-92 41-92 92s41 92 92 92c52 0 93-41 93-92s-41-92-93-92z">
          <text:p/>
        </draw:path>
        <draw:frame draw:style-name="gr15" draw:text-style-name="P8" draw:layer="layout" svg:width="0.246cm" svg:height="0.335cm" svg:x="1.365cm" svg:y="22.748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23.501cm" svg:x2="7.177cm" svg:y2="23.501cm">
          <text:p/>
        </draw:line>
        <draw:path draw:style-name="gr4" draw:text-style-name="P3" draw:layer="layout" svg:width="0.21cm" svg:height="0.21cm" svg:x="1.142cm" svg:y="23.777cm" svg:viewBox="0 0 211 211" svg:d="M106 211c58 0 105-47 105-106 0-58-47-105-105-105s-106 47-106 105c0 59 48 106 106 106z">
          <text:p/>
        </draw:path>
        <draw:path draw:style-name="gr5" draw:text-style-name="P4" draw:layer="layout" svg:width="0.235cm" svg:height="0.235cm" svg:x="1.129cm" svg:y="23.764cm" svg:viewBox="0 0 236 236" svg:d="M118 236c-65 0-118-53-118-118s53-118 118-118c66 0 118 53 118 118s-52 118-118 118zM118 26c-51 0-92 41-92 92s41 92 92 92c52 0 93-41 93-92s-41-92-93-92z">
          <text:p/>
        </draw:path>
        <draw:frame draw:style-name="gr15" draw:text-style-name="P8" draw:layer="layout" svg:width="0.246cm" svg:height="0.335cm" svg:x="1.365cm" svg:y="23.242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23.995cm" svg:x2="7.177cm" svg:y2="23.995cm">
          <text:p/>
        </draw:line>
        <draw:path draw:style-name="gr4" draw:text-style-name="P3" draw:layer="layout" svg:width="0.21cm" svg:height="0.209cm" svg:x="1.142cm" svg:y="24.271cm" svg:viewBox="0 0 211 210" svg:d="M106 210c58 0 105-46 105-104 0-59-47-106-105-106s-106 47-106 106c0 58 48 104 106 104z">
          <text:p/>
        </draw:path>
        <draw:path draw:style-name="gr5" draw:text-style-name="P4" draw:layer="layout" svg:width="0.235cm" svg:height="0.235cm" svg:x="1.129cm" svg:y="24.258cm" svg:viewBox="0 0 236 236" svg:d="M118 236c-65 0-118-54-118-118 0-65 53-118 118-118 66 0 118 53 118 118 0 64-52 118-118 118zM118 25c-51 0-92 42-92 93 0 50 41 93 92 93 52 0 93-43 93-93 0-51-41-93-93-93z">
          <text:p/>
        </draw:path>
        <draw:frame draw:style-name="gr15" draw:text-style-name="P8" draw:layer="layout" svg:width="0.246cm" svg:height="0.335cm" svg:x="1.365cm" svg:y="23.736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24.489cm" svg:x2="7.177cm" svg:y2="24.489cm">
          <text:p/>
        </draw:line>
        <draw:path draw:style-name="gr4" draw:text-style-name="P3" draw:layer="layout" svg:width="0.21cm" svg:height="0.209cm" svg:x="1.142cm" svg:y="24.765cm" svg:viewBox="0 0 211 210" svg:d="M106 210c58 0 105-47 105-104 0-58-47-106-105-106s-106 48-106 106c0 57 48 104 106 104z">
          <text:p/>
        </draw:path>
        <draw:path draw:style-name="gr5" draw:text-style-name="P4" draw:layer="layout" svg:width="0.235cm" svg:height="0.235cm" svg:x="1.129cm" svg:y="24.752cm" svg:viewBox="0 0 236 236" svg:d="M118 236c-65 0-118-53-118-118s53-118 118-118c66 0 118 53 118 118s-52 118-118 118zM118 25c-51 0-92 42-92 93 0 50 41 93 92 93 52 0 93-43 93-93 0-51-41-93-93-93z">
          <text:p/>
        </draw:path>
        <draw:frame draw:style-name="gr15" draw:text-style-name="P8" draw:layer="layout" svg:width="0.246cm" svg:height="0.335cm" svg:x="1.365cm" svg:y="24.23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24.983cm" svg:x2="7.177cm" svg:y2="24.983cm">
          <text:p/>
        </draw:line>
        <draw:path draw:style-name="gr4" draw:text-style-name="P3" draw:layer="layout" svg:width="0.21cm" svg:height="0.209cm" svg:x="1.142cm" svg:y="25.259cm" svg:viewBox="0 0 211 210" svg:d="M106 210c58 0 105-47 105-106 0-57-47-104-105-104s-106 47-106 104c0 59 48 106 106 106z">
          <text:p/>
        </draw:path>
        <draw:path draw:style-name="gr5" draw:text-style-name="P4" draw:layer="layout" svg:width="0.235cm" svg:height="0.235cm" svg:x="1.129cm" svg:y="25.246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15" draw:text-style-name="P8" draw:layer="layout" svg:width="0.246cm" svg:height="0.335cm" svg:x="1.365cm" svg:y="24.723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25.476cm" svg:x2="7.177cm" svg:y2="25.476cm">
          <text:p/>
        </draw:line>
        <draw:path draw:style-name="gr4" draw:text-style-name="P3" draw:layer="layout" svg:width="0.21cm" svg:height="0.209cm" svg:x="1.142cm" svg:y="25.753cm" svg:viewBox="0 0 211 210" svg:d="M106 210c58 0 105-47 105-105 0-59-47-105-105-105s-106 46-106 105c0 58 48 105 106 105z">
          <text:p/>
        </draw:path>
        <draw:path draw:style-name="gr5" draw:text-style-name="P4" draw:layer="layout" svg:width="0.235cm" svg:height="0.235cm" svg:x="1.129cm" svg:y="25.74cm" svg:viewBox="0 0 236 236" svg:d="M118 236c-65 0-118-53-118-118s53-118 118-118c66 0 118 53 118 118s-52 118-118 118zM118 25c-51 0-92 41-92 93 0 51 41 92 92 92 52 0 93-41 93-92 0-52-41-93-93-93z">
          <text:p/>
        </draw:path>
        <draw:frame draw:style-name="gr15" draw:text-style-name="P8" draw:layer="layout" svg:width="0.246cm" svg:height="0.335cm" svg:x="1.365cm" svg:y="25.217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25.97cm" svg:x2="7.177cm" svg:y2="25.97cm">
          <text:p/>
        </draw:line>
        <draw:path draw:style-name="gr4" draw:text-style-name="P3" draw:layer="layout" svg:width="0.21cm" svg:height="0.21cm" svg:x="1.142cm" svg:y="26.246cm" svg:viewBox="0 0 211 211" svg:d="M106 211c58 0 105-48 105-106s-47-105-105-105-106 47-106 105 48 106 106 106z">
          <text:p/>
        </draw:path>
        <draw:path draw:style-name="gr5" draw:text-style-name="P4" draw:layer="layout" svg:width="0.235cm" svg:height="0.235cm" svg:x="1.129cm" svg:y="26.23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15" draw:text-style-name="P8" draw:layer="layout" svg:width="0.246cm" svg:height="0.335cm" svg:x="1.365cm" svg:y="25.711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26.464cm" svg:x2="7.177cm" svg:y2="26.464cm">
          <text:p/>
        </draw:line>
        <draw:path draw:style-name="gr4" draw:text-style-name="P3" draw:layer="layout" svg:width="0.21cm" svg:height="0.21cm" svg:x="7.809cm" svg:y="6.339cm" svg:viewBox="0 0 211 211" svg:d="M106 211c58 0 105-47 105-105s-47-106-105-106-106 48-106 106 48 105 106 105z">
          <text:p/>
        </draw:path>
        <draw:path draw:style-name="gr5" draw:text-style-name="P4" draw:layer="layout" svg:width="0.235cm" svg:height="0.235cm" svg:x="7.797cm" svg:y="6.326cm" svg:viewBox="0 0 236 236" svg:d="M118 236c-65 0-118-52-118-117 0-66 53-119 118-119s118 53 118 119c0 65-53 117-118 117zM118 26c-51 0-93 41-93 93 0 51 42 92 93 92s92-41 92-92c0-52-41-93-92-93z">
          <text:p/>
        </draw:path>
        <draw:frame draw:style-name="gr15" draw:text-style-name="P8" draw:layer="layout" svg:width="0.246cm" svg:height="0.335cm" svg:x="1.365cm" svg:y="26.205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6.557cm" svg:x2="13.844cm" svg:y2="6.557cm">
          <text:p/>
        </draw:line>
        <draw:path draw:style-name="gr4" draw:text-style-name="P3" draw:layer="layout" svg:width="0.21cm" svg:height="0.21cm" svg:x="7.809cm" svg:y="6.833cm" svg:viewBox="0 0 211 211" svg:d="M106 211c58 0 105-48 105-106s-47-105-105-105-106 47-106 105 48 106 106 106z">
          <text:p/>
        </draw:path>
        <draw:path draw:style-name="gr5" draw:text-style-name="P4" draw:layer="layout" svg:width="0.235cm" svg:height="0.235cm" svg:x="7.797cm" svg:y="6.82cm" svg:viewBox="0 0 236 236" svg:d="M118 236c-65 0-118-52-118-117 0-66 53-119 118-119s118 53 118 119c0 65-53 117-118 117zM118 26c-51 0-93 41-93 93 0 51 42 92 93 92s92-41 92-92c0-52-41-93-92-93z">
          <text:p/>
        </draw:path>
        <draw:frame draw:style-name="gr15" draw:text-style-name="P8" draw:layer="layout" svg:width="0.246cm" svg:height="0.335cm" svg:x="8.032cm" svg:y="6.298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7.051cm" svg:x2="13.844cm" svg:y2="7.051cm">
          <text:p/>
        </draw:line>
        <draw:path draw:style-name="gr4" draw:text-style-name="P3" draw:layer="layout" svg:width="0.21cm" svg:height="0.209cm" svg:x="7.809cm" svg:y="7.327cm" svg:viewBox="0 0 211 210" svg:d="M106 210c58 0 105-46 105-104 0-59-47-106-105-106s-106 47-106 106c0 58 48 104 106 104z">
          <text:p/>
        </draw:path>
        <draw:path draw:style-name="gr5" draw:text-style-name="P4" draw:layer="layout" svg:width="0.235cm" svg:height="0.235cm" svg:x="7.797cm" svg:y="7.314cm" svg:viewBox="0 0 236 236" svg:d="M118 236c-65 0-118-53-118-117 0-66 53-119 118-119s118 53 118 119c0 64-53 117-118 117zM118 26c-51 0-93 42-93 93s42 92 93 92 92-41 92-92-41-93-92-93z">
          <text:p/>
        </draw:path>
        <draw:frame draw:style-name="gr15" draw:text-style-name="P8" draw:layer="layout" svg:width="0.246cm" svg:height="0.335cm" svg:x="8.032cm" svg:y="6.792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7.545cm" svg:x2="13.844cm" svg:y2="7.545cm">
          <text:p/>
        </draw:line>
        <draw:path draw:style-name="gr4" draw:text-style-name="P3" draw:layer="layout" svg:width="0.21cm" svg:height="0.209cm" svg:x="7.809cm" svg:y="7.821cm" svg:viewBox="0 0 211 210" svg:d="M106 210c58 0 105-47 105-104 0-58-47-106-105-106s-106 48-106 106c0 57 48 104 106 104z">
          <text:p/>
        </draw:path>
        <draw:path draw:style-name="gr5" draw:text-style-name="P4" draw:layer="layout" svg:width="0.235cm" svg:height="0.235cm" svg:x="7.797cm" svg:y="7.808cm" svg:viewBox="0 0 236 236" svg:d="M118 236c-65 0-118-53-118-117 0-65 53-119 118-119s118 54 118 119c0 64-53 117-118 117zM118 25c-51 0-93 43-93 94 0 50 42 92 93 92s92-42 92-92c0-51-41-94-92-94z">
          <text:p/>
        </draw:path>
        <draw:frame draw:style-name="gr15" draw:text-style-name="P8" draw:layer="layout" svg:width="0.246cm" svg:height="0.335cm" svg:x="8.032cm" svg:y="7.286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8.039cm" svg:x2="13.844cm" svg:y2="8.039cm">
          <text:p/>
        </draw:line>
        <draw:path draw:style-name="gr4" draw:text-style-name="P3" draw:layer="layout" svg:width="0.21cm" svg:height="0.209cm" svg:x="7.809cm" svg:y="8.315cm" svg:viewBox="0 0 211 210" svg:d="M106 210c58 0 105-47 105-106 0-57-47-104-105-104s-106 47-106 104c0 59 48 106 106 106z">
          <text:p/>
        </draw:path>
        <draw:path draw:style-name="gr5" draw:text-style-name="P4" draw:layer="layout" svg:width="0.235cm" svg:height="0.235cm" svg:x="7.797cm" svg:y="8.302cm" svg:viewBox="0 0 236 236" svg:d="M118 236c-65 0-118-53-118-118 0-64 53-118 118-118s118 54 118 118c0 65-53 118-118 118zM118 26c-51 0-93 42-93 92 0 51 42 93 93 93s92-42 92-93c0-50-41-92-92-92z">
          <text:p/>
        </draw:path>
        <draw:frame draw:style-name="gr15" draw:text-style-name="P8" draw:layer="layout" svg:width="0.246cm" svg:height="0.335cm" svg:x="8.032cm" svg:y="7.78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8.533cm" svg:x2="13.844cm" svg:y2="8.533cm">
          <text:p/>
        </draw:line>
        <draw:path draw:style-name="gr4" draw:text-style-name="P3" draw:layer="layout" svg:width="0.21cm" svg:height="0.209cm" svg:x="7.809cm" svg:y="8.809cm" svg:viewBox="0 0 211 210" svg:d="M106 210c58 0 105-47 105-105 0-59-47-105-105-105s-106 46-106 105c0 58 48 105 106 105z">
          <text:p/>
        </draw:path>
        <draw:path draw:style-name="gr5" draw:text-style-name="P4" draw:layer="layout" svg:width="0.235cm" svg:height="0.235cm" svg:x="7.797cm" svg:y="8.796cm" svg:viewBox="0 0 236 236" svg:d="M118 236c-65 0-118-54-118-119 0-64 53-117 118-117s118 53 118 117c0 65-53 119-118 119zM118 25c-51 0-93 41-93 92s42 93 93 93 92-42 92-93-41-92-92-92z">
          <text:p/>
        </draw:path>
        <draw:frame draw:style-name="gr15" draw:text-style-name="P8" draw:layer="layout" svg:width="0.246cm" svg:height="0.335cm" svg:x="8.032cm" svg:y="8.273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9.026cm" svg:x2="13.844cm" svg:y2="9.026cm">
          <text:p/>
        </draw:line>
        <draw:path draw:style-name="gr4" draw:text-style-name="P3" draw:layer="layout" svg:width="0.21cm" svg:height="0.21cm" svg:x="7.809cm" svg:y="9.302cm" svg:viewBox="0 0 211 211" svg:d="M106 211c58 0 105-48 105-106s-47-105-105-105-106 47-106 105 48 106 106 106z">
          <text:p/>
        </draw:path>
        <draw:path draw:style-name="gr5" draw:text-style-name="P4" draw:layer="layout" svg:width="0.235cm" svg:height="0.235cm" svg:x="7.797cm" svg:y="9.29cm" svg:viewBox="0 0 236 236" svg:d="M118 236c-65 0-118-54-118-119s53-117 118-117 118 52 118 117-53 119-118 119zM118 25c-51 0-93 41-93 92s42 93 93 93 92-42 92-93-41-92-92-92z">
          <text:p/>
        </draw:path>
        <draw:frame draw:style-name="gr15" draw:text-style-name="P8" draw:layer="layout" svg:width="0.246cm" svg:height="0.335cm" svg:x="8.032cm" svg:y="8.767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9.52cm" svg:x2="13.844cm" svg:y2="9.52cm">
          <text:p/>
        </draw:line>
        <draw:path draw:style-name="gr4" draw:text-style-name="P3" draw:layer="layout" svg:width="0.21cm" svg:height="0.21cm" svg:x="7.809cm" svg:y="9.796cm" svg:viewBox="0 0 211 211" svg:d="M106 211c58 0 105-47 105-106 0-58-47-105-105-105s-106 47-106 105c0 59 48 106 106 106z">
          <text:p/>
        </draw:path>
        <draw:path draw:style-name="gr5" draw:text-style-name="P4" draw:layer="layout" svg:width="0.235cm" svg:height="0.235cm" svg:x="7.797cm" svg:y="9.784cm" svg:viewBox="0 0 236 236" svg:d="M118 236c-65 0-118-53-118-119 0-65 53-117 118-117s118 52 118 117c0 66-53 119-118 119zM118 25c-51 0-93 41-93 92 0 52 42 93 93 93s92-41 92-93c0-51-41-92-92-92z">
          <text:p/>
        </draw:path>
        <draw:frame draw:style-name="gr15" draw:text-style-name="P8" draw:layer="layout" svg:width="0.246cm" svg:height="0.335cm" svg:x="8.032cm" svg:y="9.261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10.014cm" svg:x2="13.844cm" svg:y2="10.014cm">
          <text:p/>
        </draw:line>
        <draw:path draw:style-name="gr4" draw:text-style-name="P3" draw:layer="layout" svg:width="0.21cm" svg:height="0.21cm" svg:x="7.809cm" svg:y="10.29cm" svg:viewBox="0 0 211 211" svg:d="M106 211c58 0 105-47 105-105 0-59-47-106-105-106s-106 47-106 106c0 58 48 105 106 105z">
          <text:p/>
        </draw:path>
        <draw:path draw:style-name="gr5" draw:text-style-name="P4" draw:layer="layout" svg:width="0.235cm" svg:height="0.234cm" svg:x="7.797cm" svg:y="10.278cm" svg:viewBox="0 0 236 235" svg:d="M118 235c-65 0-118-52-118-118 0-65 53-117 118-117s118 52 118 117c0 66-53 118-118 118zM118 25c-51 0-93 41-93 92 0 52 42 93 93 93s92-41 92-93c0-51-41-92-92-92z">
          <text:p/>
        </draw:path>
        <draw:frame draw:style-name="gr15" draw:text-style-name="P8" draw:layer="layout" svg:width="0.246cm" svg:height="0.335cm" svg:x="8.032cm" svg:y="9.755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10.508cm" svg:x2="13.844cm" svg:y2="10.508cm">
          <text:p/>
        </draw:line>
        <draw:path draw:style-name="gr4" draw:text-style-name="P3" draw:layer="layout" svg:width="0.21cm" svg:height="0.21cm" svg:x="7.809cm" svg:y="10.784cm" svg:viewBox="0 0 211 211" svg:d="M106 211c58 0 105-48 105-106s-47-105-105-105-106 47-106 105 48 106 106 106z">
          <text:p/>
        </draw:path>
        <draw:path draw:style-name="gr5" draw:text-style-name="P4" draw:layer="layout" svg:width="0.235cm" svg:height="0.235cm" svg:x="7.797cm" svg:y="10.771cm" svg:viewBox="0 0 236 236" svg:d="M118 236c-65 0-118-52-118-117 0-66 53-119 118-119s118 53 118 119c0 65-53 117-118 117zM118 26c-51 0-93 41-93 93 0 51 42 92 93 92s92-41 92-92c0-52-41-93-92-93z">
          <text:p/>
        </draw:path>
        <draw:frame draw:style-name="gr15" draw:text-style-name="P8" draw:layer="layout" svg:width="0.246cm" svg:height="0.335cm" svg:x="8.032cm" svg:y="10.249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11.002cm" svg:x2="13.844cm" svg:y2="11.002cm">
          <text:p/>
        </draw:line>
        <draw:path draw:style-name="gr4" draw:text-style-name="P3" draw:layer="layout" svg:width="0.21cm" svg:height="0.21cm" svg:x="7.809cm" svg:y="11.278cm" svg:viewBox="0 0 211 211" svg:d="M106 211c58 0 105-47 105-106 0-58-47-105-105-105s-106 47-106 105c0 59 48 106 106 106z">
          <text:p/>
        </draw:path>
        <draw:path draw:style-name="gr5" draw:text-style-name="P4" draw:layer="layout" svg:width="0.235cm" svg:height="0.235cm" svg:x="7.797cm" svg:y="11.265cm" svg:viewBox="0 0 236 236" svg:d="M118 236c-65 0-118-52-118-117 0-66 53-119 118-119s118 53 118 119c0 65-53 117-118 117zM118 26c-51 0-93 41-93 93 0 51 42 92 93 92s92-41 92-92c0-52-41-93-92-93z">
          <text:p/>
        </draw:path>
        <draw:frame draw:style-name="gr15" draw:text-style-name="P8" draw:layer="layout" svg:width="0.246cm" svg:height="0.335cm" svg:x="8.032cm" svg:y="10.743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11.496cm" svg:x2="13.844cm" svg:y2="11.496cm">
          <text:p/>
        </draw:line>
        <draw:path draw:style-name="gr4" draw:text-style-name="P3" draw:layer="layout" svg:width="0.21cm" svg:height="0.209cm" svg:x="7.809cm" svg:y="11.772cm" svg:viewBox="0 0 211 210" svg:d="M106 210c58 0 105-46 105-104s-47-106-105-106-106 48-106 106 48 104 106 104z">
          <text:p/>
        </draw:path>
        <draw:path draw:style-name="gr5" draw:text-style-name="P4" draw:layer="layout" svg:width="0.235cm" svg:height="0.235cm" svg:x="7.797cm" svg:y="11.759cm" svg:viewBox="0 0 236 236" svg:d="M118 236c-65 0-118-53-118-117 0-66 53-119 118-119s118 53 118 119c0 64-53 117-118 117zM118 26c-51 0-93 42-93 93s42 92 93 92 92-41 92-92-41-93-92-93z">
          <text:p/>
        </draw:path>
        <draw:frame draw:style-name="gr15" draw:text-style-name="P8" draw:layer="layout" svg:width="0.246cm" svg:height="0.335cm" svg:x="8.032cm" svg:y="11.237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11.99cm" svg:x2="13.844cm" svg:y2="11.99cm">
          <text:p/>
        </draw:line>
        <draw:path draw:style-name="gr4" draw:text-style-name="P3" draw:layer="layout" svg:width="0.21cm" svg:height="0.209cm" svg:x="7.809cm" svg:y="12.266cm" svg:viewBox="0 0 211 210" svg:d="M106 210c58 0 105-48 105-105 0-58-47-105-105-105s-106 47-106 105c0 57 48 105 106 105z">
          <text:p/>
        </draw:path>
        <draw:path draw:style-name="gr5" draw:text-style-name="P4" draw:layer="layout" svg:width="0.235cm" svg:height="0.235cm" svg:x="7.797cm" svg:y="12.253cm" svg:viewBox="0 0 236 236" svg:d="M118 236c-65 0-118-53-118-117 0-65 53-119 118-119s118 54 118 119c0 64-53 117-118 117zM118 25c-51 0-93 43-93 94 0 50 42 92 93 92s92-42 92-92c0-51-41-94-92-94z">
          <text:p/>
        </draw:path>
        <draw:frame draw:style-name="gr15" draw:text-style-name="P8" draw:layer="layout" svg:width="0.246cm" svg:height="0.335cm" svg:x="8.032cm" svg:y="11.731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12.484cm" svg:x2="13.844cm" svg:y2="12.484cm">
          <text:p/>
        </draw:line>
        <draw:path draw:style-name="gr4" draw:text-style-name="P3" draw:layer="layout" svg:width="0.209cm" svg:height="0.21cm" svg:x="14.411cm" svg:y="6.339cm" svg:viewBox="0 0 210 211" svg:d="M105 211c59 0 105-47 105-105s-46-106-105-106c-58 0-105 48-105 106s47 105 105 105z">
          <text:p/>
        </draw:path>
        <draw:path draw:style-name="gr5" draw:text-style-name="P4" draw:layer="layout" svg:width="0.235cm" svg:height="0.235cm" svg:x="14.398cm" svg:y="6.326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15" draw:text-style-name="P8" draw:layer="layout" svg:width="0.246cm" svg:height="0.335cm" svg:x="8.032cm" svg:y="12.225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6.557cm" svg:x2="20.446cm" svg:y2="6.557cm">
          <text:p/>
        </draw:line>
        <draw:path draw:style-name="gr4" draw:text-style-name="P3" draw:layer="layout" svg:width="0.209cm" svg:height="0.21cm" svg:x="14.411cm" svg:y="6.833cm" svg:viewBox="0 0 210 211" svg:d="M105 211c59 0 105-48 105-106s-46-105-105-105c-58 0-105 47-105 105s47 106 105 106z">
          <text:p/>
        </draw:path>
        <draw:path draw:style-name="gr5" draw:text-style-name="P4" draw:layer="layout" svg:width="0.235cm" svg:height="0.235cm" svg:x="14.398cm" svg:y="6.82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15" draw:text-style-name="P8" draw:layer="layout" svg:width="0.246cm" svg:height="0.335cm" svg:x="14.634cm" svg:y="6.298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7.051cm" svg:x2="20.446cm" svg:y2="7.051cm">
          <text:p/>
        </draw:line>
        <draw:path draw:style-name="gr4" draw:text-style-name="P3" draw:layer="layout" svg:width="0.209cm" svg:height="0.209cm" svg:x="14.411cm" svg:y="7.327cm" svg:viewBox="0 0 210 210" svg:d="M105 210c59 0 105-46 105-104 0-59-46-106-105-106-58 0-105 47-105 106 0 58 47 104 105 104z">
          <text:p/>
        </draw:path>
        <draw:path draw:style-name="gr5" draw:text-style-name="P4" draw:layer="layout" svg:width="0.235cm" svg:height="0.235cm" svg:x="14.398cm" svg:y="7.314cm" svg:viewBox="0 0 236 236" svg:d="M118 236c-65 0-118-53-118-117 0-66 53-119 118-119 64 0 118 53 118 119 0 64-54 117-118 117zM118 26c-51 0-93 42-93 93s42 92 93 92c50 0 92-41 92-92s-42-93-92-93z">
          <text:p/>
        </draw:path>
        <draw:frame draw:style-name="gr15" draw:text-style-name="P8" draw:layer="layout" svg:width="0.246cm" svg:height="0.335cm" svg:x="14.634cm" svg:y="6.792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7.545cm" svg:x2="20.446cm" svg:y2="7.545cm">
          <text:p/>
        </draw:line>
        <draw:path draw:style-name="gr4" draw:text-style-name="P3" draw:layer="layout" svg:width="0.209cm" svg:height="0.209cm" svg:x="14.411cm" svg:y="7.821cm" svg:viewBox="0 0 210 210" svg:d="M105 210c59 0 105-47 105-104 0-58-46-106-105-106-58 0-105 48-105 106 0 57 47 104 105 104z">
          <text:p/>
        </draw:path>
        <draw:path draw:style-name="gr5" draw:text-style-name="P4" draw:layer="layout" svg:width="0.235cm" svg:height="0.235cm" svg:x="14.398cm" svg:y="7.808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15" draw:text-style-name="P8" draw:layer="layout" svg:width="0.246cm" svg:height="0.335cm" svg:x="14.634cm" svg:y="7.286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8.039cm" svg:x2="20.446cm" svg:y2="8.039cm">
          <text:p/>
        </draw:line>
        <draw:path draw:style-name="gr4" draw:text-style-name="P3" draw:layer="layout" svg:width="0.209cm" svg:height="0.209cm" svg:x="14.411cm" svg:y="8.315cm" svg:viewBox="0 0 210 210" svg:d="M105 210c59 0 105-47 105-106 0-57-46-104-105-104-58 0-105 47-105 104 0 59 47 106 105 106z">
          <text:p/>
        </draw:path>
        <draw:path draw:style-name="gr5" draw:text-style-name="P4" draw:layer="layout" svg:width="0.235cm" svg:height="0.235cm" svg:x="14.398cm" svg:y="8.302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15" draw:text-style-name="P8" draw:layer="layout" svg:width="0.246cm" svg:height="0.335cm" svg:x="14.634cm" svg:y="7.78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8.533cm" svg:x2="20.446cm" svg:y2="8.533cm">
          <text:p/>
        </draw:line>
        <draw:path draw:style-name="gr4" draw:text-style-name="P3" draw:layer="layout" svg:width="0.209cm" svg:height="0.209cm" svg:x="14.411cm" svg:y="8.809cm" svg:viewBox="0 0 210 210" svg:d="M105 210c59 0 105-47 105-105 0-59-46-105-105-105-58 0-105 46-105 105 0 58 47 105 105 105z">
          <text:p/>
        </draw:path>
        <draw:path draw:style-name="gr5" draw:text-style-name="P4" draw:layer="layout" svg:width="0.235cm" svg:height="0.235cm" svg:x="14.398cm" svg:y="8.796cm" svg:viewBox="0 0 236 236" svg:d="M118 236c-65 0-118-54-118-119 0-64 53-117 118-117 64 0 118 53 118 117 0 65-54 119-118 119zM118 25c-51 0-93 41-93 92s42 93 93 93c50 0 92-42 92-93s-42-92-92-92z">
          <text:p/>
        </draw:path>
        <draw:frame draw:style-name="gr15" draw:text-style-name="P8" draw:layer="layout" svg:width="0.246cm" svg:height="0.335cm" svg:x="14.634cm" svg:y="8.273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9.026cm" svg:x2="20.446cm" svg:y2="9.026cm">
          <text:p/>
        </draw:line>
        <draw:path draw:style-name="gr4" draw:text-style-name="P3" draw:layer="layout" svg:width="0.209cm" svg:height="0.21cm" svg:x="14.411cm" svg:y="9.302cm" svg:viewBox="0 0 210 211" svg:d="M105 211c59 0 105-48 105-106s-46-105-105-105c-58 0-105 47-105 105s47 106 105 106z">
          <text:p/>
        </draw:path>
        <draw:path draw:style-name="gr5" draw:text-style-name="P4" draw:layer="layout" svg:width="0.235cm" svg:height="0.235cm" svg:x="14.398cm" svg:y="9.29cm" svg:viewBox="0 0 236 236" svg:d="M118 236c-65 0-118-54-118-119s53-117 118-117c64 0 118 52 118 117s-54 119-118 119zM118 25c-51 0-93 41-93 92s42 93 93 93c50 0 92-42 92-93s-42-92-92-92z">
          <text:p/>
        </draw:path>
        <draw:frame draw:style-name="gr15" draw:text-style-name="P8" draw:layer="layout" svg:width="0.246cm" svg:height="0.335cm" svg:x="14.634cm" svg:y="8.767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9.52cm" svg:x2="20.446cm" svg:y2="9.52cm">
          <text:p/>
        </draw:line>
        <draw:path draw:style-name="gr4" draw:text-style-name="P3" draw:layer="layout" svg:width="0.209cm" svg:height="0.21cm" svg:x="14.411cm" svg:y="9.796cm" svg:viewBox="0 0 210 211" svg:d="M105 211c59 0 105-47 105-106 0-58-46-105-105-105-58 0-105 47-105 105 0 59 47 106 105 106z">
          <text:p/>
        </draw:path>
        <draw:path draw:style-name="gr5" draw:text-style-name="P4" draw:layer="layout" svg:width="0.235cm" svg:height="0.235cm" svg:x="14.398cm" svg:y="9.784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15" draw:text-style-name="P8" draw:layer="layout" svg:width="0.246cm" svg:height="0.335cm" svg:x="14.634cm" svg:y="9.261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10.014cm" svg:x2="20.446cm" svg:y2="10.014cm">
          <text:p/>
        </draw:line>
        <draw:path draw:style-name="gr4" draw:text-style-name="P3" draw:layer="layout" svg:width="0.209cm" svg:height="0.21cm" svg:x="14.411cm" svg:y="10.29cm" svg:viewBox="0 0 210 211" svg:d="M105 211c59 0 105-47 105-105 0-59-46-106-105-106-58 0-105 47-105 106 0 58 47 105 105 105z">
          <text:p/>
        </draw:path>
        <draw:path draw:style-name="gr5" draw:text-style-name="P4" draw:layer="layout" svg:width="0.235cm" svg:height="0.234cm" svg:x="14.398cm" svg:y="10.278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15" draw:text-style-name="P8" draw:layer="layout" svg:width="0.246cm" svg:height="0.335cm" svg:x="14.634cm" svg:y="9.755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10.508cm" svg:x2="20.446cm" svg:y2="10.508cm">
          <text:p/>
        </draw:line>
        <draw:path draw:style-name="gr4" draw:text-style-name="P3" draw:layer="layout" svg:width="0.209cm" svg:height="0.209cm" svg:x="14.411cm" svg:y="12.328cm" svg:viewBox="0 0 210 210" svg:d="M105 210c59 0 105-47 105-106 0-58-46-104-105-104-58 0-105 46-105 104 0 59 47 106 105 106z">
          <text:p/>
        </draw:path>
        <draw:path draw:style-name="gr5" draw:text-style-name="P4" draw:layer="layout" svg:width="0.235cm" svg:height="0.235cm" svg:x="14.398cm" svg:y="12.315cm" svg:viewBox="0 0 236 236" svg:d="M118 236c-65 0-118-54-118-119 0-64 53-117 118-117 64 0 118 53 118 117 0 65-54 119-118 119zM118 25c-51 0-93 42-93 92 0 51 42 94 93 94 50 0 92-43 92-94 0-50-42-92-92-92z">
          <text:p/>
        </draw:path>
        <draw:frame draw:style-name="gr15" draw:text-style-name="P8" draw:layer="layout" svg:width="0.246cm" svg:height="0.335cm" svg:x="14.634cm" svg:y="10.249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12.545cm" svg:x2="20.446cm" svg:y2="12.545cm">
          <text:p/>
        </draw:line>
        <draw:path draw:style-name="gr4" draw:text-style-name="P3" draw:layer="layout" svg:width="0.209cm" svg:height="0.21cm" svg:x="14.411cm" svg:y="12.821cm" svg:viewBox="0 0 210 211" svg:d="M105 211c59 0 105-47 105-105s-46-106-105-106c-58 0-105 48-105 106s47 105 105 105z">
          <text:p/>
        </draw:path>
        <draw:path draw:style-name="gr5" draw:text-style-name="P4" draw:layer="layout" svg:width="0.235cm" svg:height="0.235cm" svg:x="14.398cm" svg:y="12.809cm" svg:viewBox="0 0 236 236" svg:d="M118 236c-65 0-118-53-118-119 0-64 53-117 118-117 64 0 118 53 118 117 0 66-54 119-118 119zM118 25c-51 0-93 41-93 92s42 93 93 93c50 0 92-42 92-93s-42-92-92-92z">
          <text:p/>
        </draw:path>
        <draw:frame draw:style-name="gr15" draw:text-style-name="P8" draw:layer="layout" svg:width="0.246cm" svg:height="0.335cm" svg:x="14.634cm" svg:y="12.286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13.039cm" svg:x2="20.446cm" svg:y2="13.039cm">
          <text:p/>
        </draw:line>
        <draw:path draw:style-name="gr4" draw:text-style-name="P3" draw:layer="layout" svg:width="0.209cm" svg:height="0.21cm" svg:x="14.411cm" svg:y="13.315cm" svg:viewBox="0 0 210 211" svg:d="M105 211c59 0 105-48 105-106s-46-105-105-105c-58 0-105 47-105 105s47 106 105 106z">
          <text:p/>
        </draw:path>
        <draw:path draw:style-name="gr5" draw:text-style-name="P4" draw:layer="layout" svg:width="0.235cm" svg:height="0.235cm" svg:x="14.398cm" svg:y="13.303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15" draw:text-style-name="P8" draw:layer="layout" svg:width="0.246cm" svg:height="0.335cm" svg:x="14.634cm" svg:y="12.78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13.533cm" svg:x2="20.446cm" svg:y2="13.533cm">
          <text:p/>
        </draw:line>
        <draw:path draw:style-name="gr4" draw:text-style-name="P3" draw:layer="layout" svg:width="0.209cm" svg:height="0.21cm" svg:x="14.411cm" svg:y="13.809cm" svg:viewBox="0 0 210 211" svg:d="M105 211c59 0 105-47 105-105 0-59-46-106-105-106-58 0-105 47-105 106 0 58 47 105 105 105z">
          <text:p/>
        </draw:path>
        <draw:path draw:style-name="gr5" draw:text-style-name="P4" draw:layer="layout" svg:width="0.235cm" svg:height="0.235cm" svg:x="14.398cm" svg:y="13.797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15" draw:text-style-name="P8" draw:layer="layout" svg:width="0.246cm" svg:height="0.335cm" svg:x="14.634cm" svg:y="13.274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14.027cm" svg:x2="20.446cm" svg:y2="14.027cm">
          <text:p/>
        </draw:line>
        <draw:path draw:style-name="gr4" draw:text-style-name="P3" draw:layer="layout" svg:width="0.209cm" svg:height="0.21cm" svg:x="14.411cm" svg:y="14.303cm" svg:viewBox="0 0 210 211" svg:d="M105 211c59 0 105-47 105-105s-46-106-105-106c-58 0-105 48-105 106s47 105 105 105z">
          <text:p/>
        </draw:path>
        <draw:path draw:style-name="gr5" draw:text-style-name="P4" draw:layer="layout" svg:width="0.235cm" svg:height="0.234cm" svg:x="14.398cm" svg:y="14.291cm" svg:viewBox="0 0 236 235" svg:d="M118 235c-65 0-118-52-118-117 0-66 53-118 118-118 64 0 118 52 118 118 0 65-54 117-118 117zM118 25c-51 0-93 41-93 93 0 51 42 92 93 92 50 0 92-41 92-92 0-52-42-93-92-93z">
          <text:p/>
        </draw:path>
        <draw:frame draw:style-name="gr15" draw:text-style-name="P8" draw:layer="layout" svg:width="0.246cm" svg:height="0.335cm" svg:x="14.634cm" svg:y="13.768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14.521cm" svg:x2="20.446cm" svg:y2="14.521cm">
          <text:p/>
        </draw:line>
        <draw:path draw:style-name="gr4" draw:text-style-name="P3" draw:layer="layout" svg:width="0.209cm" svg:height="0.21cm" svg:x="14.411cm" svg:y="14.797cm" svg:viewBox="0 0 210 211" svg:d="M105 211c59 0 105-47 105-106 0-58-46-105-105-105-58 0-105 47-105 105 0 59 47 106 105 106z">
          <text:p/>
        </draw:path>
        <draw:path draw:style-name="gr5" draw:text-style-name="P4" draw:layer="layout" svg:width="0.235cm" svg:height="0.235cm" svg:x="14.398cm" svg:y="14.784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15" draw:text-style-name="P8" draw:layer="layout" svg:width="0.246cm" svg:height="0.335cm" svg:x="14.634cm" svg:y="14.262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15.015cm" svg:x2="20.446cm" svg:y2="15.015cm">
          <text:p/>
        </draw:line>
        <draw:path draw:style-name="gr4" draw:text-style-name="P3" draw:layer="layout" svg:width="0.209cm" svg:height="0.21cm" svg:x="14.411cm" svg:y="15.291cm" svg:viewBox="0 0 210 211" svg:d="M105 211c59 0 105-47 105-105 0-59-46-106-105-106-58 0-105 47-105 106 0 58 47 105 105 105z">
          <text:p/>
        </draw:path>
        <draw:path draw:style-name="gr5" draw:text-style-name="P4" draw:layer="layout" svg:width="0.235cm" svg:height="0.235cm" svg:x="14.398cm" svg:y="15.278cm" svg:viewBox="0 0 236 236" svg:d="M118 236c-65 0-118-52-118-117s53-119 118-119c64 0 118 54 118 119s-54 117-118 117zM118 26c-51 0-93 42-93 93s42 92 93 92c50 0 92-41 92-92s-42-93-92-93z">
          <text:p/>
        </draw:path>
        <draw:frame draw:style-name="gr15" draw:text-style-name="P8" draw:layer="layout" svg:width="0.246cm" svg:height="0.335cm" svg:x="14.634cm" svg:y="14.756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15.509cm" svg:x2="20.446cm" svg:y2="15.509cm">
          <text:p/>
        </draw:line>
        <draw:path draw:style-name="gr4" draw:text-style-name="P3" draw:layer="layout" svg:width="0.209cm" svg:height="0.209cm" svg:x="14.411cm" svg:y="15.785cm" svg:viewBox="0 0 210 210" svg:d="M105 210c59 0 105-48 105-105 0-58-46-105-105-105-58 0-105 47-105 105 0 57 47 105 105 105z">
          <text:p/>
        </draw:path>
        <draw:path draw:style-name="gr5" draw:text-style-name="P4" draw:layer="layout" svg:width="0.235cm" svg:height="0.235cm" svg:x="14.398cm" svg:y="15.772cm" svg:viewBox="0 0 236 236" svg:d="M118 236c-65 0-118-53-118-117 0-65 53-119 118-119 64 0 118 54 118 119 0 64-54 117-118 117zM118 26c-51 0-93 42-93 93 0 50 42 92 93 92 50 0 92-42 92-92 0-51-42-93-92-93z">
          <text:p/>
        </draw:path>
        <draw:frame draw:style-name="gr15" draw:text-style-name="P8" draw:layer="layout" svg:width="0.246cm" svg:height="0.335cm" svg:x="14.634cm" svg:y="15.25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16.003cm" svg:x2="20.446cm" svg:y2="16.003cm">
          <text:p/>
        </draw:line>
        <draw:path draw:style-name="gr4" draw:text-style-name="P3" draw:layer="layout" svg:width="0.209cm" svg:height="0.209cm" svg:x="14.411cm" svg:y="16.279cm" svg:viewBox="0 0 210 210" svg:d="M105 210c59 0 105-47 105-106 0-57-46-104-105-104-58 0-105 47-105 104 0 59 47 106 105 106z">
          <text:p/>
        </draw:path>
        <draw:path draw:style-name="gr5" draw:text-style-name="P4" draw:layer="layout" svg:width="0.235cm" svg:height="0.235cm" svg:x="14.398cm" svg:y="16.266cm" svg:viewBox="0 0 236 236" svg:d="M118 236c-65 0-118-54-118-118 0-65 53-118 118-118 64 0 118 53 118 118 0 64-54 118-118 118zM118 25c-51 0-93 42-93 93 0 50 42 92 93 92 50 0 92-42 92-92 0-51-42-93-92-93z">
          <text:p/>
        </draw:path>
        <draw:frame draw:style-name="gr15" draw:text-style-name="P8" draw:layer="layout" svg:width="0.246cm" svg:height="0.335cm" svg:x="14.634cm" svg:y="15.744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16.497cm" svg:x2="20.446cm" svg:y2="16.497cm">
          <text:p/>
        </draw:line>
        <draw:path draw:style-name="gr4" draw:text-style-name="P3" draw:layer="layout" svg:width="0.209cm" svg:height="0.21cm" svg:x="14.411cm" svg:y="18.318cm" svg:viewBox="0 0 210 211" svg:d="M105 211c59 0 105-48 105-106s-46-105-105-105c-58 0-105 47-105 105s47 106 105 106z">
          <text:p/>
        </draw:path>
        <draw:path draw:style-name="gr5" draw:text-style-name="P4" draw:layer="layout" svg:width="0.235cm" svg:height="0.235cm" svg:x="14.398cm" svg:y="18.305cm" svg:viewBox="0 0 236 236" svg:d="M118 236c-65 0-118-53-118-117 0-66 53-119 118-119 64 0 118 53 118 119 0 64-54 117-118 117zM118 26c-51 0-93 42-93 93s42 92 93 92c50 0 92-41 92-92s-42-93-92-93z">
          <text:p/>
        </draw:path>
        <draw:frame draw:style-name="gr15" draw:text-style-name="P8" draw:layer="layout" svg:width="0.246cm" svg:height="0.335cm" svg:x="14.634cm" svg:y="16.237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18.536cm" svg:x2="20.446cm" svg:y2="18.536cm">
          <text:p/>
        </draw:line>
        <draw:path draw:style-name="gr4" draw:text-style-name="P3" draw:layer="layout" svg:width="0.209cm" svg:height="0.209cm" svg:x="14.411cm" svg:y="18.812cm" svg:viewBox="0 0 210 210" svg:d="M105 210c59 0 105-47 105-104 0-59-46-106-105-106-58 0-105 47-105 106 0 57 47 104 105 104z">
          <text:p/>
        </draw:path>
        <draw:path draw:style-name="gr5" draw:text-style-name="P4" draw:layer="layout" svg:width="0.235cm" svg:height="0.235cm" svg:x="14.398cm" svg:y="18.799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15" draw:text-style-name="P8" draw:layer="layout" svg:width="0.246cm" svg:height="0.335cm" svg:x="14.634cm" svg:y="18.277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19.03cm" svg:x2="20.446cm" svg:y2="19.03cm">
          <text:p/>
        </draw:line>
        <draw:path draw:style-name="gr4" draw:text-style-name="P3" draw:layer="layout" svg:width="0.209cm" svg:height="0.209cm" svg:x="14.411cm" svg:y="19.306cm" svg:viewBox="0 0 210 210" svg:d="M105 210c59 0 105-47 105-105 0-57-46-105-105-105-58 0-105 48-105 105 0 58 47 105 105 105z">
          <text:p/>
        </draw:path>
        <draw:path draw:style-name="gr5" draw:text-style-name="P4" draw:layer="layout" svg:width="0.235cm" svg:height="0.235cm" svg:x="14.398cm" svg:y="19.293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15" draw:text-style-name="P8" draw:layer="layout" svg:width="0.246cm" svg:height="0.335cm" svg:x="14.634cm" svg:y="18.771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19.524cm" svg:x2="20.446cm" svg:y2="19.524cm">
          <text:p/>
        </draw:line>
        <draw:path draw:style-name="gr4" draw:text-style-name="P3" draw:layer="layout" svg:width="0.209cm" svg:height="0.209cm" svg:x="14.411cm" svg:y="19.8cm" svg:viewBox="0 0 210 210" svg:d="M105 210c59 0 105-47 105-106 0-58-46-104-105-104-58 0-105 46-105 104 0 59 47 106 105 106z">
          <text:p/>
        </draw:path>
        <draw:path draw:style-name="gr5" draw:text-style-name="P4" draw:layer="layout" svg:width="0.235cm" svg:height="0.235cm" svg:x="14.398cm" svg:y="19.787cm" svg:viewBox="0 0 236 236" svg:d="M118 236c-65 0-118-54-118-119 0-64 53-117 118-117 64 0 118 53 118 117 0 65-54 119-118 119zM118 25c-51 0-93 42-93 92 0 51 42 93 93 93 50 0 92-42 92-93 0-50-42-92-92-92z">
          <text:p/>
        </draw:path>
        <draw:frame draw:style-name="gr15" draw:text-style-name="P8" draw:layer="layout" svg:width="0.246cm" svg:height="0.335cm" svg:x="14.634cm" svg:y="19.264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20.017cm" svg:x2="20.446cm" svg:y2="20.017cm">
          <text:p/>
        </draw:line>
        <draw:path draw:style-name="gr4" draw:text-style-name="P3" draw:layer="layout" svg:width="0.209cm" svg:height="0.21cm" svg:x="14.411cm" svg:y="20.293cm" svg:viewBox="0 0 210 211" svg:d="M105 211c59 0 105-47 105-105 0-59-46-106-105-106-58 0-105 47-105 106 0 58 47 105 105 105z">
          <text:p/>
        </draw:path>
        <draw:path draw:style-name="gr5" draw:text-style-name="P4" draw:layer="layout" svg:width="0.235cm" svg:height="0.235cm" svg:x="14.398cm" svg:y="20.281cm" svg:viewBox="0 0 236 236" svg:d="M118 236c-65 0-118-54-118-119 0-64 53-117 118-117 64 0 118 53 118 117 0 65-54 119-118 119zM118 25c-51 0-93 41-93 92s42 93 93 93c50 0 92-42 92-93s-42-92-92-92z">
          <text:p/>
        </draw:path>
        <draw:frame draw:style-name="gr15" draw:text-style-name="P8" draw:layer="layout" svg:width="0.246cm" svg:height="0.335cm" svg:x="14.634cm" svg:y="19.758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20.511cm" svg:x2="20.446cm" svg:y2="20.511cm">
          <text:p/>
        </draw:line>
        <draw:path draw:style-name="gr4" draw:text-style-name="P3" draw:layer="layout" svg:width="0.209cm" svg:height="0.21cm" svg:x="14.411cm" svg:y="20.787cm" svg:viewBox="0 0 210 211" svg:d="M105 211c59 0 105-47 105-105s-46-106-105-106c-58 0-105 48-105 106s47 105 105 105z">
          <text:p/>
        </draw:path>
        <draw:path draw:style-name="gr5" draw:text-style-name="P4" draw:layer="layout" svg:width="0.235cm" svg:height="0.235cm" svg:x="14.398cm" svg:y="20.775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15" draw:text-style-name="P8" draw:layer="layout" svg:width="0.246cm" svg:height="0.335cm" svg:x="14.634cm" svg:y="20.252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21.005cm" svg:x2="20.446cm" svg:y2="21.005cm">
          <text:p/>
        </draw:line>
        <draw:path draw:style-name="gr4" draw:text-style-name="P3" draw:layer="layout" svg:width="0.209cm" svg:height="0.21cm" svg:x="14.411cm" svg:y="21.281cm" svg:viewBox="0 0 210 211" svg:d="M105 211c59 0 105-47 105-106 0-58-46-105-105-105-58 0-105 47-105 105 0 59 47 106 105 106z">
          <text:p/>
        </draw:path>
        <draw:path draw:style-name="gr5" draw:text-style-name="P4" draw:layer="layout" svg:width="0.235cm" svg:height="0.234cm" svg:x="14.398cm" svg:y="21.269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15" draw:text-style-name="P8" draw:layer="layout" svg:width="0.246cm" svg:height="0.335cm" svg:x="14.634cm" svg:y="20.746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21.499cm" svg:x2="20.446cm" svg:y2="21.499cm">
          <text:p/>
        </draw:line>
        <draw:path draw:style-name="gr4" draw:text-style-name="P3" draw:layer="layout" svg:width="0.209cm" svg:height="0.21cm" svg:x="14.411cm" svg:y="23.282cm" svg:viewBox="0 0 210 211" svg:d="M105 211c59 0 105-47 105-105s-46-106-105-106c-58 0-105 48-105 106s47 105 105 105z">
          <text:p/>
        </draw:path>
        <draw:path draw:style-name="gr5" draw:text-style-name="P4" draw:layer="layout" svg:width="0.235cm" svg:height="0.235cm" svg:x="14.398cm" svg:y="23.27cm" svg:viewBox="0 0 236 236" svg:d="M118 236c-65 0-118-53-118-118s53-118 118-118c64 0 118 53 118 118s-54 118-118 118zM118 26c-51 0-93 41-93 92s42 92 93 92c50 0 92-41 92-92s-42-92-92-92z">
          <text:p/>
        </draw:path>
        <draw:frame draw:style-name="gr15" draw:text-style-name="P8" draw:layer="layout" svg:width="0.246cm" svg:height="0.335cm" svg:x="14.634cm" svg:y="21.24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23.5cm" svg:x2="20.446cm" svg:y2="23.5cm">
          <text:p/>
        </draw:line>
        <draw:path draw:style-name="gr4" draw:text-style-name="P3" draw:layer="layout" svg:width="0.209cm" svg:height="0.21cm" svg:x="14.411cm" svg:y="23.776cm" svg:viewBox="0 0 210 211" svg:d="M105 211c59 0 105-47 105-106 0-58-46-105-105-105-58 0-105 47-105 105 0 59 47 106 105 106z">
          <text:p/>
        </draw:path>
        <draw:path draw:style-name="gr5" draw:text-style-name="P4" draw:layer="layout" svg:width="0.235cm" svg:height="0.234cm" svg:x="14.398cm" svg:y="23.764cm" svg:viewBox="0 0 236 235" svg:d="M118 235c-65 0-118-53-118-118s53-117 118-117c64 0 118 52 118 117s-54 118-118 118zM118 25c-51 0-93 41-93 92s42 92 93 92c50 0 92-41 92-92s-42-92-92-92z">
          <text:p/>
        </draw:path>
        <draw:frame draw:style-name="gr15" draw:text-style-name="P8" draw:layer="layout" svg:width="0.246cm" svg:height="0.335cm" svg:x="14.634cm" svg:y="23.241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23.994cm" svg:x2="20.446cm" svg:y2="23.994cm">
          <text:p/>
        </draw:line>
        <draw:path draw:style-name="gr4" draw:text-style-name="P3" draw:layer="layout" svg:width="0.209cm" svg:height="0.21cm" svg:x="14.411cm" svg:y="24.27cm" svg:viewBox="0 0 210 211" svg:d="M105 211c59 0 105-47 105-105 0-59-46-106-105-106-58 0-105 47-105 106 0 58 47 105 105 105z">
          <text:p/>
        </draw:path>
        <draw:path draw:style-name="gr5" draw:text-style-name="P4" draw:layer="layout" svg:width="0.235cm" svg:height="0.235cm" svg:x="14.398cm" svg:y="24.257cm" svg:viewBox="0 0 236 236" svg:d="M118 236c-65 0-118-53-118-118s53-118 118-118c64 0 118 53 118 118s-54 118-118 118zM118 26c-51 0-93 41-93 92s42 93 93 93c50 0 92-42 92-93s-42-92-92-92z">
          <text:p/>
        </draw:path>
        <draw:frame draw:style-name="gr15" draw:text-style-name="P8" draw:layer="layout" svg:width="0.246cm" svg:height="0.335cm" svg:x="14.634cm" svg:y="23.735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24.488cm" svg:x2="20.446cm" svg:y2="24.488cm">
          <text:p/>
        </draw:line>
        <draw:path draw:style-name="gr4" draw:text-style-name="P3" draw:layer="layout" svg:width="0.209cm" svg:height="0.21cm" svg:x="14.411cm" svg:y="24.764cm" svg:viewBox="0 0 210 211" svg:d="M105 211c59 0 105-47 105-105s-46-106-105-106c-58 0-105 48-105 106s47 105 105 105z">
          <text:p/>
        </draw:path>
        <draw:path draw:style-name="gr5" draw:text-style-name="P4" draw:layer="layout" svg:width="0.235cm" svg:height="0.235cm" svg:x="14.398cm" svg:y="24.751cm" svg:viewBox="0 0 236 236" svg:d="M118 236c-65 0-118-52-118-118 0-65 53-118 118-118 64 0 118 53 118 118 0 66-54 118-118 118zM118 26c-51 0-93 41-93 92s42 93 93 93c50 0 92-42 92-93s-42-92-92-92z">
          <text:p/>
        </draw:path>
        <draw:frame draw:style-name="gr15" draw:text-style-name="P8" draw:layer="layout" svg:width="0.246cm" svg:height="0.335cm" svg:x="14.634cm" svg:y="24.229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24.982cm" svg:x2="20.446cm" svg:y2="24.982cm">
          <text:p/>
        </draw:line>
        <draw:path draw:style-name="gr4" draw:text-style-name="P3" draw:layer="layout" svg:width="0.209cm" svg:height="0.209cm" svg:x="14.411cm" svg:y="25.258cm" svg:viewBox="0 0 210 210" svg:d="M105 210c59 0 105-46 105-105 0-58-46-105-105-105-58 0-105 47-105 105 0 59 47 105 105 105z">
          <text:p/>
        </draw:path>
        <draw:path draw:style-name="gr5" draw:text-style-name="P4" draw:layer="layout" svg:width="0.235cm" svg:height="0.235cm" svg:x="14.398cm" svg:y="25.245cm" svg:viewBox="0 0 236 236" svg:d="M118 236c-65 0-118-53-118-118s53-118 118-118c64 0 118 53 118 118s-54 118-118 118zM118 26c-51 0-93 41-93 92 0 52 42 93 93 93 50 0 92-41 92-93 0-51-42-92-92-92z">
          <text:p/>
        </draw:path>
        <draw:frame draw:style-name="gr15" draw:text-style-name="P8" draw:layer="layout" svg:width="0.246cm" svg:height="0.335cm" svg:x="14.634cm" svg:y="24.723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25.476cm" svg:x2="20.446cm" svg:y2="25.476cm">
          <text:p/>
        </draw:line>
        <draw:path draw:style-name="gr4" draw:text-style-name="P3" draw:layer="layout" svg:width="0.209cm" svg:height="0.209cm" svg:x="14.411cm" svg:y="25.752cm" svg:viewBox="0 0 210 210" svg:d="M105 210c59 0 105-47 105-104 0-59-46-106-105-106-58 0-105 47-105 106 0 57 47 104 105 104z">
          <text:p/>
        </draw:path>
        <draw:path draw:style-name="gr5" draw:text-style-name="P4" draw:layer="layout" svg:width="0.235cm" svg:height="0.235cm" svg:x="14.398cm" svg:y="25.739cm" svg:viewBox="0 0 236 236" svg:d="M118 236c-65 0-118-53-118-117 0-66 53-119 118-119 64 0 118 53 118 119 0 64-54 117-118 117zM118 25c-51 0-93 42-93 94 0 50 42 92 93 92 50 0 92-42 92-92 0-52-42-94-92-94z">
          <text:p/>
        </draw:path>
        <draw:frame draw:style-name="gr15" draw:text-style-name="P8" draw:layer="layout" svg:width="0.246cm" svg:height="0.335cm" svg:x="14.634cm" svg:y="25.217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25.97cm" svg:x2="20.446cm" svg:y2="25.97cm">
          <text:p/>
        </draw:line>
        <draw:path draw:style-name="gr4" draw:text-style-name="P3" draw:layer="layout" svg:width="0.209cm" svg:height="0.209cm" svg:x="14.411cm" svg:y="26.246cm" svg:viewBox="0 0 210 210" svg:d="M105 210c59 0 105-48 105-106 0-57-46-104-105-104-58 0-105 47-105 104 0 58 47 106 105 106z">
          <text:p/>
        </draw:path>
        <draw:path draw:style-name="gr5" draw:text-style-name="P4" draw:layer="layout" svg:width="0.235cm" svg:height="0.235cm" svg:x="14.398cm" svg:y="26.233cm" svg:viewBox="0 0 236 236" svg:d="M118 236c-65 0-118-53-118-118s53-118 118-118c64 0 118 53 118 118s-54 118-118 118zM118 25c-51 0-93 42-93 93s42 93 93 93c50 0 92-42 92-93s-42-93-92-93z">
          <text:p/>
        </draw:path>
        <draw:frame draw:style-name="gr15" draw:text-style-name="P8" draw:layer="layout" svg:width="0.246cm" svg:height="0.335cm" svg:x="14.634cm" svg:y="25.711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26.463cm" svg:x2="20.446cm" svg:y2="26.463cm">
          <text:p/>
        </draw:line>
        <draw:path draw:style-name="gr4" draw:text-style-name="P3" draw:layer="layout" svg:width="0.21cm" svg:height="0.21cm" svg:x="7.809cm" svg:y="14.297cm" svg:viewBox="0 0 211 211" svg:d="M106 211c58 0 105-47 105-105s-47-106-105-106-106 48-106 106 48 105 106 105z">
          <text:p/>
        </draw:path>
        <draw:path draw:style-name="gr5" draw:text-style-name="P4" draw:layer="layout" svg:width="0.235cm" svg:height="0.235cm" svg:x="7.797cm" svg:y="14.285cm" svg:viewBox="0 0 236 236" svg:d="M118 236c-65 0-118-53-118-118 0-66 53-118 118-118s118 52 118 118c0 65-53 118-118 118zM118 25c-51 0-93 41-93 93 0 51 42 92 93 92s92-41 92-92c0-52-41-93-92-93z">
          <text:p/>
        </draw:path>
        <draw:frame draw:style-name="gr15" draw:text-style-name="P8" draw:layer="layout" svg:width="0.246cm" svg:height="0.335cm" svg:x="14.634cm" svg:y="26.204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14.515cm" svg:x2="13.844cm" svg:y2="14.515cm">
          <text:p/>
        </draw:line>
        <draw:path draw:style-name="gr4" draw:text-style-name="P3" draw:layer="layout" svg:width="0.21cm" svg:height="0.21cm" svg:x="7.809cm" svg:y="14.791cm" svg:viewBox="0 0 211 211" svg:d="M106 211c58 0 105-47 105-106 0-58-47-105-105-105s-106 47-106 105c0 59 48 106 106 106z">
          <text:p/>
        </draw:path>
        <draw:path draw:style-name="gr5" draw:text-style-name="P4" draw:layer="layout" svg:width="0.235cm" svg:height="0.234cm" svg:x="7.797cm" svg:y="14.779cm" svg:viewBox="0 0 236 235" svg:d="M118 235c-65 0-118-52-118-117 0-66 53-118 118-118s118 52 118 118c0 65-53 117-118 117zM118 25c-51 0-93 41-93 93 0 51 42 92 93 92s92-41 92-92c0-52-41-93-92-93z">
          <text:p/>
        </draw:path>
        <draw:frame draw:style-name="gr15" draw:text-style-name="P8" draw:layer="layout" svg:width="0.246cm" svg:height="0.335cm" svg:x="8.032cm" svg:y="14.256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15.009cm" svg:x2="13.844cm" svg:y2="15.009cm">
          <text:p/>
        </draw:line>
        <draw:path draw:style-name="gr4" draw:text-style-name="P3" draw:layer="layout" svg:width="0.21cm" svg:height="0.21cm" svg:x="7.809cm" svg:y="15.285cm" svg:viewBox="0 0 211 211" svg:d="M106 211c58 0 105-47 105-105 0-59-47-106-105-106s-106 47-106 106c0 58 48 105 106 105z">
          <text:p/>
        </draw:path>
        <draw:path draw:style-name="gr5" draw:text-style-name="P4" draw:layer="layout" svg:width="0.235cm" svg:height="0.235cm" svg:x="7.797cm" svg:y="15.272cm" svg:viewBox="0 0 236 236" svg:d="M118 236c-65 0-118-52-118-117 0-66 53-119 118-119s118 53 118 119c0 65-53 117-118 117zM118 26c-51 0-93 42-93 93s42 92 93 92 92-41 92-92-41-93-92-93z">
          <text:p/>
        </draw:path>
        <draw:frame draw:style-name="gr15" draw:text-style-name="P8" draw:layer="layout" svg:width="0.246cm" svg:height="0.335cm" svg:x="8.032cm" svg:y="14.75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15.503cm" svg:x2="13.844cm" svg:y2="15.503cm">
          <text:p/>
        </draw:line>
        <draw:path draw:style-name="gr4" draw:text-style-name="P3" draw:layer="layout" svg:width="0.21cm" svg:height="0.211cm" svg:x="7.809cm" svg:y="15.779cm" svg:viewBox="0 0 211 212" svg:d="M106 212c58 0 105-48 105-106s-47-106-105-106-106 48-106 106 48 106 106 106z">
          <text:p/>
        </draw:path>
        <draw:path draw:style-name="gr5" draw:text-style-name="P4" draw:layer="layout" svg:width="0.235cm" svg:height="0.235cm" svg:x="7.797cm" svg:y="15.766cm" svg:viewBox="0 0 236 236" svg:d="M118 236c-65 0-118-53-118-117 0-65 53-119 118-119s118 54 118 119c0 64-53 117-118 117zM118 26c-51 0-93 42-93 93s42 92 93 92 92-41 92-92-41-93-92-93z">
          <text:p/>
        </draw:path>
        <draw:frame draw:style-name="gr15" draw:text-style-name="P8" draw:layer="layout" svg:width="0.246cm" svg:height="0.335cm" svg:x="8.032cm" svg:y="15.244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15.997cm" svg:x2="13.844cm" svg:y2="15.997cm">
          <text:p/>
        </draw:line>
        <draw:path draw:style-name="gr4" draw:text-style-name="P3" draw:layer="layout" svg:width="0.21cm" svg:height="0.209cm" svg:x="7.809cm" svg:y="16.273cm" svg:viewBox="0 0 211 210" svg:d="M106 210c58 0 105-47 105-105s-47-105-105-105-106 47-106 105 48 105 106 105z">
          <text:p/>
        </draw:path>
        <draw:path draw:style-name="gr5" draw:text-style-name="P4" draw:layer="layout" svg:width="0.235cm" svg:height="0.235cm" svg:x="7.797cm" svg:y="16.26cm" svg:viewBox="0 0 236 236" svg:d="M118 236c-65 0-118-53-118-117 0-65 53-119 118-119s118 54 118 119c0 64-53 117-118 117zM118 26c-51 0-93 42-93 93 0 50 42 92 93 92s92-42 92-92c0-51-41-93-92-93z">
          <text:p/>
        </draw:path>
        <draw:frame draw:style-name="gr15" draw:text-style-name="P8" draw:layer="layout" svg:width="0.246cm" svg:height="0.335cm" svg:x="8.032cm" svg:y="15.738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16.491cm" svg:x2="13.844cm" svg:y2="16.491cm">
          <text:p/>
        </draw:line>
        <draw:path draw:style-name="gr4" draw:text-style-name="P3" draw:layer="layout" svg:width="0.21cm" svg:height="0.209cm" svg:x="7.809cm" svg:y="16.767cm" svg:viewBox="0 0 211 210" svg:d="M106 210c58 0 105-47 105-105s-47-105-105-105-106 47-106 105 48 105 106 105z">
          <text:p/>
        </draw:path>
        <draw:path draw:style-name="gr5" draw:text-style-name="P4" draw:layer="layout" svg:width="0.235cm" svg:height="0.235cm" svg:x="7.797cm" svg:y="16.754cm" svg:viewBox="0 0 236 236" svg:d="M118 236c-65 0-118-54-118-118 0-65 53-118 118-118s118 53 118 118c0 64-53 118-118 118zM118 25c-51 0-93 42-93 93 0 50 42 92 93 92s92-42 92-92c0-51-41-93-92-93z">
          <text:p/>
        </draw:path>
        <draw:frame draw:style-name="gr15" draw:text-style-name="P8" draw:layer="layout" svg:width="0.246cm" svg:height="0.335cm" svg:x="8.032cm" svg:y="16.232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16.985cm" svg:x2="13.844cm" svg:y2="16.985cm">
          <text:p/>
        </draw:line>
        <draw:path draw:style-name="gr4" draw:text-style-name="P3" draw:layer="layout" svg:width="0.21cm" svg:height="0.209cm" svg:x="7.809cm" svg:y="17.261cm" svg:viewBox="0 0 211 210" svg:d="M106 210c58 0 105-48 105-106s-47-104-105-104-106 46-106 104 48 106 106 106z">
          <text:p/>
        </draw:path>
        <draw:path draw:style-name="gr5" draw:text-style-name="P4" draw:layer="layout" svg:width="0.235cm" svg:height="0.235cm" svg:x="7.797cm" svg:y="17.248cm" svg:viewBox="0 0 236 236" svg:d="M118 236c-65 0-118-54-118-119 0-64 53-117 118-117s118 53 118 117c0 65-53 119-118 119zM118 25c-51 0-93 42-93 92 0 51 42 94 93 94s92-43 92-94c0-50-41-92-92-92z">
          <text:p/>
        </draw:path>
        <draw:frame draw:style-name="gr15" draw:text-style-name="P8" draw:layer="layout" svg:width="0.246cm" svg:height="0.335cm" svg:x="8.032cm" svg:y="16.725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17.478cm" svg:x2="13.844cm" svg:y2="17.478cm">
          <text:p/>
        </draw:line>
        <draw:path draw:style-name="gr4" draw:text-style-name="P3" draw:layer="layout" svg:width="0.21cm" svg:height="0.21cm" svg:x="7.809cm" svg:y="17.754cm" svg:viewBox="0 0 211 211" svg:d="M106 211c58 0 105-47 105-106 0-58-47-105-105-105s-106 47-106 105c0 59 48 106 106 106z">
          <text:p/>
        </draw:path>
        <draw:path draw:style-name="gr5" draw:text-style-name="P4" draw:layer="layout" svg:width="0.235cm" svg:height="0.235cm" svg:x="7.797cm" svg:y="17.742cm" svg:viewBox="0 0 236 236" svg:d="M118 236c-65 0-118-53-118-119 0-64 53-117 118-117s118 53 118 117c0 66-53 119-118 119zM118 25c-51 0-93 41-93 92 0 52 42 93 93 93s92-41 92-93c0-51-41-92-92-92z">
          <text:p/>
        </draw:path>
        <draw:frame draw:style-name="gr15" draw:text-style-name="P8" draw:layer="layout" svg:width="0.246cm" svg:height="0.335cm" svg:x="8.032cm" svg:y="17.219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17.972cm" svg:x2="13.844cm" svg:y2="17.972cm">
          <text:p/>
        </draw:line>
        <draw:path draw:style-name="gr4" draw:text-style-name="P3" draw:layer="layout" svg:width="0.21cm" svg:height="0.21cm" svg:x="7.809cm" svg:y="18.248cm" svg:viewBox="0 0 211 211" svg:d="M106 211c58 0 105-47 105-105s-47-106-105-106-106 48-106 106 48 105 106 105z">
          <text:p/>
        </draw:path>
        <draw:path draw:style-name="gr5" draw:text-style-name="P4" draw:layer="layout" svg:width="0.235cm" svg:height="0.235cm" svg:x="7.797cm" svg:y="18.236cm" svg:viewBox="0 0 236 236" svg:d="M118 236c-65 0-118-53-118-119 0-65 53-117 118-117s118 52 118 117c0 66-53 119-118 119zM118 25c-51 0-93 41-93 92 0 52 42 93 93 93s92-41 92-93c0-51-41-92-92-92z">
          <text:p/>
        </draw:path>
        <draw:frame draw:style-name="gr15" draw:text-style-name="P8" draw:layer="layout" svg:width="0.246cm" svg:height="0.335cm" svg:x="8.032cm" svg:y="17.713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18.466cm" svg:x2="13.844cm" svg:y2="18.466cm">
          <text:p/>
        </draw:line>
        <draw:path draw:style-name="gr4" draw:text-style-name="P3" draw:layer="layout" svg:width="0.21cm" svg:height="0.21cm" svg:x="7.809cm" svg:y="18.742cm" svg:viewBox="0 0 211 211" svg:d="M106 211c58 0 105-48 105-106s-47-105-105-105-106 47-106 105 48 106 106 106z">
          <text:p/>
        </draw:path>
        <draw:path draw:style-name="gr5" draw:text-style-name="P4" draw:layer="layout" svg:width="0.235cm" svg:height="0.235cm" svg:x="7.797cm" svg:y="18.73cm" svg:viewBox="0 0 236 236" svg:d="M118 236c-65 0-118-53-118-118 0-66 53-118 118-118s118 52 118 118c0 65-53 118-118 118zM118 25c-51 0-93 41-93 93 0 51 42 92 93 92s92-41 92-92c0-52-41-93-92-93z">
          <text:p/>
        </draw:path>
        <draw:frame draw:style-name="gr15" draw:text-style-name="P8" draw:layer="layout" svg:width="0.246cm" svg:height="0.335cm" svg:x="8.032cm" svg:y="18.207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18.96cm" svg:x2="13.844cm" svg:y2="18.96cm">
          <text:p/>
        </draw:line>
        <draw:path draw:style-name="gr4" draw:text-style-name="P3" draw:layer="layout" svg:width="0.21cm" svg:height="0.21cm" svg:x="7.809cm" svg:y="19.236cm" svg:viewBox="0 0 211 211" svg:d="M106 211c58 0 105-47 105-105 0-59-47-106-105-106s-106 47-106 106c0 58 48 105 106 105z">
          <text:p/>
        </draw:path>
        <draw:path draw:style-name="gr5" draw:text-style-name="P4" draw:layer="layout" svg:width="0.235cm" svg:height="0.234cm" svg:x="7.797cm" svg:y="19.224cm" svg:viewBox="0 0 236 235" svg:d="M118 235c-65 0-118-52-118-117 0-66 53-118 118-118s118 52 118 118c0 65-53 117-118 117zM118 25c-51 0-93 41-93 93 0 51 42 92 93 92s92-41 92-92c0-52-41-93-92-93z">
          <text:p/>
        </draw:path>
        <draw:frame draw:style-name="gr15" draw:text-style-name="P8" draw:layer="layout" svg:width="0.246cm" svg:height="0.335cm" svg:x="8.032cm" svg:y="18.701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19.454cm" svg:x2="13.844cm" svg:y2="19.454cm">
          <text:p/>
        </draw:line>
        <draw:path draw:style-name="gr4" draw:text-style-name="P3" draw:layer="layout" svg:width="0.21cm" svg:height="0.21cm" svg:x="7.809cm" svg:y="19.73cm" svg:viewBox="0 0 211 211" svg:d="M106 211c58 0 105-47 105-105s-47-106-105-106-106 48-106 106 48 105 106 105z">
          <text:p/>
        </draw:path>
        <draw:path draw:style-name="gr5" draw:text-style-name="P4" draw:layer="layout" svg:width="0.235cm" svg:height="0.235cm" svg:x="7.797cm" svg:y="19.717cm" svg:viewBox="0 0 236 236" svg:d="M118 236c-65 0-118-52-118-117 0-66 53-119 118-119s118 53 118 119c0 65-53 117-118 117zM118 26c-51 0-93 42-93 93s42 92 93 92 92-41 92-92-41-93-92-93z">
          <text:p/>
        </draw:path>
        <draw:frame draw:style-name="gr15" draw:text-style-name="P8" draw:layer="layout" svg:width="0.246cm" svg:height="0.335cm" svg:x="8.032cm" svg:y="19.195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19.948cm" svg:x2="13.844cm" svg:y2="19.948cm">
          <text:p/>
        </draw:line>
        <draw:path draw:style-name="gr4" draw:text-style-name="P3" draw:layer="layout" svg:width="0.21cm" svg:height="0.21cm" svg:x="7.809cm" svg:y="20.224cm" svg:viewBox="0 0 211 211" svg:d="M106 211c58 0 105-47 105-106 0-58-47-105-105-105s-106 47-106 105c0 59 48 106 106 106z">
          <text:p/>
        </draw:path>
        <draw:path draw:style-name="gr5" draw:text-style-name="P4" draw:layer="layout" svg:width="0.235cm" svg:height="0.235cm" svg:x="7.797cm" svg:y="20.211cm" svg:viewBox="0 0 236 236" svg:d="M118 236c-65 0-118-53-118-117 0-65 53-119 118-119s118 54 118 119c0 64-53 117-118 117zM118 26c-51 0-93 42-93 93s42 92 93 92 92-41 92-92-41-93-92-93z">
          <text:p/>
        </draw:path>
        <draw:frame draw:style-name="gr15" draw:text-style-name="P8" draw:layer="layout" svg:width="0.246cm" svg:height="0.335cm" svg:x="8.032cm" svg:y="19.689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20.442cm" svg:x2="13.844cm" svg:y2="20.442cm">
          <text:p/>
        </draw:line>
        <draw:path draw:style-name="gr4" draw:text-style-name="P3" draw:layer="layout" svg:width="0.21cm" svg:height="0.21cm" svg:x="7.809cm" svg:y="22.29cm" svg:viewBox="0 0 211 211" svg:d="M106 211c58 0 105-48 105-106s-47-105-105-105-106 47-106 105 48 106 106 106z">
          <text:p/>
        </draw:path>
        <draw:path draw:style-name="gr5" draw:text-style-name="P4" draw:layer="layout" svg:width="0.235cm" svg:height="0.235cm" svg:x="7.797cm" svg:y="22.277cm" svg:viewBox="0 0 236 236" svg:d="M118 236c-65 0-118-53-118-117 0-66 53-119 118-119s118 53 118 119c0 64-53 117-118 117zM118 26c-51 0-93 41-93 93 0 51 42 92 93 92s92-41 92-92c0-52-41-93-92-93z">
          <text:p/>
        </draw:path>
        <draw:frame draw:style-name="gr15" draw:text-style-name="P8" draw:layer="layout" svg:width="0.246cm" svg:height="0.335cm" svg:x="8.032cm" svg:y="20.183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22.508cm" svg:x2="13.844cm" svg:y2="22.508cm">
          <text:p/>
        </draw:line>
        <draw:path draw:style-name="gr4" draw:text-style-name="P3" draw:layer="layout" svg:width="0.21cm" svg:height="0.209cm" svg:x="7.809cm" svg:y="22.784cm" svg:viewBox="0 0 211 210" svg:d="M106 210c58 0 105-47 105-104 0-59-47-106-105-106s-106 47-106 106c0 57 48 104 106 104z">
          <text:p/>
        </draw:path>
        <draw:path draw:style-name="gr5" draw:text-style-name="P4" draw:layer="layout" svg:width="0.235cm" svg:height="0.235cm" svg:x="7.797cm" svg:y="22.771cm" svg:viewBox="0 0 236 236" svg:d="M118 236c-65 0-118-53-118-117 0-65 53-119 118-119s118 54 118 119c0 64-53 117-118 117zM118 25c-51 0-93 43-93 94 0 50 42 92 93 92s92-42 92-92c0-51-41-94-92-94z">
          <text:p/>
        </draw:path>
        <draw:frame draw:style-name="gr15" draw:text-style-name="P8" draw:layer="layout" svg:width="0.246cm" svg:height="0.335cm" svg:x="8.032cm" svg:y="22.249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23.002cm" svg:x2="13.844cm" svg:y2="23.002cm">
          <text:p/>
        </draw:line>
        <draw:path draw:style-name="gr4" draw:text-style-name="P3" draw:layer="layout" svg:width="0.21cm" svg:height="0.209cm" svg:x="7.809cm" svg:y="23.278cm" svg:viewBox="0 0 211 210" svg:d="M106 210c58 0 105-47 105-105 0-57-47-105-105-105s-106 48-106 105c0 58 48 105 106 105z">
          <text:p/>
        </draw:path>
        <draw:path draw:style-name="gr5" draw:text-style-name="P4" draw:layer="layout" svg:width="0.235cm" svg:height="0.235cm" svg:x="7.797cm" svg:y="23.265cm" svg:viewBox="0 0 236 236" svg:d="M118 236c-65 0-118-53-118-117 0-65 53-119 118-119s118 54 118 119c0 64-53 117-118 117zM118 26c-51 0-93 42-93 93 0 50 42 92 93 92s92-42 92-92c0-51-41-93-92-93z">
          <text:p/>
        </draw:path>
        <draw:frame draw:style-name="gr15" draw:text-style-name="P8" draw:layer="layout" svg:width="0.246cm" svg:height="0.335cm" svg:x="8.032cm" svg:y="22.743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23.496cm" svg:x2="13.844cm" svg:y2="23.496cm">
          <text:p/>
        </draw:line>
        <draw:path draw:style-name="gr4" draw:text-style-name="P3" draw:layer="layout" svg:width="0.21cm" svg:height="0.209cm" svg:x="7.809cm" svg:y="23.772cm" svg:viewBox="0 0 211 210" svg:d="M106 210c58 0 105-47 105-106 0-58-47-104-105-104s-106 46-106 104c0 59 48 106 106 106z">
          <text:p/>
        </draw:path>
        <draw:path draw:style-name="gr5" draw:text-style-name="P4" draw:layer="layout" svg:width="0.235cm" svg:height="0.235cm" svg:x="7.797cm" svg:y="23.759cm" svg:viewBox="0 0 236 236" svg:d="M118 236c-65 0-118-54-118-119 0-64 53-117 118-117s118 53 118 117c0 65-53 119-118 119zM118 25c-51 0-93 42-93 92 0 51 42 93 93 93s92-42 92-93c0-50-41-92-92-92z">
          <text:p/>
        </draw:path>
        <draw:frame draw:style-name="gr15" draw:text-style-name="P8" draw:layer="layout" svg:width="0.246cm" svg:height="0.335cm" svg:x="8.032cm" svg:y="23.236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23.989cm" svg:x2="13.844cm" svg:y2="23.989cm">
          <text:p/>
        </draw:line>
        <draw:path draw:style-name="gr4" draw:text-style-name="P3" draw:layer="layout" svg:width="0.21cm" svg:height="0.21cm" svg:x="7.809cm" svg:y="24.265cm" svg:viewBox="0 0 211 211" svg:d="M106 211c58 0 105-47 105-105 0-59-47-106-105-106s-106 47-106 106c0 58 48 105 106 105z">
          <text:p/>
        </draw:path>
        <draw:path draw:style-name="gr5" draw:text-style-name="P4" draw:layer="layout" svg:width="0.235cm" svg:height="0.235cm" svg:x="7.797cm" svg:y="24.253cm" svg:viewBox="0 0 236 236" svg:d="M118 236c-65 0-118-54-118-119 0-64 53-117 118-117s118 53 118 117c0 65-53 119-118 119zM118 25c-51 0-93 41-93 92s42 93 93 93 92-42 92-93-41-92-92-92z">
          <text:p/>
        </draw:path>
        <draw:frame draw:style-name="gr15" draw:text-style-name="P8" draw:layer="layout" svg:width="0.246cm" svg:height="0.335cm" svg:x="8.032cm" svg:y="23.73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24.483cm" svg:x2="13.844cm" svg:y2="24.483cm">
          <text:p/>
        </draw:line>
        <draw:path draw:style-name="gr4" draw:text-style-name="P3" draw:layer="layout" svg:width="0.21cm" svg:height="0.21cm" svg:x="7.809cm" svg:y="24.759cm" svg:viewBox="0 0 211 211" svg:d="M106 211c58 0 105-47 105-105s-47-106-105-106-106 48-106 106 48 105 106 105z">
          <text:p/>
        </draw:path>
        <draw:path draw:style-name="gr5" draw:text-style-name="P4" draw:layer="layout" svg:width="0.235cm" svg:height="0.235cm" svg:x="7.797cm" svg:y="24.747cm" svg:viewBox="0 0 236 236" svg:d="M118 236c-65 0-118-53-118-119 0-65 53-117 118-117s118 52 118 117c0 66-53 119-118 119zM118 25c-51 0-93 41-93 92s42 93 93 93 92-42 92-93-41-92-92-92z">
          <text:p/>
        </draw:path>
        <draw:frame draw:style-name="gr15" draw:text-style-name="P8" draw:layer="layout" svg:width="0.246cm" svg:height="0.335cm" svg:x="8.032cm" svg:y="24.224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24.977cm" svg:x2="13.844cm" svg:y2="24.977cm">
          <text:p/>
        </draw:line>
        <draw:path draw:style-name="gr4" draw:text-style-name="P3" draw:layer="layout" svg:width="0.21cm" svg:height="0.21cm" svg:x="7.809cm" svg:y="25.253cm" svg:viewBox="0 0 211 211" svg:d="M106 211c58 0 105-47 105-106 0-58-47-105-105-105s-106 47-106 105c0 59 48 106 106 106z">
          <text:p/>
        </draw:path>
        <draw:path draw:style-name="gr5" draw:text-style-name="P4" draw:layer="layout" svg:width="0.235cm" svg:height="0.234cm" svg:x="7.797cm" svg:y="25.241cm" svg:viewBox="0 0 236 235" svg:d="M118 235c-65 0-118-52-118-118 0-65 53-117 118-117s118 52 118 117c0 66-53 118-118 118zM118 25c-51 0-93 41-93 92 0 52 42 93 93 93s92-41 92-93c0-51-41-92-92-92z">
          <text:p/>
        </draw:path>
        <draw:frame draw:style-name="gr15" draw:text-style-name="P8" draw:layer="layout" svg:width="0.246cm" svg:height="0.335cm" svg:x="8.032cm" svg:y="24.718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25.471cm" svg:x2="13.844cm" svg:y2="25.471cm">
          <text:p/>
        </draw:line>
        <draw:path draw:style-name="gr4" draw:text-style-name="P3" draw:layer="layout" svg:width="0.21cm" svg:height="0.21cm" svg:x="7.809cm" svg:y="25.747cm" svg:viewBox="0 0 211 211" svg:d="M106 211c58 0 105-47 105-105 0-59-47-106-105-106s-106 47-106 106c0 58 48 105 106 105z">
          <text:p/>
        </draw:path>
        <draw:path draw:style-name="gr5" draw:text-style-name="P4" draw:layer="layout" svg:width="0.235cm" svg:height="0.234cm" svg:x="7.797cm" svg:y="25.735cm" svg:viewBox="0 0 236 235" svg:d="M118 235c-65 0-118-52-118-118 0-65 53-117 118-117s118 52 118 117c0 66-53 118-118 118zM118 25c-51 0-93 41-93 92 0 52 42 93 93 93s92-41 92-93c0-51-41-92-92-92z">
          <text:p/>
        </draw:path>
        <draw:frame draw:style-name="gr15" draw:text-style-name="P8" draw:layer="layout" svg:width="0.246cm" svg:height="0.335cm" svg:x="8.032cm" svg:y="25.212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25.965cm" svg:x2="13.844cm" svg:y2="25.965cm">
          <text:p/>
        </draw:line>
        <draw:path draw:style-name="gr4" draw:text-style-name="P3" draw:layer="layout" svg:width="0.21cm" svg:height="0.21cm" svg:x="7.809cm" svg:y="26.241cm" svg:viewBox="0 0 211 211" svg:d="M106 211c58 0 105-48 105-106s-47-105-105-105-106 47-106 105 48 106 106 106z">
          <text:p/>
        </draw:path>
        <draw:path draw:style-name="gr5" draw:text-style-name="P4" draw:layer="layout" svg:width="0.235cm" svg:height="0.235cm" svg:x="7.797cm" svg:y="26.228cm" svg:viewBox="0 0 236 236" svg:d="M118 236c-65 0-118-52-118-117 0-66 53-119 118-119s118 53 118 119c0 65-53 117-118 117zM118 26c-51 0-93 41-93 93 0 51 42 92 93 92s92-41 92-92c0-52-41-93-92-93z">
          <text:p/>
        </draw:path>
        <draw:frame draw:style-name="gr15" draw:text-style-name="P8" draw:layer="layout" svg:width="0.246cm" svg:height="0.335cm" svg:x="8.032cm" svg:y="25.706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26.464cm" svg:x2="13.844cm" svg:y2="26.464cm">
          <text:p/>
        </draw:line>
        <draw:path draw:style-name="gr5" draw:text-style-name="P4" draw:layer="layout" svg:width="5.831cm" svg:height="0.97cm" svg:x="1.407cm" svg:y="5.031cm" svg:viewBox="0 0 5832 971" svg:d="M5832 752v-532l-220-220h-3717-1895l56 48h245l248 304c-9 28-14 59-17 93-19 5-34 21-34 41s15 37 34 41c3 34 8 65 17 93l-248 303h-245l-56 48h1895 3717zM447 923l57-72h5008c-78 41-155 61-214 72zM655 389v194l-66 83c-19-38-32-84-36-140 17-5 30-21 30-40s-13-34-30-40c4-56 17-102 36-140zM521 141h196c-33 18-78 50-116 102zM601 728c38 52 83 84 116 102h-196zM557 644c5 14 11 27 18 40l-190 239h-57zM385 48l190 239c-7 13-13 27-18 41l-229-280zM5277 48c59 9 143 29 228 72h-5001l-57-72zM5784 361c-95-187-257-273-387-313h195l192 192zM5784 550c-55 136-144 224-237 281v-1h-4779c-10-3-93-31-153-118l88-112v-228l-88-113c60-87 143-115 153-118h4775c95 57 186 146 241 285zM5784 731l-192 192h-184c128-41 284-127 376-308z">
          <text:p/>
        </draw:path>
        <draw:path draw:style-name="gr5" draw:text-style-name="P4" draw:layer="layout" svg:width="0.667cm" svg:height="1.31cm" svg:x="1.094cm" svg:y="4.861cm" svg:viewBox="0 0 668 1311" svg:d="M200 72l415 359v448l-415 361-147-139v-891zM198 0l-35 33-146 138-17 16v23 891 23l17 16 146 138 35 33 36-31 416-361 18-16v-24-448-24l-18-16-416-359z">
          <text:p/>
        </draw:path>
        <draw:path draw:style-name="gr5" draw:text-style-name="P4" draw:layer="layout" svg:width="5.82cm" svg:height="0.971cm" svg:x="1.418cm" svg:y="10.948cm" svg:viewBox="0 0 5821 972" svg:d="M5821 752v-531l-220-221h-3717-1884l56 48h1721l248 304c-9 28-15 59-17 94-19 4-34 20-34 40 0 21 15 37 34 41 2 34 8 66 17 94l-249 302h-1720l-56 49h1884 3717zM1923 923l57-72h3521c-78 41-155 62-214 72zM2131 390v193l-67 84c-18-38-31-85-35-141 17-5 30-21 30-40s-13-34-30-40c4-56 17-102 35-140zM1997 142h196c-33 18-78 49-116 102zM2077 728c38 52 83 84 116 102h-196zM2033 644c5 14 11 28 18 40l-190 239h-57zM2050 288c-6 13-12 26-17 40l-229-280h57zM5266 48c59 9 143 29 228 73h-3514l-57-73zM5773 361c-95-187-257-273-387-313h195l192 193zM5773 550c-54 136-144 225-237 281v-1h-3292c-10-3-93-30-154-118l89-112v-227l-89-112c61-89 144-116 154-119h3288c95 56 186 146 241 284zM5773 732l-192 191h-184c128-41 284-127 376-308z">
          <text:p/>
        </draw:path>
        <draw:path draw:style-name="gr5" draw:text-style-name="P4" draw:layer="layout" svg:width="5.82cm" svg:height="0.971cm" svg:x="1.418cm" svg:y="19.011cm" svg:viewBox="0 0 5821 972" svg:d="M5821 751v-531l-220-220h-3717-1884l56 49h1721l248 302c-9 28-15 59-17 94-19 4-34 20-34 41 0 20 15 36 34 40 2 35 8 66 17 94l-249 304h-1720l-56 48h1884 3717zM1923 924l57-74h3521c-78 42-155 63-214 74zM2131 389v194l-67 83c-18-38-31-84-35-140 17-6 30-21 30-40s-13-35-30-40c4-56 17-103 35-141zM1997 142h196c-33 18-78 50-116 102zM2077 728c38 52 83 83 116 101h-196zM2033 643c5 15 11 28 18 41l-190 240h-57zM2050 288c-6 12-12 26-17 40l-229-279h57zM5266 49c59 9 143 29 228 72h-3514l-57-72zM5773 360c-95-186-257-271-387-311h195l192 191zM5773 549c-54 137-144 225-237 282v-2h-3292c-10-3-93-30-154-118l89-112v-227l-89-112c61-88 144-115 154-118h3288c95 57 186 145 241 284zM5773 731l-192 193h-184c128-42 284-129 376-309z">
          <text:p/>
        </draw:path>
        <draw:path draw:style-name="gr5" draw:text-style-name="P4" draw:layer="layout" svg:width="5.82cm" svg:height="0.97cm" svg:x="8.086cm" svg:y="5.031cm" svg:viewBox="0 0 5821 971" svg:d="M5821 752v-532l-220-220h-3717-1884l56 48h1720l248 304c-8 28-14 59-17 93-19 5-34 21-34 41s15 37 34 41c3 34 9 65 17 93l-248 303h-1720l-56 48h1884 3717zM1922 923l57-72h3521c-77 41-154 61-213 72zM2130 389v194l-66 83c-18-38-31-84-36-140 17-5 30-21 30-40s-13-34-30-40c5-56 18-102 36-140zM1996 141h196c-33 18-78 50-115 102zM2077 728c37 52 82 84 115 102h-196zM2032 644c6 14 12 27 18 40l-190 239h-57zM2050 287c-6 13-12 27-18 41l-229-280h57zM5266 48c59 9 143 29 228 72h-3515l-57-72zM5772 361c-95-187-256-273-387-313h196l191 192zM5772 550c-54 136-144 224-237 281v-1h-3291c-10-3-93-31-154-118l89-112v-228l-89-113c61-87 144-115 154-118h3288c94 57 185 146 240 285zM5772 731l-191 192h-185c129-41 284-127 376-308z">
          <text:p/>
        </draw:path>
        <draw:path draw:style-name="gr5" draw:text-style-name="P4" draw:layer="layout" svg:width="5.82cm" svg:height="0.97cm" svg:x="14.687cm" svg:y="5.031cm" svg:viewBox="0 0 5821 971" svg:d="M5821 752v-532l-221-220h-3717-1883l56 48h1719l249 304c-9 28-15 59-18 93-19 5-33 21-33 41s14 37 34 41c2 34 8 65 17 93l-249 303h-1719l-56 48h1883 3717zM1922 923l57-72h3521c-78 41-155 61-214 72zM2130 389v194l-67 83c-18-38-31-84-35-140 17-5 29-21 29-40s-12-34-29-40c4-56 17-102 35-140zM1996 141h196c-33 18-78 50-116 102zM2076 728c38 52 83 84 116 102h-196zM2032 644c5 14 11 27 17 40l-189 239h-57zM2049 287c-6 13-12 27-17 41l-229-280h56zM5265 48c59 9 143 29 228 72h-3514l-58-72zM5773 361c-96-187-258-273-388-313h195l193 192zM5773 550c-55 136-145 224-239 281v-1h-3291c-10-3-93-31-154-118l89-112v-228l-89-113c61-87 144-115 154-118h3288c95 57 187 146 242 285zM5773 731l-193 192h-184c128-41 283-127 377-308z">
          <text:p/>
        </draw:path>
        <draw:path draw:style-name="gr5" draw:text-style-name="P4" draw:layer="layout" svg:width="5.82cm" svg:height="0.971cm" svg:x="14.687cm" svg:y="11.019cm" svg:viewBox="0 0 5821 972" svg:d="M5821 752v-531l-221-221h-3717-1883l56 49h1719l249 303c-9 28-15 59-18 94-19 4-33 20-33 41 0 20 14 36 34 40 2 35 8 66 17 94l-249 302h-1719l-56 49h1883 3717zM1922 923l57-72h3521c-78 41-155 62-214 72zM2130 390v193l-67 84c-18-38-31-84-35-141 17-5 29-20 29-39s-12-35-29-40c4-57 17-103 35-141zM1996 143h196c-33 18-78 49-116 101zM2076 729c38 52 83 83 116 101h-196zM2032 644c5 15 11 28 17 40l-189 239h-57zM2049 289c-6 12-12 25-17 40l-229-280h56zM5265 49c59 9 143 28 228 72h-3514l-58-72zM5773 361c-96-186-258-273-388-312h195l193 192zM5773 550c-55 137-145 225-239 282v-2h-3291c-10-3-93-30-154-118l89-112v-227l-89-112c61-88 144-115 154-118h3288c95 57 187 145 242 284zM5773 732l-193 191h-184c128-41 283-127 377-307z">
          <text:p/>
        </draw:path>
        <draw:path draw:style-name="gr5" draw:text-style-name="P4" draw:layer="layout" svg:width="5.82cm" svg:height="0.97cm" svg:x="14.687cm" svg:y="17.01cm" svg:viewBox="0 0 5821 971" svg:d="M5821 750v-531l-221-219h-3717-1883l56 48h1719l249 302c-9 28-15 60-18 94-19 4-33 21-33 41s14 36 34 41c2 34 8 65 17 93l-249 303h-1719l-56 49h1883 3717zM1922 922l57-72h3521c-78 40-155 61-214 72zM2130 388v194l-67 83c-18-38-31-84-35-140 17-6 29-21 29-40s-12-35-29-40c4-56 17-102 35-140zM1996 141h196c-33 18-78 50-116 102zM2076 727c38 52 83 84 116 102h-196zM2032 643c5 14 11 27 17 40l-189 239h-57zM2049 287c-6 12-12 26-17 40l-229-279h56zM5265 48c59 9 143 29 228 72h-3514l-58-72zM5773 359c-96-185-258-271-388-311h195l193 192zM5773 548c-55 137-145 225-239 282v-1h-3291c-10-4-93-31-154-118l89-112v-228l-89-112c61-87 144-115 154-118h3288c95 57 187 146 242 284zM5773 730l-193 192h-184c128-41 283-127 377-308z">
          <text:p/>
        </draw:path>
        <draw:path draw:style-name="gr5" draw:text-style-name="P4" draw:layer="layout" svg:width="5.82cm" svg:height="0.971cm" svg:x="14.687cm" svg:y="21.974cm" svg:viewBox="0 0 5821 972" svg:d="M5821 751v-531l-221-220h-3717-1883l56 48h1719l249 303c-9 28-15 59-18 94-19 4-33 20-33 40 0 21 14 37 34 41 2 34 8 66 17 94l-249 303h-1719l-56 49h1883 3717zM1922 923l57-72h3521c-78 41-155 62-214 72zM2130 389v193l-67 84c-18-38-31-85-35-141 17-5 29-21 29-40s-12-34-29-40c4-56 17-102 35-140zM1996 142h196c-33 18-78 49-116 101zM2076 727c38 52 83 84 116 103h-196zM2032 643c5 14 11 28 17 40l-189 240h-57zM2049 287c-6 13-12 26-17 40l-229-279h56zM5265 48c59 9 143 29 228 73h-3514l-58-73zM5773 360c-96-186-258-272-388-312h195l193 192zM5773 549c-55 136-145 225-239 282v-1h-3291c-10-3-93-31-154-119l89-112v-227l-89-112c61-88 144-115 154-118h3288c95 56 187 145 242 283zM5773 731l-193 192h-184c128-41 283-128 377-309z">
          <text:p/>
        </draw:path>
        <draw:path draw:style-name="gr5" draw:text-style-name="P4" draw:layer="layout" svg:width="5.82cm" svg:height="0.971cm" svg:x="8.086cm" svg:y="12.989cm" svg:viewBox="0 0 5821 972" svg:d="M5821 752v-531l-220-221h-3717-1884l56 48h1720l248 304c-8 28-14 59-17 94-19 4-34 20-34 40 0 21 15 37 34 41 3 34 9 66 17 93l-248 303h-1720l-56 49h1884 3717zM1922 923l57-72h3521c-77 41-154 62-213 72zM2130 390v193l-66 84c-18-38-31-85-36-141 17-5 30-21 30-40s-13-34-30-40c5-56 18-102 36-140zM1996 143h196c-33 18-78 49-115 101zM2077 728c37 52 82 84 115 102h-196zM2032 644c6 14 12 28 18 40l-190 239h-57zM2050 288c-6 13-12 26-18 40l-229-280h57zM5266 48c59 9 143 29 228 73h-3515l-57-73zM5772 361c-95-186-256-273-387-313h196l191 193zM5772 550c-54 136-144 225-237 281v-1h-3291c-10-3-93-30-154-118l89-112v-227l-89-112c61-88 144-115 154-118h3288c94 56 185 145 240 283zM5772 732l-191 191h-185c129-41 284-127 376-308z">
          <text:p/>
        </draw:path>
        <draw:path draw:style-name="gr5" draw:text-style-name="P4" draw:layer="layout" svg:width="5.82cm" svg:height="0.97cm" svg:x="8.086cm" svg:y="20.982cm" svg:viewBox="0 0 5821 971" svg:d="M5821 750v-531l-220-219h-3717-1884l56 48h1720l248 302c-8 28-14 60-17 94-19 4-34 21-34 41s15 36 34 41c3 34 9 65 17 93l-248 304h-1720l-56 48h1884 3717zM1922 923l57-72h3521c-77 40-154 61-213 72zM2130 388v194l-66 83c-18-38-31-84-36-140 17-6 30-21 30-40s-13-35-30-40c5-56 18-102 36-140zM1996 141h196c-33 18-78 50-115 102zM2077 727c37 52 82 84 115 102h-196zM2032 643c6 14 12 27 18 40l-190 240h-57zM2050 287c-6 12-12 26-18 40l-229-279h57zM5266 48c59 9 143 29 228 72h-3515l-57-72zM5772 359c-95-185-256-271-387-311h196l191 192zM5772 548c-54 137-144 225-237 282v-1h-3291c-10-4-93-31-154-118l89-112v-228l-89-112c61-87 144-115 154-118h3288c94 57 185 146 240 284zM5772 730l-191 193h-185c129-41 284-128 376-309z">
          <text:p/>
        </draw:path>
        <draw:path draw:style-name="gr5" draw:text-style-name="P4" draw:layer="layout" svg:width="0.667cm" svg:height="1.309cm" svg:x="1.094cm" svg:y="10.779cm" svg:viewBox="0 0 668 1310" svg:d="M200 71l415 361v447l-415 360-147-138v-892zM198 0l-35 32-146 138-17 16v23 892 23l17 15 146 138 35 33 36-31 416-360 18-16v-24-447-25l-18-15-416-361z">
          <text:p/>
        </draw:path>
        <draw:path draw:style-name="gr5" draw:text-style-name="P4" draw:layer="layout" svg:width="0.667cm" svg:height="1.31cm" svg:x="1.094cm" svg:y="18.842cm" svg:viewBox="0 0 668 1311" svg:d="M200 71l415 361v447l-415 360-147-138v-891zM198 0l-35 33-146 139-17 15v23 891 23l17 16 146 138 35 33 36-32 416-360 18-15v-25-447-24l-18-16-416-361z">
          <text:p/>
        </draw:path>
        <draw:path draw:style-name="gr5" draw:text-style-name="P4" draw:layer="layout" svg:width="0.667cm" svg:height="1.31cm" svg:x="7.762cm" svg:y="4.861cm" svg:viewBox="0 0 668 1311" svg:d="M199 72l416 359v448l-416 361-147-139v-891zM198 0l-35 33-147 138-16 16v23 891 23l16 16 147 138 35 33 36-31 416-361 18-16v-24-448-24l-18-16-416-359z">
          <text:p/>
        </draw:path>
        <draw:path draw:style-name="gr5" draw:text-style-name="P4" draw:layer="layout" svg:width="0.667cm" svg:height="1.31cm" svg:x="14.363cm" svg:y="4.861cm" svg:viewBox="0 0 668 1311" svg:d="M200 72l414 359v448l-414 361-147-139v-891zM198 0l-35 33-146 138-17 16v23 891 23l17 16 146 138 35 33 36-31 416-361 18-16v-24-448-24l-18-16-416-359z">
          <text:p/>
        </draw:path>
        <draw:path draw:style-name="gr5" draw:text-style-name="P4" draw:layer="layout" svg:width="0.667cm" svg:height="1.309cm" svg:x="14.363cm" svg:y="10.85cm" svg:viewBox="0 0 668 1310" svg:d="M200 71l414 361v447l-414 360-147-138v-892zM198 0l-35 33-146 138-17 15v23 892 23l17 16 146 138 35 32 36-31 416-360 18-16v-24-447-24l-18-16-416-361z">
          <text:p/>
        </draw:path>
        <draw:path draw:style-name="gr5" draw:text-style-name="P4" draw:layer="layout" svg:width="0.667cm" svg:height="1.31cm" svg:x="14.363cm" svg:y="16.84cm" svg:viewBox="0 0 668 1311" svg:d="M200 71l414 360v449l-414 359-147-138v-892zM198 0l-35 33-146 138-17 16v22 892 23l17 16 146 138 35 33 36-32 416-359 18-16v-24-449-24l-18-16-416-360z">
          <text:p/>
        </draw:path>
        <draw:path draw:style-name="gr5" draw:text-style-name="P4" draw:layer="layout" svg:width="0.667cm" svg:height="1.309cm" svg:x="14.363cm" svg:y="21.805cm" svg:viewBox="0 0 668 1310" svg:d="M200 71l414 360v447l-414 361-147-139v-891zM198 0l-35 32-146 138-17 16v23 891 24l17 15 146 138 35 33 36-31 416-361 18-16v-24-447-25l-18-15-416-360z">
          <text:p/>
        </draw:path>
        <draw:path draw:style-name="gr5" draw:text-style-name="P4" draw:layer="layout" svg:width="0.667cm" svg:height="1.31cm" svg:x="7.762cm" svg:y="12.819cm" svg:viewBox="0 0 668 1311" svg:d="M199 72l416 360v447l-416 361-147-138v-892zM198 0l-35 33-147 138-16 16v23 892 22l16 16 147 138 35 33 36-31 416-361 18-16v-24-447-25l-18-15-416-360z">
          <text:p/>
        </draw:path>
        <draw:path draw:style-name="gr5" draw:text-style-name="P4" draw:layer="layout" svg:width="0.667cm" svg:height="1.31cm" svg:x="7.762cm" svg:y="20.812cm" svg:viewBox="0 0 668 1311" svg:d="M199 71l416 360v449l-416 359-147-138v-892zM198 0l-35 33-147 138-16 16v22 892 23l16 16 147 138 35 33 36-32 416-359 18-16v-24-449-24l-18-16-416-360z">
          <text:p/>
        </draw:path>
        <draw:frame draw:style-name="gr15" draw:text-style-name="P8" draw:layer="layout" svg:width="0.246cm" svg:height="0.335cm" svg:x="8.032cm" svg:y="26.2cm">
          <draw:text-box>
            <text:p text:style-name="P7"><text:span text:style-name="T1"><text:s/></text:span></text:p>
          </draw:text-box>
        </draw:frame>
        <draw:frame draw:style-name="gr16" draw:text-style-name="P9" draw:layer="layout" svg:width="9.815cm" svg:height="0.263cm" svg:x="6.157cm" svg:y="27.298cm">
          <draw:text-box>
            <text:p text:style-name="P7"><text:span text:style-name="T2">TM &amp; © 2014 Wizards of the Coast LLC. Permission is granted to photocopy this document for personal use.</text:span></text:p>
          </draw:text-box>
        </draw:frame>
        <draw:frame draw:style-name="gr15" draw:text-style-name="P8" draw:layer="layout" svg:width="1.784cm" svg:height="0.335cm" svg:x="2.474cm" svg:y="3.233cm">
          <draw:text-box>
            <text:p text:style-name="P7"><text:span text:style-name="T1">ΕΙΔΟΣ ΜΑΓΕΙΑΣ</text:span></text:p>
          </draw:text-box>
        </draw:frame>
        <draw:frame draw:style-name="gr17" draw:text-style-name="P10" draw:layer="layout" svg:width="1.551cm" svg:height="0.276cm" draw:transform="rotate (1.5707963267949) translate (0.517cm 16.162cm)">
          <draw:text-box>
            <text:p text:style-name="P7"><text:span text:style-name="T3">ΓΝΩΣΤΑ ΞΟΡΚΙΑ</text:span></text:p>
          </draw:text-box>
        </draw:frame>
        <draw:frame draw:style-name="gr18" draw:text-style-name="P11" draw:layer="layout" svg:width="2.009cm" svg:height="0.315cm" svg:x="3.297cm" svg:y="12.219cm">
          <draw:text-box>
            <text:p text:style-name="P7"><text:span text:style-name="T4">ΟΝΟΜΑ ΞΟΡΚΙΟΥ</text:span></text:p>
          </draw:text-box>
        </draw:frame>
        <draw:frame draw:style-name="gr17" draw:text-style-name="P13" draw:layer="layout" svg:width="0.87cm" svg:height="0.551cm" svg:x="0.906cm" svg:y="10.25cm">
          <draw:text-box>
            <text:p text:style-name="P12"><text:span text:style-name="T3">ΕΠΙΠΕΔΟ</text:span></text:p>
            <text:p text:style-name="P12"><text:span text:style-name="T3">ΞΟΡΚΙΟΥ</text:span></text:p>
          </draw:text-box>
        </draw:frame>
        <draw:frame draw:style-name="gr17" draw:text-style-name="P10" draw:layer="layout" svg:width="2.86cm" svg:height="0.276cm" svg:x="3.905cm" svg:y="10.678cm">
          <draw:text-box>
            <text:p text:style-name="P7"><text:span text:style-name="T3">ΧΡΗΣΙΜΟΠΟΙΗΜΕΝΕΣ ΘΕΣΕΙΣ</text:span></text:p>
          </draw:text-box>
        </draw:frame>
        <draw:frame draw:style-name="gr17" draw:text-style-name="P10" draw:layer="layout" svg:width="0.684cm" svg:height="0.276cm" svg:x="2.093cm" svg:y="10.678cm">
          <draw:text-box>
            <text:p text:style-name="P7"><text:span text:style-name="T3">ΘΕΣΕΙΣ</text:span></text:p>
          </draw:text-box>
        </draw:frame>
        <draw:frame draw:style-name="gr19" draw:text-style-name="P14" draw:layer="layout" svg:width="0.422cm" svg:height="0.577cm" svg:x="1.322cm" svg:y="11.119cm">
          <draw:text-box>
            <text:p text:style-name="P7"><text:span text:style-name="T5">1</text:span></text:p>
          </draw:text-box>
        </draw:frame>
        <draw:frame draw:style-name="gr19" draw:text-style-name="P14" draw:layer="layout" svg:width="0.422cm" svg:height="0.577cm" svg:x="1.322cm" svg:y="5.202cm">
          <draw:text-box>
            <text:p text:style-name="P7"><text:span text:style-name="T5">0</text:span></text:p>
          </draw:text-box>
        </draw:frame>
        <draw:frame draw:style-name="gr19" draw:text-style-name="P14" draw:layer="layout" svg:width="0.422cm" svg:height="0.577cm" svg:x="1.322cm" svg:y="19.182cm">
          <draw:text-box>
            <text:p text:style-name="P7"><text:span text:style-name="T5">2</text:span></text:p>
          </draw:text-box>
        </draw:frame>
        <draw:frame draw:style-name="gr19" draw:text-style-name="P14" draw:layer="layout" svg:width="0.422cm" svg:height="0.577cm" svg:x="7.989cm" svg:y="5.202cm">
          <draw:text-box>
            <text:p text:style-name="P7"><text:span text:style-name="T5">3</text:span></text:p>
          </draw:text-box>
        </draw:frame>
        <draw:frame draw:style-name="gr19" draw:text-style-name="P14" draw:layer="layout" svg:width="0.422cm" svg:height="0.577cm" svg:x="14.591cm" svg:y="5.202cm">
          <draw:text-box>
            <text:p text:style-name="P7"><text:span text:style-name="T5">6</text:span></text:p>
          </draw:text-box>
        </draw:frame>
        <draw:frame draw:style-name="gr19" draw:text-style-name="P14" draw:layer="layout" svg:width="0.422cm" svg:height="0.577cm" svg:x="14.591cm" svg:y="11.19cm">
          <draw:text-box>
            <text:p text:style-name="P7"><text:span text:style-name="T5">7</text:span></text:p>
          </draw:text-box>
        </draw:frame>
        <draw:frame draw:style-name="gr19" draw:text-style-name="P14" draw:layer="layout" svg:width="0.422cm" svg:height="0.577cm" svg:x="14.591cm" svg:y="17.18cm">
          <draw:text-box>
            <text:p text:style-name="P7"><text:span text:style-name="T5">8</text:span></text:p>
          </draw:text-box>
        </draw:frame>
        <draw:frame draw:style-name="gr19" draw:text-style-name="P14" draw:layer="layout" svg:width="0.422cm" svg:height="0.577cm" svg:x="14.591cm" svg:y="22.145cm">
          <draw:text-box>
            <text:p text:style-name="P7"><text:span text:style-name="T5">9</text:span></text:p>
          </draw:text-box>
        </draw:frame>
        <draw:frame draw:style-name="gr19" draw:text-style-name="P14" draw:layer="layout" svg:width="0.422cm" svg:height="0.577cm" svg:x="7.989cm" svg:y="13.159cm">
          <draw:text-box>
            <text:p text:style-name="P7"><text:span text:style-name="T5">4</text:span></text:p>
          </draw:text-box>
        </draw:frame>
        <draw:frame draw:style-name="gr19" draw:text-style-name="P14" draw:layer="layout" svg:width="0.422cm" svg:height="0.577cm" svg:x="7.989cm" svg:y="21.152cm">
          <draw:text-box>
            <text:p text:style-name="P7"><text:span text:style-name="T5">5</text:span></text:p>
          </draw:text-box>
        </draw:frame>
        <draw:frame draw:style-name="gr15" draw:text-style-name="P8" draw:layer="layout" svg:width="1.382cm" svg:height="0.669cm" svg:x="10.433cm" svg:y="3.013cm">
          <draw:text-box>
            <text:p text:style-name="P7"><text:span text:style-name="T1">ΙΚΑΝΟΤΗΤΑ</text:span></text:p>
            <text:p text:style-name="P12"><text:span text:style-name="T1">ΜΑΓΕΙΑΣ</text:span></text:p>
          </draw:text-box>
        </draw:frame>
        <draw:frame draw:style-name="gr15" draw:text-style-name="P15" draw:layer="layout" svg:width="1.314cm" svg:height="0.669cm" svg:x="14.04cm" svg:y="3.013cm">
          <draw:text-box>
            <text:p text:style-name="P12"><text:span text:style-name="T1">ΔΥΣΚΟΛΙΑ</text:span></text:p>
            <text:p text:style-name="P12"><text:span text:style-name="T1">ΑΠΟΦΥΓΗΣ</text:span></text:p>
          </draw:text-box>
        </draw:frame>
        <draw:frame draw:style-name="gr15" draw:text-style-name="P15" draw:layer="layout" svg:width="1.251cm" svg:height="0.669cm" svg:x="17.706cm" svg:y="3.013cm">
          <draw:text-box>
            <text:p text:style-name="P12"><text:span text:style-name="T1">ΜΠΟΝΟΥΣ</text:span></text:p>
            <text:p text:style-name="P12"><text:span text:style-name="T1">ΕΠΙΘΕΣΗΣ</text:span></text:p>
          </draw:text-box>
        </draw:frame>
        <draw:path draw:style-name="gr5" draw:text-style-name="P4" draw:layer="layout" svg:width="0.124cm" svg:height="0.125cm" svg:x="8.096cm" svg:y="1.33cm" svg:viewBox="0 0 125 126" svg:d="M67 45c10 0 10 15 0 15h-14v-15zM77 71c24-5 19-41-10-41h-30v64h16v-20h6l15 20h19v-4zM62 113c31 0 47-23 47-51s-16-50-47-50c-30 0-47 22-47 50s17 51 47 51zM125 62c0 35-23 64-63 64s-62-29-62-64c0-34 22-62 62-62s63 28 63 62z">
          <text:p/>
        </draw:path>
        <draw:path draw:style-name="gr5" draw:text-style-name="P4" draw:layer="layout" svg:width="1.719cm" svg:height="0.655cm" svg:x="6.426cm" svg:y="0.8cm" svg:viewBox="0 0 1720 656" svg:d="M1561 75c-45-23-90-34-152-37h-125c-98 0-144-2-178-10-30-6-56-23-56-24l-8-4 1 8c0 3 7 70 86 128 16 11 26 22 26 62v26c17-11 36-20 57-28-7 6-16 15-23 25 14-9 31-17 59-22 38-6 66-4 80-1v-10h70c91 0 143 58 143 160 0 100-52 158-143 158h-27c24 22 39 52 39 85 0 24-8 46-22 65 87-1 142-17 201-56 26-18 49-38 67-61 40-51 64-121 64-193 0-117-60-219-159-271zM1187 508c4-6 5-13 2-20l-20-54 50 29c5 3 9 7 14 10l30-2c23-2 45 1 65 9v-156c-11 4-20 8-24 12l-13 11-14-10c-9-7-22-11-36-11-24 0-46 10-61 27-9 10-17 21-25 32v123c13 10 25 9 32 0zM570 499l-20 27 7-76c6-62 44-106 70-130-5 0-11 1-17 2l-68 14 49-49c17-17 40-29 61-40 2-2 5-3 7-4-24-73-73-132-142-168-44-23-89-34-151-37h-124c-98 0-145-2-179-10-29-6-56-23-56-24l-7-4v8c1 3 7 70 87 128 15 11 26 22 26 62v356c0 38-7 48-25 59-19 11-59 35-59 35l-13 8h322c90 0 147-15 208-56 9-6 16-12 24-19-4-28-4-55 0-82zM1328 222v-17c-11 3-27 9-34 13 11 0 24 1 34 4zM354 506h-69v-318h69c91 0 143 58 143 160 0 100-52 158-143 158z">
          <text:p/>
        </draw:path>
        <draw:path draw:style-name="gr5" draw:text-style-name="P4" draw:layer="layout" svg:width="0.838cm" svg:height="0.811cm" svg:x="7.004cm" svg:y="0.739cm" svg:viewBox="0 0 839 812" svg:d="M684 573c10 2 28 14 28 31 0 11-5 19-15 25-4 2-9 5-15 6 3-10 5-20 4-31 0-20-2-31-2-31zM669 338c-92 5-171 83-211 139 7 2 14 6 22 11 8 7 21 18 34 29 11-24 35-74 73-118 35-39 94-43 126-19 20-18 89-35 126-25-22-24-70-56-122-56-43 0-68 21-74 11-8-12 29-30 29-30-51 2-88 62-103 55-9-5 14-34 14-34-47 27-86 85-94 120 43-53 126-91 180-83zM457 637c-18-16-45-39-66-55-23 39-73 91-123 91-93 0-139-131-35-239-6-2-12-2-14-2-9 0-18 2-24 6l-40 28 9-51c1-3 2-6 3-9-23 12-47 29-56 38l-41 45 5-62c1-5 2-10 3-14 2-10 4-23 3-27-1-1-2-2-3-3-19 14-72 61-78 130 0 0 10-14 19-17 6-3 11 0 5 17-2 7-52 144 47 239 0 0-11-28-4-37 3-4 7-4 13 3 4 6 9 11 13 17 9 9 18 18 29 26 29 20 70 37 116 37 123 0 188-85 224-156-1-2-3-4-5-5zM811 652c0-59-58-105-123-99 19 3 45 23 45 51 0 46-58 61-90 54 34-24 29-92-11-116 13 38-28 76-68 43-22-19-74-62-97-80-23-19-50-8-61-16-12-9-4-36-21-46-14-8-28-4-44-9-14-5-25-16-24-32-6 11-6 30 5 43s29 21 37 36c10 18-7 44 37 78 21 16 54 43 75 62 35 31 16 70 21 104 5 40 37 62 59 68-19-17-26-59 0-85 2 33 26 86 80 100 59 16 120-17 133-41-22 11-65 0-82-17 68 10 129-37 129-98zM360 366c0 0-8-28-38-39 6 20 14 39 38 39zM28 362c29-30 89-48 94-64 4-15-28-42-40-47 44-2 65 6 65 6-11-16-14-42-8-62 23 56 107 65 127 112-3-20-22-43-44-56-11-30-3-86 12-102-5 81 110 127 134 185-14-50-68-81-93-112-9-19-2-53 7-65-3 54 55 96 86 127 37 35 48 66 43 92 8 2 19 10 17 23 12-2 23-16 26-24 6 40-17 82-44 95 0 0 7-19-5-34-12-14-45-14-57-14 0 0 14-20 9-31-7-13-73-7-103 4 10-1 34 1 42 5-4 7-16 36-8 44s19-6 19-6c0 0-10 32-3 41 7 7 23 2 23 2-10 25-48 42-75 42 10-3 26-20 28-31-7 4-25 6-32 5 8-4 26-27 20-52-8-37-59-42-84-24 8-24 33-47 52-55-11-4-24-7-39-10 17-13 58-24 78-23-31-8-90 2-117 34 9 0 31 4 39 6-36 7-87 41-102 57 4-21 10-39 5-52-7-18-29-25-72-16zM95 173c-6-69 28-107 43-122 33-34 77-54 142-50 103 5 152 76 152 152 0 36-19 85-44 120-2-1-3-3-5-4-5-5-11-11-17-16-17-16-36-33-49-52 28-51 12-124-47-124-35 0-64 32-62 74-9 20-13 49-12 75-17-10-31-22-38-39l-22-52-18 54c-4 13-5 27-3 41-8-11-17-30-20-57z">
          <text:p/>
        </draw:path>
        <draw:frame draw:style-name="gr15" draw:text-style-name="P8" draw:layer="layout" svg:width="0.912cm" svg:height="0.335cm" svg:x="3.951cm" svg:y="5.343cm">
          <draw:text-box>
            <text:p text:style-name="P7"><text:span text:style-name="T6">ΒΑΣΙΚΑ</text:span></text:p>
          </draw:text-box>
        </draw:frame>
        <draw:frame draw:style-name="gr20" draw:text-style-name="P16" draw:layer="layout" svg:width="1.539cm" svg:height="0.217cm" svg:x="0.911cm" svg:y="12.1cm">
          <draw:text-box>
            <text:p text:style-name="P7"><text:span text:style-name="T7">ΠΡΟΕΤΟΙΜΑΣΜΕΝΟ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Interstate" svg:font-family="Interstate" style:font-pitch="variable"/>
    <style:font-face style:name="Interstate1" svg:font-family="Interstat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calaSansOffc" svg:font-family="ScalaSansOffc" style:font-pitch="variable"/>
    <style:font-face style:name="ScalaSansOffc1" svg:font-family="ScalaSansOffc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l" fo:country="G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cm" fo:margin-bottom="1cm" fo:margin-left="0.3cm" fo:margin-right="0.3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2T19:01:41.746695326</dc:date>
    <meta:editing-duration>PT4H1M21S</meta:editing-duration>
    <meta:editing-cycles>2</meta:editing-cycles>
    <meta:generator>LibreOffice/7.4.7.2$Linux_X86_64 LibreOffice_project/40$Build-2</meta:generator>
    <meta:document-statistic meta:object-count="528"/>
  </office:meta>
</office:document-meta>
</file>